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cm"/>
    </style:style>
    <style:style style:name="ro1" style:family="table-row">
      <style:table-row-properties style:row-height="0.432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0.848cm" fo:break-before="auto" style:use-optimal-row-height="true"/>
    </style:style>
    <style:style style:name="ro4" style:family="table-row">
      <style:table-row-properties style:row-height="1.656cm" fo:break-before="auto" style:use-optimal-row-height="true"/>
    </style:style>
    <style:style style:name="ro5" style:family="table-row">
      <style:table-row-properties style:row-height="1.252cm" fo:break-before="auto" style:use-optimal-row-height="true"/>
    </style:style>
    <style:style style:name="ro6" style:family="table-row">
      <style:table-row-properties style:row-height="1.912cm" fo:break-before="auto" style:use-optimal-row-height="true"/>
    </style:style>
    <style:style style:name="ro7" style:family="table-row">
      <style:table-row-properties style:row-height="3.272cm" fo:break-before="auto" style:use-optimal-row-height="true"/>
    </style:style>
    <style:style style:name="ta1" style:family="table" style:master-page-name="PageStyle_5f_Foglio1">
      <style:table-properties table:display="true" style:writing-mode="lr-tb"/>
    </style:style>
    <number:time-style style:name="N44" number:truncate-on-overflow="false">
      <number:hours number:style="long"/>
      <number:text>.</number:text>
      <number:minutes number:style="long"/>
      <number:text>.</number:text>
      <number:seconds number:style="long"/>
    </number:time-style>
    <number:text-style style:name="N100">
      <number:text-content/>
    </number:text-style>
    <style:style style:name="ce1" style:family="table-cell" style:parent-style-name="Default">
      <style:table-cell-properties fo:wrap-option="no-wrap" style:vertical-align="automatic"/>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 style:family="table-cell" style:parent-style-name="Default">
      <style:table-cell-properties fo:wrap-option="no-wrap" style:vertical-align="automatic"/>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able-cell-properties fo:wrap-option="no-wrap" style:vertical-align="automatic"/>
    </style:style>
    <style:style style:name="ce4" style:family="table-cell" style:parent-style-name="Default">
      <style:table-cell-properties fo:wrap-option="no-wrap" style:vertical-align="automatic"/>
      <style:text-properties fo:color="#ff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table-cell-properties fo:wrap-option="no-wrap" style:vertical-align="automatic"/>
      <style:text-properties fo:color="#0000ff" style:text-line-through-style="none" style:font-name="Arial1" fo:font-size="10pt" fo:font-style="normal" style:text-underline-style="solid" style:text-underline-width="auto" style:text-underline-color="font-color"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100">
      <style:table-cell-properties fo:wrap-option="no-wrap" style:vertical-align="automatic"/>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table-cell-properties fo:background-color="#ff0000" fo:wrap-option="no-wrap" style:vertical-align="automatic"/>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table-cell-properties fo:wrap-option="no-wrap" style:vertical-align="automatic"/>
      <style:text-properties style:use-window-font-color="true" style:text-line-through-style="none" style:font-name="times new roman" fo:font-size="12pt" fo:font-style="normal" style:text-underline-style="none" fo:font-weight="normal" style:font-name-asian="times new roman" style:font-size-asian="12pt" style:font-style-asian="normal" style:font-weight-asian="normal" style:font-size-complex="12pt" style:font-style-complex="normal" style:font-weight-complex="normal"/>
    </style:style>
    <style:style style:name="ce9" style:family="table-cell" style:parent-style-name="Default" style:data-style-name="N44">
      <style:table-cell-properties fo:wrap-option="no-wrap" style:vertical-align="automatic"/>
    </style:style>
    <style:style style:name="ce10" style:family="table-cell" style:parent-style-name="Default">
      <style:table-cell-properties fo:wrap-option="no-wrap" style:vertical-align="automatic"/>
      <style:text-properties style:font-name="Arial" fo:font-size="10pt" fo:font-weight="bold" style:font-size-asian="10pt" style:font-weight-asian="bold" style:font-size-complex="10pt" style:font-weight-complex="bold"/>
    </style:style>
    <style:style style:name="T1" style:family="text">
      <style:text-properties fo:color="#ff0000"/>
    </style:style>
  </office:automatic-styles>
  <office:body>
    <office:spreadsheet>
      <table:table table:name="Foglio1" table:style-name="ta1" table:print="false">
        <office:forms form:automatic-focus="false" form:apply-design-mode="false"/>
        <table:table-column table:style-name="co1" table:number-columns-repeated="1024" table:default-cell-style-name="ce3"/>
        <table:table-row table:style-name="ro1">
          <table:table-cell table:style-name="ce1" office:value-type="string">
            <text:p>id</text:p>
          </table:table-cell>
          <table:table-cell table:style-name="ce1" office:value-type="string">
            <text:p>mainLocale</text:p>
          </table:table-cell>
          <table:table-cell table:style-name="ce1" office:value-type="string">
            <text:p>categoryName</text:p>
          </table:table-cell>
          <table:table-cell table:style-name="ce1" office:value-type="string">
            <text:p>classifications-it</text:p>
          </table:table-cell>
          <table:table-cell table:style-name="ce1" office:value-type="string">
            <text:p>classifications-de</text:p>
          </table:table-cell>
          <table:table-cell table:style-name="ce1" office:value-type="string">
            <text:p>classifications-en</text:p>
          </table:table-cell>
          <table:table-cell table:style-name="ce1" office:value-type="string">
            <text:p>name-it</text:p>
          </table:table-cell>
          <table:table-cell table:style-name="ce1" office:value-type="string">
            <text:p>name-de</text:p>
          </table:table-cell>
          <table:table-cell table:style-name="ce1" office:value-type="string">
            <text:p>name-en</text:p>
          </table:table-cell>
          <table:table-cell table:style-name="ce1" office:value-type="string">
            <text:p>address</text:p>
          </table:table-cell>
          <table:table-cell table:style-name="ce1" office:value-type="string">
            <text:p>urlPage</text:p>
          </table:table-cell>
          <table:table-cell table:style-name="ce1" office:value-type="string">
            <text:p>email</text:p>
          </table:table-cell>
          <table:table-cell table:style-name="ce1" office:value-type="string">
            <text:p>phone</text:p>
          </table:table-cell>
          <table:table-cell table:style-name="ce1" office:value-type="string">
            <text:p>relatedContentId</text:p>
          </table:table-cell>
          <table:table-cell table:style-name="ce1" office:value-type="string">
            <text:p>pictureUrl</text:p>
          </table:table-cell>
          <table:table-cell table:style-name="ce1" office:value-type="string">
            <text:p>shortDescription-it</text:p>
          </table:table-cell>
          <table:table-cell table:style-name="ce1" office:value-type="string">
            <text:p>shortDescription-de</text:p>
          </table:table-cell>
          <table:table-cell table:style-name="ce1" office:value-type="string">
            <text:p>shortDescription-en</text:p>
          </table:table-cell>
          <table:table-cell table:style-name="ce1" office:value-type="string">
            <text:p>htmlDescription-it</text:p>
          </table:table-cell>
          <table:table-cell table:style-name="ce1" office:value-type="string">
            <text:p>htmlDescription-de</text:p>
          </table:table-cell>
          <table:table-cell table:style-name="ce1" office:value-type="string">
            <text:p>htmlDescription-en</text:p>
          </table:table-cell>
          <table:table-cell table:style-name="ce1" office:value-type="string">
            <text:p>pictureWidth</text:p>
          </table:table-cell>
          <table:table-cell table:style-name="ce1" office:value-type="string">
            <text:p>latitude</text:p>
          </table:table-cell>
          <table:table-cell table:style-name="ce1" office:value-type="string">
            <text:p>longitude</text:p>
          </table:table-cell>
          <table:table-cell table:style-name="ce1" office:value-type="string">
            <text:p>contactFullName</text:p>
          </table:table-cell>
          <table:table-cell table:style-name="ce1" office:value-type="string">
            <text:p>lastModificationDate</text:p>
          </table:table-cell>
          <table:table-cell table:style-name="ce1" office:value-type="string">
            <text:p>status</text:p>
          </table:table-cell>
          <table:table-cell table:style-name="ce10" office:value-type="string">
            <text:p>Info-it</text:p>
          </table:table-cell>
          <table:table-cell table:style-name="ce10" office:value-type="string">
            <text:p>Info-de</text:p>
          </table:table-cell>
          <table:table-cell table:style-name="ce10" office:value-type="string">
            <text:p>Info-en</text:p>
          </table:table-cell>
          <table:table-cell table:style-name="ce2" table:number-columns-repeated="7"/>
          <table:table-cell table:number-columns-repeated="987"/>
        </table:table-row>
        <table:table-row table:style-name="ro2">
          <table:table-cell table:style-name="ce2" office:value-type="string">
            <text:p>cultura.1</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number-columns-repeated="3" table:style-name="ce2" office:value-type="string">
            <text:p>Museo Diocesano Tridentino</text:p>
          </table:table-cell>
          <table:table-cell table:style-name="ce2" office:value-type="string">
            <text:p>Piazza Duomo 18, 38122 Trento</text:p>
          </table:table-cell>
          <table:table-cell table:style-name="ce2" office:value-type="string">
            <text:p><text:a xlink:href="http://www.museodiocesanotridentino.it/">http://www.museodiocesanotridentino.it</text:a></text:p>
          </table:table-cell>
          <table:table-cell table:style-name="ce2" office:value-type="string">
            <text:p>info@museodiocesanotridentino.it</text:p>
          </table:table-cell>
          <table:table-cell table:style-name="ce2" office:value-type="string">
            <text:p>0461 234419</text:p>
          </table:table-cell>
          <table:table-cell table:style-name="ce2" office:value-type="float" office:value="20">
            <text:p>20</text:p>
          </table:table-cell>
          <table:table-cell table:style-name="ce2" office:value-type="string">
            <text:p>diocesano.jpg</text:p>
          </table:table-cell>
          <table:table-cell table:style-name="ce2" office:value-type="string">
            <text:p>Si tratta di uno dei primi musei diocesani d'Italia. Fondato nel 1903 con finalità essenzialmente didattiche, dal 1963 ha sede in Palazzo Pretorio, prima residenza vescovile eretta a fianco della cattedrale di San Vigilio. Le opere esposte, che coprono un arco cronologico compreso tra il XIII e il XIX secolo, danno conto della ricca produzione artistica locale destinata ai luoghi di culto della diocesi. Al museo compete anche la custodia della basilica paleocristiana di San Vigilio e dei reperti archeologici rinvenuti nel corso degli scavi effettuati tra il 1964 e il 1977 nel sottosuolo della Cattedrale.</text:p>
          </table:table-cell>
          <table:table-cell table:style-name="ce2" office:value-type="string">
            <text:p>Dieses Museum ist eines der ersten Diözesanmuseen in Italien. Es wurde 1903 zu vorrangig didaktischen Zwecken gegründet und hat seit 1963 seinen Sitz im Palazzo Pretorio, dem ersten Bischofssitz, der neben der Kathedrale San Vigilio errichtet wurde. Die hier ausgestellten Werke gehen auf den Zeitraum vom XIII bis XIX Jahrhundert zurück und zeugen von einem lebendigen lokalen Kunsthandwerk zu Diensten der Kultstätten der Diözese. Dem Museum steht auch die Aufbewahrung der frühchristlichen Basilika San Vigilio und der archäologischen Funde zu, die bei Ausgrabungen unter der Kathedrale zwischen 1964 und 1977 zutage gebracht wurden.</text:p>
          </table:table-cell>
          <table:table-cell table:style-name="ce2" office:value-type="string">
            <text:p>This is one of the first diocesan museums in Italy. Founded in 1903 mainly for didactic purposes, it has been housed since 1963 in Palazzo Pretorio, the first bishop residence next to San Vigilio‘s cathedral. The works on display, ranging from the 13th to the 19th century, are evidence of the rich local artistic production destined to places of worship in the diocese. To the Museum‘s care are also entrusted the early Christian San Vigilio basilica and the archaeological findings unearthed in excavations under the Cathedral carried out between 1964 and 1977.</text:p>
          </table:table-cell>
          <table:table-cell table:style-name="ce2" table:number-columns-repeated="3"/>
          <table:table-cell table:style-name="ce2" office:value-type="float" office:value="0">
            <text:p>0</text:p>
          </table:table-cell>
          <table:table-cell table:style-name="ce2" office:value-type="string">
            <text:p>46.0674754</text:p>
          </table:table-cell>
          <table:table-cell table:style-name="ce2" office:value-type="string">
            <text:p>11.12186372</text:p>
          </table:table-cell>
          <table:table-cell table:style-name="ce2" office:value-type="string">
            <text:p>Archivio Museo Diocesano Tridentino</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2">
          <table:table-cell table:style-name="ce2" office:value-type="string">
            <text:p>cultura.2</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Castello del Buonconsiglio Monumenti e Collezioni Provinciali</text:p>
          </table:table-cell>
          <table:table-cell table:number-columns-repeated="2" table:style-name="ce2" office:value-type="string">
            <text:p>Castello del Buonconsiglio</text:p>
          </table:table-cell>
          <table:table-cell table:style-name="ce2" office:value-type="string">
            <text:p>Via Bernardo Clesio 5, 38122 Trento</text:p>
          </table:table-cell>
          <table:table-cell table:style-name="ce2" office:value-type="string">
            <text:p><text:a xlink:href="http://www.buonconsiglio.it/">http://www.buonconsiglio.it</text:a></text:p>
          </table:table-cell>
          <table:table-cell table:style-name="ce2" office:value-type="string">
            <text:p>info@buonconsiglio.it</text:p>
          </table:table-cell>
          <table:table-cell table:style-name="ce2" office:value-type="string">
            <text:p>0461 233770</text:p>
          </table:table-cell>
          <table:table-cell table:style-name="ce2" office:value-type="float" office:value="26">
            <text:p>26</text:p>
          </table:table-cell>
          <table:table-cell table:style-name="ce2" office:value-type="string">
            <text:p>Esterno_Buonconsiglio.jpg</text:p>
          </table:table-cell>
          <table:table-cell table:style-name="ce2" office:value-type="string">
            <text:p>Sede dei principi vescovi fin dal 1255, il Castello del Buonconsiglio di Trento è il più importante monumento storico-artistico della regione. All’antica fortezza medioevale, Castelvecchio, si aggiunse nel Cinquecento il Magno Palazzo, una delle più sontuose residenze rinascimentali d’Italia. Gli ambienti sono decorati con splendidi affreschi di Girolamo Romanino, Dosso e Battista Dossi, Fogolino e stucchi di Zaccaria Zacchi. Torre Aquila custodisce il celebre “Ciclo dei Mesi”, una delle più importanti testimonianze del gotico internazionale realizzato nel 1400 dal pittore boemo Venceslao. Nelle sale del primo piano di Castelvecchio si trova la sezione archeologica, tre ambienti che illustrano la Preistoria, la Romanità e l’Alto Medioevo, mentre nelle sale rinascimentali sono esposti pregevoli dipinti, bronzetti, sculture in legno. </text:p>
          </table:table-cell>
          <table:table-cell table:style-name="ce2" office:value-type="string">
            <text:p>Das Schloß Buonconsiglio in Trient, ab 1255 Sitz der Fürstbischöfe, ist der bedeutendste historisch-künstlerische Denkmalkomplex der Region. Die antike mittelalterliche Burg, das Castelvecchio, wurde im sechzehnten Jahrhundert um den „Magno Palazzo“, eine der prächtigsten Renaissance-Residenzen Italiens, erweitert. Die Räume sind mit wunderschönen Fresken von Girolamo Romanino, Dosso und Battista Dossi sowie Fogolino und Stuckwerken von Zaccaria Zacchi verziert. Im Turm „Torre dell‘Aquila“ befindet sich der berühmte „Ciclo dei Mesi“ (Monatskreis), eines der international bedeutendsten Werke der Gotik, das 1400 vom böhmischen Meister Wenzel geschaffen wurde. In den Sälen des ersten Stockwerks des Castelvecchio ist der archäologische Bereich untergebracht: drei Räume, in denen Werke der Vorgeschichte, der Römerzeit und des Hochmittelalters zu besichtigen sind. In den Renaissancesälen sind dagegen wertvolle Gemälde, Bronzestatuen und Holzskulpturen ausgestellt.</text:p>
          </table:table-cell>
          <table:table-cell table:style-name="ce2" office:value-type="string">
            <text:p>The seat of prince-bishops since 1255, the Buonconsiglio castle in Trento is the most important historical and art monument of the region. To the old medieval fortress, Castelvecchio, was added in the 16th century the Magno Palazzo, one of the most lavish Renaissance residences in Italy. The interiors are decorated with splendid frescoes by Girolamo Romanino, Dosso and Battista Dossi, Fogolino, and stuccoes by Zaccaria Zacchi. The Torre dell’Aquila houses the famous Ciclo dei Mesi (Cycle of the Months), one of the most important examples of international Gothic, the work of 15th century Bohemian painter Wenceslaus. On the first floor of Castelvecchio is the archaeological section, three rooms that illustrate prehistoric, Roman and early Middle Ages times. Valuable paintings, small bronzes and wooden sculptures are displayed in the Renaissance rooms.</text:p>
          </table:table-cell>
          <table:table-cell table:style-name="ce2" table:number-columns-repeated="3"/>
          <table:table-cell table:style-name="ce2" office:value-type="float" office:value="0">
            <text:p>0</text:p>
          </table:table-cell>
          <table:table-cell table:style-name="ce2" office:value-type="string">
            <text:p>46.07046425</text:p>
          </table:table-cell>
          <table:table-cell table:style-name="ce2" office:value-type="string">
            <text:p>11.12726617</text:p>
          </table:table-cell>
          <table:table-cell table:style-name="ce2" office:value-type="string">
            <text:p>Archivio fotografico del Castello del Buonconsiglio</text:p>
          </table:table-cell>
          <table:table-cell table:style-name="Default" office:value-type="string">
            <text:p>11/09/2014 12:00 AM +0100</text:p>
          </table:table-cell>
          <table:table-cell table:style-name="ce2" office:value-type="float" office:value="1">
            <text:p>1</text:p>
          </table:table-cell>
          <table:table-cell table:style-name="ce2" office:value-type="string">
            <text:p>Quattro parcheggi riservati alle persone con disabilità nella vicina piazza della Mostra. L’ingresso meno barrierato è dalla rampa con fondo in acciottolato, utilizzabile su richiesta (0461-233770). Il Castello ha cortile in acciottolato e porfido con giardini su più livelli raccordati da gradini. Bar e servizi igienici attrezzati a piano terra. L’ascensore serve il soppalco e il Refettorio Ecclesiale affrescato, consente inoltre la vista sulle vecchie cantine di Bernardo Clesio (accesso con un gradino di 24 cm, pavimentazione irregolare). Le restanti zone del Castello sono accessibili con rampe di scale. Portone d’ingresso largo 100 cm (maniglia alta 128 cm, forza necessaria per l’apertura 5 kg). Ascensore (porta 75 cm, dimensioni 124x75 cm, pulsantiera interna 125 cm, pulsantiera braille). Servizi igienici attrezzati (porta 82 cm, dimensioni 180x175, wc alto 48 cm con maniglioni su entrambi i lati).</text:p>
          </table:table-cell>
          <table:table-cell table:style-name="ce2"/>
          <table:table-cell table:style-name="ce2" office:value-type="string">
            <text:p>Four disabled parking lots are located in the nearby Piazza Mostra. The most easily accessible entrance is the one preceded by the slope paved with cobblestones, which can only be used on request (call 0461­233770). The castle has an inner courtyard paved with cobblestones and porphyry stone, and stepped gardens. Cafè and equipped disabled toilets are available on the ground floor. The elevator reaches the loft and the Refectory and enables visitors to admire the old wine cellars of Bernardo Clesio (entry preceded by a 0.24m high step, irregular pavement). The rest of the castle is accessible by way of stairs. Front gate 1m wide (doorknob at a height of about 1.28 m, 5kg door opening force). Elevator (0.75m wide door, 1.24m x 0.75m, internal controls 1.25m above floor level with tactile symbols). Equipped disabled toilets (0.82m wide door, 1.8m x 1.75m, 0.48m high toilet bowl with side grab bars).</text:p>
          </table:table-cell>
          <table:table-cell table:style-name="ce2" table:number-columns-repeated="7"/>
          <table:table-cell table:number-columns-repeated="987"/>
        </table:table-row>
        <table:table-row table:style-name="ro2">
          <table:table-cell table:style-name="ce2" office:value-type="string">
            <text:p>cultura.3</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Spazio archeologico sotterraneo del <text:span text:style-name="T1">Sass</text:span></text:p>
          </table:table-cell>
          <table:table-cell table:style-name="ce2" office:value-type="string">
            <text:p>Spazio Sotterraneo Archeologico (Unterirdische Archäologische Ausgrabungsstätte) „Sass“</text:p>
          </table:table-cell>
          <table:table-cell table:style-name="ce2" office:value-type="string">
            <text:p>Spazio Sotterraneo Archeologico (underground archaeological space) “Sass”</text:p>
          </table:table-cell>
          <table:table-cell table:style-name="ce2" office:value-type="string">
            <text:p>Piazza Cesare Battisti, 38100 Trento</text:p>
          </table:table-cell>
          <table:table-cell table:style-name="ce2" office:value-type="string">
            <text:p>http://www.trentinocultura.net/percorsi/virtuali/dentro_trento_h.asp</text:p>
          </table:table-cell>
          <table:table-cell table:style-name="ce2" office:value-type="string">
            <text:p>sopr.librariarchivisticiarcheologici@provincia.tn.it</text:p>
          </table:table-cell>
          <table:table-cell table:style-name="ce2" office:value-type="string">
            <text:p>0461 492161</text:p>
          </table:table-cell>
          <table:table-cell table:style-name="ce2"/>
          <table:table-cell table:style-name="ce2" office:value-type="string">
            <text:p>sas_zotta.jpg</text:p>
          </table:table-cell>
          <table:table-cell table:style-name="ce2" office:value-type="string">
            <text:p>Presso il S.A.S.S., in un’area di 1700 mq sotto piazza Cesare Battisti e il Teatro Sociale, è visibile un ampio quartiere dell’antica Tridentum, riportato in luce in seguito agli scavi archeologici effettuati in occasione del restauro e dell’ampliamento del teatro. Nel sito si possono ammirare un lungo tratto della cinta urbica orientale, resti di una torre, un esteso segmento di decumano minore, pavimentato con lastre di pietra rossa locale. Al di sotto dell’impianto stradale sono stati riportati in luce vari condotti riferibili ad un’articolata rete fognaria. Sono visibili anche alcune parti di abitazioni con ambienti domestici, pavimenti decorati con mosaici, stanze con sistemi di riscaldamento a pavimento, cortili, un pozzo perfettamente conservato e la bottega di un vetraio.</text:p>
          </table:table-cell>
          <table:table-cell table:style-name="ce2" office:value-type="string">
            <text:p>Beim S.A.S.S. ist auf einer Fläche von 1.700 qm unter der Piazza Cesare Battisti und dem Teatro Sociale ein ausgedehnter Stadtviertel der antiken römischen Stadt Tridentum zu bewundern, das bei archäologischen Ausgrabungsarbeiten während der Restaurierung und Erweiterung des Theaters zutage gebracht wurde. Zu erkennen ist noch heute ein langer Abschnitt der östlichen Stadtmauer, Überreste eines Turms und ein großes Stück des „Decumanus Minor“, das mit für die Gegend typischen roten Steinen gepflastert ist. Unter der Straße wurden verschiedene Rohrleitungen ausgegraben, die zu einer strukturierten Kanalisation gehören. Außerdem sind einige Teile von Wohnhäusern, mit Mosaiken verzierte Böden, Räume mit Fußbodenheizsystemen, Höfe, ein perfekt erhaltener Brunnen und die Werkstatt eines Glasers zu bewundern.</text:p>
          </table:table-cell>
          <table:table-cell table:style-name="ce2" office:value-type="string">
            <text:p>At the S.A.S.S., in a 1,700 sqm area under piazza Cesare Battisti and the Teatro Sociale, one can see a large district of ancient Tridentum, brought to light as a result of archaeological excavations during the theatre restoration and enlargement works. Here you can admire a long stretch of the eastern city walls, the remains of a tower and a long segment of the “Decumanus Minor” paved with local red stone. Underneath the roadbed was unearthed a duct system believed to be part of a complex sewage network. Also visible are parts of dwellings with domestic interiors, mosaic decorated floors, rooms with floor heating systems, courtyards, a perfectly preserved well and a glassmaker workshop.</text:p>
          </table:table-cell>
          <table:table-cell table:style-name="ce2" table:number-columns-repeated="3"/>
          <table:table-cell table:style-name="ce2" office:value-type="float" office:value="1">
            <text:p>1</text:p>
          </table:table-cell>
          <table:table-cell table:style-name="ce2" office:value-type="string">
            <text:p>46.06963954</text:p>
          </table:table-cell>
          <table:table-cell table:style-name="ce2" office:value-type="string">
            <text:p>11.12281513</text:p>
          </table:table-cell>
          <table:table-cell table:style-name="ce2" office:value-type="string">
            <text:p>Tonino Bortoletto</text:p>
          </table:table-cell>
          <table:table-cell table:style-name="Default" office:value-type="string">
            <text:p>11/09/2014 12:00 AM +0100</text:p>
          </table:table-cell>
          <table:table-cell table:style-name="ce2" office:value-type="float" office:value="1">
            <text:p>1</text:p>
          </table:table-cell>
          <table:table-cell table:style-name="ce2" office:value-type="string">
            <text:p>Un parcheggio riservato alle persone con disabilità a circa 100 metri in via Manci. L’accesso allo spazio archeologico è con ascensore (su richiesta chiamando il numero 0461-230171). I percorsi interni presentano pendenze varie da un minimo del 9% ad un massimo del 17%; alcune aree sono precedute da gradini con altezza massima di 14 cm. Le due sale conferenza sono accessibili. Presenza di servizi igienici non attrezzati. Porta d’entrata larga 90 cm (maniglia alta 100 cm, forza necessaria per l’apertura 2 kg). Ascensore (porta 86 cm, dimensioni 150x115 cm, pulsantiera esterna 120 cm e interna 136 cm, pulsantiera in braille). Servizi igienici (porta 87 cm, dimensioni 118x146, wc alto 41 cm).</text:p>
          </table:table-cell>
          <table:table-cell table:style-name="ce2"/>
          <table:table-cell table:style-name="ce2" office:value-type="string">
            <text:p>One parking space for the disabled lies about 40 metres away in via Manci. The archaeological area is accessible by way of elevator (on request, call 0461­230171). The possible itineraries within the site have gradient between 9% and 17% and some areas are preceded by steps with maximum height of 0.14m. The two conference rooms are easily accessible. Toilets are available, but not equipped. Entrance door 0.90m wide (doorknob at a height of about 1m, 2kg door opening force). Elevator (0.86m wide door, 1.5m x 1.15m, external controls and internal controls respectively 1.2m and 1.36m above floor level with tactile symbols). Toilets (0.87m wide door, 1.18m x 1.46m, 0.41m high toilet bowl).</text:p>
          </table:table-cell>
          <table:table-cell table:style-name="ce2" table:number-columns-repeated="7"/>
          <table:table-cell table:number-columns-repeated="987"/>
        </table:table-row>
        <table:table-row table:style-name="ro2">
          <table:table-cell table:style-name="ce2" office:value-type="string">
            <text:p>cultura.5</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Museo Nazionale Storico degli Alpini</text:p>
          </table:table-cell>
          <table:table-cell table:style-name="ce2" office:value-type="string">
            <text:p>Museo Nazionale Storico degli Alpini (Historisches Nationalmuseum der Gebirgsjäger)</text:p>
          </table:table-cell>
          <table:table-cell table:style-name="ce2" office:value-type="string">
            <text:p>Museo Nazionale Storico degli Alpini (National Historical Museum of the Alpine Troops)</text:p>
          </table:table-cell>
          <table:table-cell table:style-name="ce2" office:value-type="string">
            <text:p>Via Brescia, 38122 Trento</text:p>
          </table:table-cell>
          <table:table-cell table:style-name="ce2" office:value-type="string">
            <text:p><text:a xlink:href="http://www/">http://www</text:a>.museonazionalealpini.it/cms</text:p>
          </table:table-cell>
          <table:table-cell table:style-name="ce2" office:value-type="string">
            <text:p>museo@museonazionalealpini.it</text:p>
          </table:table-cell>
          <table:table-cell table:style-name="ce2" office:value-type="string">
            <text:p>0461 827248</text:p>
          </table:table-cell>
          <table:table-cell table:style-name="ce2"/>
          <table:table-cell table:style-name="ce2" office:value-type="string">
            <text:p>alpini.jpg</text:p>
          </table:table-cell>
          <table:table-cell table:style-name="ce2" office:value-type="string">
            <text:p>Il museo, inaugurato nel 1964, è opera dell'architetto Giuseppe Serafini. All'esterno dell'edificio si trovano 29 cippi che rappresentano i reggimenti alpini e alcuni pezzi di artiglieria. All'interno una serie di affreschi del colonnello Paolo Caccia Dominioni ricordano scene di battaglia. Vi sono esposti armi, medaglie, foto, oggetti personali, cimeli relativi alla storia delle truppe alpine e alla loro attività anche umanitaria. Nella cripta è conservato il sacrario delle Medaglie d'oro al valor militare dedicato agli Alpini caduti dal 1896 al 1945.</text:p>
          </table:table-cell>
          <table:table-cell table:style-name="ce2" office:value-type="string">
            <text:p>Das 1964 eröffnete Museum ist ein Werk des Architekten Giuseppe Serafini. Außerhalb des Gebäudes befinden sich 29 Säulenstümpfe, die die Gebirgsjäger-Regimenter darstellen, sowie einige Überreste der Artillerie. Im Museum ist eine Reihe Fresken von Oberst Paolo Caccia Dominioni mit der Darstellung von Kriegsszenarien zu bewundern. Außerdem sind hier Waffen, Medaillen, Fotos, persönliche Gegenstände und Erinnerungsstücke an die Gebirgsjägertruppen und ihre auch humanitären Tätigkeiten ausgestellt. In der Krypta ist die Gedenkstätte der Goldenden Tapferkeitsmedaillen aufbewahrt, die den im Zeitraum 1896 bis 1945 gefallenen Gebirgsjägern gewidmet ist.</text:p>
          </table:table-cell>
          <table:table-cell table:style-name="ce2" office:value-type="string">
            <text:p>The museum, inaugurated in 1964, is the work of architect Giuseppe Serafini. Outside the building are 29 memorial stones representing the Alpine regiments and a few artillery pieces. Inside, a series of frescoes by Colonel Paolo Caccia Dominioni recall battle scenes. Here you can find on display weapons, medals, photographs, personal belongings and memorabilia of the Alpine troops history and their activities, also humanitarian ones. In the crypt is a war memorial dedicated to the Alpini fallen between 1896 and 1945 who were awarded a gold medal for military valour.</text:p>
          </table:table-cell>
          <table:table-cell table:style-name="ce2" table:number-columns-repeated="3"/>
          <table:table-cell table:style-name="ce2" office:value-type="float" office:value="0">
            <text:p>0</text:p>
          </table:table-cell>
          <table:table-cell table:style-name="ce2" office:value-type="string">
            <text:p>46.07292314</text:p>
          </table:table-cell>
          <table:table-cell table:style-name="ce2" office:value-type="string">
            <text:p>11.11227858</text:p>
          </table:table-cell>
          <table:table-cell table:style-name="ce2" office:value-type="string">
            <text:p>Archivio Museo Nazionale Storico degli Alpini</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2">
          <table:table-cell table:style-name="ce2" office:value-type="string">
            <text:p>cultura.6</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Le Gallerie di Piedicastello </text:p>
          </table:table-cell>
          <table:table-cell table:style-name="ce2" office:value-type="string">
            <text:p>Le Gallerie – Die Tunnel</text:p>
          </table:table-cell>
          <table:table-cell table:style-name="ce2" office:value-type="string">
            <text:p>Gallerie</text:p>
          </table:table-cell>
          <table:table-cell table:style-name="ce2" office:value-type="string">
            <text:p>Piazza di Piedicastello, 38122 Trento</text:p>
          </table:table-cell>
          <table:table-cell table:style-name="ce2" office:value-type="string">
            <text:p><text:a xlink:href="http://www.legallerie.tn.it/">http://www.legallerie.tn.it</text:a></text:p>
          </table:table-cell>
          <table:table-cell table:style-name="ce2"/>
          <table:table-cell table:style-name="ce2" office:value-type="string">
            <text:p>0461 230482</text:p>
          </table:table-cell>
          <table:table-cell table:style-name="ce2" office:value-type="float" office:value="7">
            <text:p>7</text:p>
          </table:table-cell>
          <table:table-cell table:style-name="ce2" office:value-type="string">
            <text:p>cultura_piedicastello.jpg</text:p>
          </table:table-cell>
          <table:table-cell table:style-name="ce2" office:value-type="string">
            <text:p>Affascinante spazio espositivo ricavato in due tunnel stradali in disuso. Grazie alla multimedialità viene raccontata in modo nuovo la realtà storica e contemporanea locale. Le Gallerie sono gestite dalla Fondazione Museo Storico del Trentino.</text:p>
          </table:table-cell>
          <table:table-cell table:style-name="ce2" office:value-type="string">
            <text:p>„Le Gallerie“ ist ein außergewöhnlicher Ausstellungsort in zwei ehemaligen Straßentunneln. Über multimediale Medien werden hier historische und aktuelle Ereignisse und Gegebenheiten des Trentino dargestellt. Die beiden Tunnel werden von der Stiftung „Fondazione Museo Storico del Trentino“ geführt.</text:p>
          </table:table-cell>
          <table:table-cell table:style-name="ce2" office:value-type="string">
            <text:p>A fascinating exhibition space reclaimed from two disused road tunnels. Multimedia facilities allow to tell the history and present times of the local world in a brand new way. The Gallerie are managed by Fondazione Museo Storico del Trentino.</text:p>
          </table:table-cell>
          <table:table-cell table:style-name="ce2" table:number-columns-repeated="3"/>
          <table:table-cell table:style-name="ce2" office:value-type="float" office:value="0">
            <text:p>0</text:p>
          </table:table-cell>
          <table:table-cell table:style-name="ce2" office:value-type="string">
            <text:p>46.07165936</text:p>
          </table:table-cell>
          <table:table-cell table:style-name="ce2" office:value-type="string">
            <text:p>11.11350882</text:p>
          </table:table-cell>
          <table:table-cell table:style-name="ce2" office:value-type="string">
            <text:p>Archivio Fondazione Museo Storico del Trentino</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1">
          <table:table-cell table:style-name="ce2" office:value-type="string">
            <text:p>cultura.7</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Fondazione Museo storico del Trentino</text:p>
          </table:table-cell>
          <table:table-cell table:style-name="ce2" office:value-type="string">
            <text:p>Fondazione Museo Storico del Trentino (Stiftung Historisches Museum des Trentino)</text:p>
          </table:table-cell>
          <table:table-cell table:style-name="ce2" office:value-type="string">
            <text:p>Fondazione Museo Storico del Trentino (Trentino Historical Museum Foundation) </text:p>
          </table:table-cell>
          <table:table-cell table:style-name="ce2" office:value-type="string">
            <text:p>Via Torre d'Augusto 35-41, 38122 Trento</text:p>
          </table:table-cell>
          <table:table-cell table:style-name="ce2" office:value-type="string">
            <text:p>http://www.museostorico.it </text:p>
          </table:table-cell>
          <table:table-cell table:style-name="ce2" office:value-type="string">
            <text:p>info@museostorico.it</text:p>
          </table:table-cell>
          <table:table-cell table:style-name="ce2" office:value-type="string">
            <text:p>0461 230482</text:p>
          </table:table-cell>
          <table:table-cell table:style-name="ce2" office:value-type="float" office:value="6">
            <text:p>6</text:p>
          </table:table-cell>
          <table:table-cell table:style-name="ce2" office:value-type="string">
            <text:p>museo_storico_trentino.jpg</text:p>
          </table:table-cell>
          <table:table-cell table:style-name="ce2" office:value-type="string">
            <text:p>La Fondazione “Museo Storico del Trentino” è stata costituita ufficialmente il 26 novembre 2007 con lo scopo di valorizzare la storia della Città di Trento, del Trentino e dell’area regionale corrispondente al Tirolo storico. La Fondazione si configura come rete e punto di riferimento per le varie Comunità del Trentino e attraverso attività di studio, ricerca, formazione e divulgazione intende contribuire alla costruzione della storia e della memoria del Trentino, nelle sue dimensioni istituzionali, sociali, economiche, culturali nonché territoriali. L’esplorazione di nuove frontiere di ricerca e di divulgazione storica, con particolare riguardo agli approcci interdisciplinari, originali, di complementarietà rispetto alle altre istituzioni scientifiche e culturali, dovranno contribuire alla costruzione di una storia che sia fattore culturale di integrazione e di accoglienza, alla promozione della valorizzazione del pluralismo culturale e alla cooperazione con le altre istituzioni museali operanti nel Trentino e nell’area alpina, innanzitutto con i soggetti e le istituzioni dell’Alto Adige/Süd Tirol e del Tirolo austriaco. </text:p>
          </table:table-cell>
          <table:table-cell table:style-name="ce2" office:value-type="string">
            <text:p>Die Stiftung „Fondazione Museo Storico del Trentino“ wurde offiziell am 26. November 2007 zwecks Förderung und Aufwertung der Stadt Trient, des Trentino und der Region des historischen Tirols gegründet. Die Stiftung ist gleichzeitig Netzwerk und Bezugspunkt für die verschiedenen Gemeinschaften des Trentino; über ihr Engagement in Studium, Forschung, Bildung und Verbreitung verfolgt sie das Ziel, zum Gedenken der Geschichte des Trentino einerseits und zu Aufbau und Pflege der institutionellen, sozialen, wirtschaftlichen, kulturellen und territorialen Aspekte des heutigen Trentino andererseits beizutragen. Die Eroberung neuer Grenzen in Forschung und Bekanntmachung von historischen Ereignissen und Gegebenheiten, mit besonderem Augenmerk auf einen interdisziplinären, neuartigen und ergänzenden Ansatz zu den anderen wissenschaftlichen und kulturellen Einrichtungen, soll zum Aufbau einer Geschichte beitragen, die die kulturelle Basis für Integration und Gemeinsamkeit, für die Förderung eines kulturellen Pluralismus und für die Zusammenarbeit mit den anderen Museen des Trentino und der Alpenregionen, darunter vor allem die Institutionen des Trentino-Südtirols und des österreichischen Tirols, bildet.</text:p>
          </table:table-cell>
          <table:table-cell table:style-name="ce2" office:value-type="string">
            <text:p>The "Fondazione Museo Storico del Trentino" was officially established on 26 November 2007 with the aim of highlighting the history of the City of Trento, of Trentino and the area corresponding to the historic Tyrol region. The Foundation is meant to be a network and reference point for the various Communities in Trentino and plans through activities of study, research, education and popular information to help represent the history and memory of Trentino from an institutional, social, economic, cultural and territorial point of view. The exploration of new frontiers in research and popularization of local history, with special attention to interdisciplinary approaches, original and complementary to other scientific and cultural institutions, shall contribute to turn history into a cultural integration and acceptance factor, to promote and enhance cultural pluralism and the cooperation with other museum institutions operating in Trentino and the Alps area, especially in Alto Adige - South Tyrol and the Austrian Tyrol.</text:p>
          </table:table-cell>
          <table:table-cell table:style-name="ce2" table:number-columns-repeated="3"/>
          <table:table-cell table:style-name="ce2" office:value-type="float" office:value="0">
            <text:p>0</text:p>
          </table:table-cell>
          <table:table-cell table:style-name="ce2" office:value-type="string">
            <text:p>46.072278</text:p>
          </table:table-cell>
          <table:table-cell table:style-name="ce2" office:value-type="string">
            <text:p>11.126864</text:p>
          </table:table-cell>
          <table:table-cell table:style-name="ce2" office:value-type="string">
            <text:p>Archivio Fondazione Museo Storico del Trentino</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2">
          <table:table-cell table:style-name="ce2" office:value-type="string">
            <text:p>cultura.8</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Museo dell'Aeronautica Gianni Caproni</text:p>
          </table:table-cell>
          <table:table-cell table:style-name="ce2" office:value-type="string">
            <text:p>Museo dell'Aeronautica Gianni Caproni (Luftfahrtmuseum Gianni Caproni)</text:p>
          </table:table-cell>
          <table:table-cell table:style-name="ce2" office:value-type="string">
            <text:p>Museo dell'aeronautica Gianni Caproni (Gianni Caproni Aeronautics Museum)</text:p>
          </table:table-cell>
          <table:table-cell table:style-name="ce2" office:value-type="string">
            <text:p>Via Lidorno 3, 38123 Trento</text:p>
          </table:table-cell>
          <table:table-cell table:style-name="ce2" office:value-type="string">
            <text:p><text:a xlink:href="http://www.museocaproni.it/">http://www.museocaproni.it</text:a></text:p>
          </table:table-cell>
          <table:table-cell table:style-name="ce2" office:value-type="string">
            <text:p>caproni@muse.it</text:p>
          </table:table-cell>
          <table:table-cell table:style-name="ce2" office:value-type="string">
            <text:p>0461 944888</text:p>
          </table:table-cell>
          <table:table-cell table:style-name="ce2"/>
          <table:table-cell table:style-name="ce2" office:value-type="string">
            <text:p>caproni.jpg</text:p>
          </table:table-cell>
          <table:table-cell table:style-name="ce2" office:value-type="string">
            <text:p>Si trova nell'area aeroportuale di Mattarello. Raccoglie ed espone una collezione di rilievo mondiale di aeroplani e cimeli storici raccolti dalla famiglia di Gianni Caproni. La sala espositiva ospita una ventina di velivoli storici, nove dei quali sono pezzi unici al mondo.</text:p>
          </table:table-cell>
          <table:table-cell table:style-name="ce2" office:value-type="string">
            <text:p>Das Luftfahrtmuseum Gianni Caproni befindet sich auf dem Flughafengelände Mattarello. Hier ist eine weltweit bedeutende Sammlung aus Flugzeugen und historischen Erinnerungsstücken ausgestellt, die von der Familie von Gianni Caproni gesammelt wurden. Im Ausstellungsraum sind circa zwanzig historische Flugzeuge zu bewundern, von denen neun weltweit einzigartig sind.</text:p>
          </table:table-cell>
          <table:table-cell table:style-name="ce2" office:value-type="string">
            <text:p>The museum is located in the Mattarello airport area and gathers a world-important collection of airplanes and historical memorabilia put together by Gianni Caproni‘s family. The exhibition hall hosts some twenty historical aircrafts, nine of which are unique pieces. </text:p>
          </table:table-cell>
          <table:table-cell table:style-name="ce2" table:number-columns-repeated="3"/>
          <table:table-cell table:style-name="ce2" office:value-type="float" office:value="1">
            <text:p>1</text:p>
          </table:table-cell>
          <table:table-cell table:style-name="ce2" office:value-type="string">
            <text:p>46.020382</text:p>
          </table:table-cell>
          <table:table-cell table:style-name="ce2" office:value-type="string">
            <text:p>11.127099</text:p>
          </table:table-cell>
          <table:table-cell table:style-name="ce2" office:value-type="string">
            <text:p>Archivio Fotografico MAGC - foto Nicola Eccher</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2">
          <table:table-cell table:style-name="ce2" office:value-type="string">
            <text:p>cultura.9</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Fondazione Galleria Civica </text:p>
          </table:table-cell>
          <table:table-cell table:style-name="ce2" table:number-columns-repeated="2"/>
          <table:table-cell table:style-name="ce2" office:value-type="string">
            <text:p>Via Belenzani 46, 38122 Trento</text:p>
          </table:table-cell>
          <table:table-cell table:style-name="ce2" office:value-type="string">
            <text:p><text:a xlink:href="http://www.fondazionegalleriacivica.tn.it/">http://www.fondazionegalleriacivica.tn.it</text:a></text:p>
          </table:table-cell>
          <table:table-cell table:style-name="ce2" office:value-type="string">
            <text:p>info@fondazionegalleriacivica.tn.it</text:p>
          </table:table-cell>
          <table:table-cell table:style-name="ce2" office:value-type="string">
            <text:p>0461 985511</text:p>
          </table:table-cell>
          <table:table-cell table:style-name="ce2"/>
          <table:table-cell table:style-name="ce2" office:value-type="string">
            <text:p>galleria_civica.jpg</text:p>
          </table:table-cell>
          <table:table-cell table:style-name="ce2" office:value-type="string">
            <text:p>Situata a due passi da Piazza Duomo si configura come spazio espositivo, ma soprattutto come centro di creazione e d'informazione, laboratorio al servizio della città, luogo di consultazione di cataloghi, di video, di accesso a reti informatizzate per l'arte contemporanea.</text:p>
          </table:table-cell>
          <table:table-cell table:style-name="ce7"/>
          <table:table-cell table:style-name="ce2" table:number-columns-repeated="4"/>
          <table:table-cell table:style-name="ce2" office:value-type="float" office:value="0">
            <text:p>0</text:p>
          </table:table-cell>
          <table:table-cell table:style-name="ce2" office:value-type="string">
            <text:p>46.068392</text:p>
          </table:table-cell>
          <table:table-cell table:style-name="ce2" office:value-type="string">
            <text:p>11.120329</text:p>
          </table:table-cell>
          <table:table-cell table:style-name="ce2" office:value-type="string">
            <text:p>Archivio Galleria Civica </text:p>
          </table:table-cell>
          <table:table-cell table:style-name="ce2" office:value-type="string">
            <text:p>28/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2">
          <table:table-cell table:style-name="ce2" office:value-type="string">
            <text:p>cultura.10</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Museo della Sat (Società Alpinisti Tridentini)</text:p>
          </table:table-cell>
          <table:table-cell table:style-name="ce2" office:value-type="string">
            <text:p>Museo della SAT (Museum der SAT - Trentiner Alpenverein)</text:p>
          </table:table-cell>
          <table:table-cell table:style-name="ce2" office:value-type="string">
            <text:p>Museo S.A.T. (SAT - Trentino Mountaineering Society Museum) </text:p>
          </table:table-cell>
          <table:table-cell table:style-name="ce2" office:value-type="string">
            <text:p>Via Manci 57, 38122 Trento </text:p>
          </table:table-cell>
          <table:table-cell table:style-name="ce2" office:value-type="string">
            <text:p><text:a xlink:href="http://www.sat.tn.it/">http://www.sat.tn.it</text:a></text:p>
          </table:table-cell>
          <table:table-cell table:style-name="ce2" office:value-type="string">
            <text:p>sat@biblio.infotn.it</text:p>
          </table:table-cell>
          <table:table-cell table:style-name="ce2" office:value-type="string">
            <text:p>0461 980211</text:p>
          </table:table-cell>
          <table:table-cell table:style-name="ce2"/>
          <table:table-cell table:style-name="ce2" office:value-type="string">
            <text:p>sat.jpg</text:p>
          </table:table-cell>
          <table:table-cell table:style-name="ce2" office:value-type="string">
            <text:p>Nel museo sono raccolti una serie di documenti, fotografie e cimeli, dai quali si comprende la storia della Sat, dell'alpinismo trentino e la stessa storia del Trentino. Numerosi gli oggetti e i cimeli che raccontano la nascita dei rifugi alpini, delle guide, e le prime ascensioni in vetta. Il museo ospita anche mostre temporanee.</text:p>
          </table:table-cell>
          <table:table-cell table:style-name="ce2" office:value-type="string">
            <text:p>In diesem Museum ist eine Sammlung von Dokumenten, Fotografien und Erinnerungsstücken ausgestellt, die von der Geschichte des Alpenvereins, der Alpinistik im Trentino und der Geschichte des Trentino zeugen. Zahlreiche Gegenstände und Raritäten erzählen von der Entstehung der Berghütten, dem Leben und Wirken der Bergführer und den ersten Gipfeltouren. In diesem Museum werden auch Wechselausstellungen organisiert.</text:p>
          </table:table-cell>
          <table:table-cell table:style-name="ce2" office:value-type="string">
            <text:p>The museum presents a series of documents, photographs and memorabilia on the history of S.A.T. and Trentino mountaineering and on the history of Trentino itself. A vast number of objects and relics tell about the beginnings of mountain huts, of Alpine guides and the first climbing expeditions to mountain tops. The museum also hosts temporary exhibitions.</text:p>
          </table:table-cell>
          <table:table-cell table:style-name="ce2" table:number-columns-repeated="3"/>
          <table:table-cell table:style-name="ce2" office:value-type="float" office:value="0">
            <text:p>0</text:p>
          </table:table-cell>
          <table:table-cell table:style-name="ce2" office:value-type="string">
            <text:p>46.07001998</text:p>
          </table:table-cell>
          <table:table-cell table:style-name="ce2" office:value-type="string">
            <text:p>11.12314749</text:p>
          </table:table-cell>
          <table:table-cell table:style-name="ce2" office:value-type="string">
            <text:p>Archivio Museo della SAT</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2">
          <table:table-cell table:style-name="ce2" office:value-type="string">
            <text:p>cultura.11</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Museo del Rame Navarini</text:p>
          </table:table-cell>
          <table:table-cell table:style-name="ce2" office:value-type="string">
            <text:p>Kupfermuseum „Navarini“</text:p>
          </table:table-cell>
          <table:table-cell table:style-name="ce2" office:value-type="string">
            <text:p>Museo del Rame Navarini (Navarini Copper Museum)</text:p>
          </table:table-cell>
          <table:table-cell table:style-name="ce2" office:value-type="string">
            <text:p>Via Val Gola 22, 38123 Ravina (Trento) </text:p>
          </table:table-cell>
          <table:table-cell table:style-name="ce2" office:value-type="string">
            <text:p><text:a xlink:href="http://www.navarinirame.com/">http://www.navarinirame.com</text:a></text:p>
          </table:table-cell>
          <table:table-cell table:style-name="ce2" office:value-type="string">
            <text:p>info@navarinirame.com</text:p>
          </table:table-cell>
          <table:table-cell table:style-name="ce2" office:value-type="string">
            <text:p>0461 923330</text:p>
          </table:table-cell>
          <table:table-cell table:style-name="ce2"/>
          <table:table-cell table:style-name="ce2" office:value-type="string">
            <text:p>navarini.jpg</text:p>
          </table:table-cell>
          <table:table-cell table:style-name="ce2" office:value-type="string">
            <text:p>Il museo Navarini è una raccolta unica e straordinaria di circa tremila manufatti in rame, dal millecinquecento al secondo dopoguerra, esposti in un percorso museale che è storia di un metallo ma prima ancora storia umana, tra quotidianità e sfarzi, tra ingegno e maestria artigianale.</text:p>
          </table:table-cell>
          <table:table-cell table:style-name="ce2" office:value-type="string">
            <text:p>Im Kupfermuseum „Navarini“ ist eine außergewöhnliche und reiche Sammlung von circa dreitausend Kupfergegenständen aus dem Zeitraum vom sechzehnten Jahrhundert bis zur Nachkriegszeit im 20. Jahrhundert zu bewundern. Diese Ausstellung zeugt nicht nur von der Geschichte dieses Metalls, sondern erzählt vor allem die Geschichte der Menschen – prunkvolle Werke ebenso wie Gegenstände aus dem täglichen Leben, die alle aus Ideenreichtum und handwerklichem Geschick geboren wurden.</text:p>
          </table:table-cell>
          <table:table-cell table:style-name="ce2" office:value-type="string">
            <text:p>The Navarini museum is a unique and extraordinary collection of about three thousand copper artifacts dating from the sixteenth century to the second post-war period, in a display that shows the history of this metal and, above all, the history of man, through everyday life and splendour, talent and high craftsmanship.</text:p>
          </table:table-cell>
          <table:table-cell table:style-name="ce2" table:number-columns-repeated="3"/>
          <table:table-cell table:style-name="ce2" office:value-type="float" office:value="0">
            <text:p>0</text:p>
          </table:table-cell>
          <table:table-cell table:style-name="ce2" office:value-type="string">
            <text:p>46.037388</text:p>
          </table:table-cell>
          <table:table-cell table:style-name="ce2" office:value-type="string">
            <text:p>11.104312</text:p>
          </table:table-cell>
          <table:table-cell table:style-name="ce2" office:value-type="string">
            <text:p>Archivio Museo del Rame Navarini</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2">
          <table:table-cell table:style-name="ce2" office:value-type="string">
            <text:p>cultura.12</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Ecomuseo Argentario </text:p>
          </table:table-cell>
          <table:table-cell table:style-name="ce2" office:value-type="string">
            <text:p>Ecomuseo Argentario (Ökomuseum Argentario)</text:p>
          </table:table-cell>
          <table:table-cell table:style-name="ce2" office:value-type="string">
            <text:p>Ecomuseo Argentario (Ecomuseum Argentario)</text:p>
          </table:table-cell>
          <table:table-cell table:style-name="ce2" office:value-type="string">
            <text:p>Via Cesare Battisti 1, 38035 Civezzano - Trento</text:p>
          </table:table-cell>
          <table:table-cell table:style-name="ce2" office:value-type="string">
            <text:p><text:a xlink:href="http://www.ecoarge.net/">http://www.ecoarge.net</text:a></text:p>
          </table:table-cell>
          <table:table-cell table:style-name="ce2" office:value-type="string">
            <text:p>info@ecoarge.net</text:p>
          </table:table-cell>
          <table:table-cell table:style-name="ce2" office:value-type="string">
            <text:p>0461 858400</text:p>
          </table:table-cell>
          <table:table-cell table:style-name="ce2"/>
          <table:table-cell table:style-name="ce2" office:value-type="string">
            <text:p>Busa_Pomi_Meano.jpg</text:p>
          </table:table-cell>
          <table:table-cell table:style-name="ce2" office:value-type="string">
            <text:p>Tra piccoli borghi collinari, ai margini della città di Trento e all'ombra del Monte Calisio, si è conservato nei secoli un altopiano boscato: l'Argentario. Da sempre luogo di estrazione di pietre e minerali, sede di storiche vie di comunicazione, l'altopiano è oggi il risultato complesso e affascinante di un'interazione secolare tra uomo e ambiente. La sensibilità delle comunità dell'altopiano, la passione per i propri luoghi, la volontà di mantenerli vivi e <text:span text:style-name="T1">produttivi ha fatto</text:span> nascere l'Ecomuseo Argentario. L'ecomuseo ha organizzato il territorio attraverso tematismi: <text:span text:style-name="T1">l'ambiente naturale del Monte Calisio Argentario, le antiche miniere d'argento, le calcare, le cave di pietra, le fortificazioni, l'archeologia, i monumenti, l'attività estrattiva del porfido, le manifestazioni, il linguaggio delle comunità, le attività umane</text:span>. Tematismi che costituiscono la base per la visita e la scoperta del territorio, ma soprattutto base per lo sviluppo, la conoscenza, il recupero della memoria, il lavoro. </text:p>
          </table:table-cell>
          <table:table-cell table:style-name="ce2" office:value-type="string">
            <text:p>Inmitten von kleinen, in den Hügeln gelegenen Ortschaften, am Rande der Stadt Trient und im Schatten des Monte Calisio hat sich über die Jahrhunderte eine bewaldete Hochebene erhalten: die Hochebene des Argentario. Hier wurden seit jeher Gestein und Mineralien abgebaut und hier entlang führten auch historische Verkehrswege: Die Hochebene ist heute das komplexe und faszinierende Ergebnis des jahrhundertelangen Zusammenlebens von Mensch und Natur. Das Engagement der Gemeinschaft der Hochebene, die Leidenschaft für die Heimat und der Willen, all dies lebendig und produktiv zu erhalten, hat das Ökomuseum des Argentario ins Leben gerufen. Im Ökomuseum ist das Territorium nach verschiedenen Themenbereichen gegliedert: Das natürliche Umfeld des Monte Calisio Argentario, Die antike Silberbergwerke, Die Kalköfen, Die Steinbrüche, Die Festungen, Die Archäologie, Die Monumente, Der Abbau von Porphyr, Die Veranstaltungen als Sprache der Gemeinschaften, Die menschlichen Aktivitäten. Diese Themenbereiche laden zum Besuch und zur Entdeckung des Territoriums ein und bilden die Grundlage für die Entwicklung, die Erkenntnissen, das historische Gedächtnis, die Arbeit.</text:p>
          </table:table-cell>
          <table:table-cell table:style-name="ce2" office:value-type="string">
            <text:p>Among small hillside villages on the edge of the city of Trento and in the shadow of Monte Calisio, a wooded plateau has been preserved over the centuries: the Argentario. Always a place of stone and minerals extraction, at the centre of historical communication routes, the plateau is now the complex and fascinating result of an age old interaction between man and the environment. The sentiment of the plateau communities, the love for their land and the will to keep it alive and productive has led to the Ecomuseo Argentario foundation. The ecomuseum has organized the territory according to different themes: The natural environment of Monte Calisio Argentario, The old silver mines, The limekilns, The stone quarries, The fortifications, The archeology, The monuments, The extraction of porphyry, The events, The communities language, The activities of man. Themes that can be the basis for visiting and discovering the territory and, above all, the basis for development, knowledge, recovery of local memory, work.</text:p>
          </table:table-cell>
          <table:table-cell table:style-name="ce2" table:number-columns-repeated="3"/>
          <table:table-cell table:style-name="ce2" office:value-type="float" office:value="0">
            <text:p>0</text:p>
          </table:table-cell>
          <table:table-cell table:style-name="ce2" office:value-type="string">
            <text:p>46.089171</text:p>
          </table:table-cell>
          <table:table-cell table:style-name="ce2" office:value-type="string">
            <text:p>11.182578</text:p>
          </table:table-cell>
          <table:table-cell table:style-name="ce2" office:value-type="string">
            <text:p>Archivio Museo dell'Argentario</text:p>
          </table:table-cell>
          <table:table-cell table:style-name="ce2" office:value-type="string">
            <text:p>28/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3">
          <table:table-cell table:style-name="ce2" office:value-type="string">
            <text:p>cultura.13</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number-columns-repeated="3" table:style-name="ce2" office:value-type="string">
            <text:p>Cattedrale di San Vigilio</text:p>
          </table:table-cell>
          <table:table-cell table:style-name="ce2" office:value-type="string">
            <text:p>Piazza Duomo, 38122 Trento</text:p>
          </table:table-cell>
          <table:table-cell table:style-name="ce2" table:number-columns-repeated="2"/>
          <table:table-cell/>
          <table:table-cell table:style-name="ce2"/>
          <table:table-cell table:style-name="ce2" office:value-type="string">
            <text:p>duomo.jpg</text:p>
          </table:table-cell>
          <table:table-cell table:style-name="ce2" office:value-type="string">
            <text:p>Insigne tempio romanico a tre navate, la cattedrale è uno scrigno di arte sacra con testimonianze pittoriche e scultoree dall’età paleocristiana al XIX secolo, tra cui spiccano pregevoli affreschi trecenteschi e dipinti su tela rinascimentali e barocchi. La facciata è dominata da un grande rosone e da un magnifico portale strombato. Sul fianco settentrionale, che chiude la piazza del Duomo, si imposta un elegante protiro romanico sorretto da leoni stilofori, integrato da elementi gotici e rinascimentali. In capo al transetto si apre un secondo rosone con l’immagine della ruota della Fortuna. Le lunette dei portali, i pilastri, i capitelli e gli altri elementi architettonici sono ornati da un ricco apparato plastico realizzato nell’arco di un secolo da diverse maestranze intelvesi e comacine, a partire da quel maestro Adamo d’Arogno che nel 1212 assunse la direzione della fabbrica sotto il governo del principe vescovo Federico Vanga. Il concilio si aprì in cattedrale il 13 dicembre 1545. Nel coro si tennero le sessioni della prima e della seconda fase del Concilio. Sul prospetto meridionale si imposta la barocca Cappella del Crocifisso, a pianta quadrata con cupola, elevata tra il 1682 e il 1687 dal principe vescovo Francesco Alberti Poja per ospitare il grande crocifisso ligneo davanti al quale furono proclamati i decreti del Concilio. Sempre in cattedrale si svolsero varie cerimonie ufficiali, come il conferimento della berretta cardinalizia a Ludovico Madruzzo, il 20 aprile 1561. Il sinodo fu chiuso solennemente in Duomo il 4 dicembre 1563 e il giorno seguente i 217 padri si avvicendarono sull'altare maggiore per apporre la loro firma sugli atti conciliari.</text:p>
          </table:table-cell>
          <table:table-cell table:style-name="ce2" office:value-type="string">
            <text:p>Der Dom, ein bedeutendes dreischiffiges Bauwerk der Romanik, ist mit ihren Werken, die einen Zeitraum von der frühchristlichen Periode bis ins 19. Jh. umfassen, eine wahre Schatztruhe sakraler Kunst. Eine besondere Erwähnung verdienen die wertvollen Fresken des 14. Jh. und Gemälde aus Renaissance und Barock. Die Fassade weist eine große Fensterrose und ein großartiges ausgeschmiegtes Portal auf. An der Nordflanke, die den Domplatz säumt, befindet sich eine elegante, auf säulentragenden Löwen ruhende romanische Vorhalle mit gotischen und Renaissanceelementen. Am Querschiff tut sich ebenfalls eine Fensterrose mit dem Glücksrad auf. Die Lünetten der Portale, die Pfeiler, die Kapitelle und die anderen Bauelemente zeichnen sich durch reiche plastische Gestaltung aus, die im Laufe eines Jahrhunderts von Steinmetzen aus der Val d’Intelvi und aus Como ausgeführt wurden, angefangen bei Meister Adamo d’Arogno, der im Jahr 1212, zur Regierungszeit des Fürstbischofs Friedrich von Wangen, die Leitung der Bauhütte übernahm.</text:p>
            <text:p>An die Südflanke wurde zwischen 1682 und 1687 die barocke, von einer Kuppel überragte Kreuzkapelle angebaut: als Aufbewahrungsort des großen hölzernen Kruzifixes, vor dem die Konzilsbeschlüsse verkündet worden waren.</text:p>
          </table:table-cell>
          <table:table-cell table:style-name="ce2" office:value-type="string">
            <text:p>An eminent Romanesque three-nave temple, the cathedral is a treasure trove of sacred art, which holds paintings and sculptures ranging from the Paleo-christian period to the 19th century, including striking frescoes from the 14th century as well as Renaissance and Baroque canvases. The façade is highlighted by a large rose window and a magnificent splay portal. An elegant Romanesque porch portal is located on its North side - on the corner of Piazza del Duomo - and is supported by column-bearing lions, and supplemented by Gothic and Renaissance details. A second rose window opens up on top of the transept depicting the Wheel of Fortune. The portals lunettes, pillars, capitals and other architectural details are all embellished with sumptuous decorations, outcome of a century-long work by a number of masters from Intelvi and Como, starting from Maestro Adam d’Arogno who – in 1212 – took control of the building site under Price-Bishop Federico Vanga.</text:p>
            <text:p>The Baroque Cappella del Crocifisso is located on the South side. With its square plan and cupola, the chapel was built by Prince-Bishop Francesco Alberti Poja to house the great wooden crucifix in front of which the Council’s Decrees were proclaimed.</text:p>
          </table:table-cell>
          <table:table-cell table:style-name="ce2" table:number-columns-repeated="3"/>
          <table:table-cell table:style-name="ce2" office:value-type="float" office:value="0">
            <text:p>0</text:p>
          </table:table-cell>
          <table:table-cell table:style-name="ce2" office:value-type="string">
            <text:p>46.06695531</text:p>
          </table:table-cell>
          <table:table-cell table:style-name="ce2" office:value-type="string">
            <text:p>11.12122643</text:p>
          </table:table-cell>
          <table:table-cell table:style-name="ce2" office:value-type="string">
            <text:p>Tonino Bortoletto</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3">
          <table:table-cell table:style-name="ce2" office:value-type="string">
            <text:p>cultura.14</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number-columns-repeated="3" table:style-name="ce2" office:value-type="string">
            <text:p>Chiesa di San Lorenzo</text:p>
          </table:table-cell>
          <table:table-cell table:style-name="ce2" office:value-type="string">
            <text:p>Via Andrea Pozzo 2, 38122 Trento</text:p>
          </table:table-cell>
          <table:table-cell table:style-name="ce2" table:number-columns-repeated="2"/>
          <table:table-cell/>
          <table:table-cell table:style-name="ce2"/>
          <table:table-cell table:style-name="ce2" office:value-type="string">
            <text:p>lorenzo.jpg</text:p>
          </table:table-cell>
          <table:table-cell table:style-name="ce2" office:value-type="string">
            <text:p>Fu edificata nella seconda metà del XII secolo dai Benedettini bergamaschi, chiamati a Trento dal vescovo Altemanno (1124-1149) <text:span text:style-name="T1">sui resti</text:span> di una precedente chiesa alto medioevale. L'armonico rapporto delle proporzioni, tipico delle chiese monastiche benedettine, si esplica nella parte absidale e nel presbiterio, molto rialzato rispetto all'aula, e movimentato dalle tre absidi. Stilisticamente è il risultato di un'impostazione spaziale romanica (epoca benedettina) e di una seconda fase costruttiva in stile romanico-gotico (epoca domenicana). Durante il Concilio l’annesso convento ospitò illustri teologi dell’Ordine Domenicano, subentrato ai Benedettini nel 1234. Il convento fu soppresso nel 1778 e demolito negli anni Trenta del Novecento.</text:p>
          </table:table-cell>
          <table:table-cell table:style-name="ce2" office:value-type="string">
            <text:p>Die Kirche wurde in der zweiten Hälfte des 12. Jh. von Benediktinermönchen aus Bergamo errichtet, die Bischof Altemanno (1124-1149) nach Trient berufen hatte. Sie entstand auf den Grundmauern einer älteren, hochmittelalterlichen Kirche und zeichnet sich – besonders an der Apsis und im erhöhten, von drei Apsiden geschmückten Chorraum – durch harmonische Formen aus, wie sie für die benediktinischen Ordenskirchen typisch sind. Stilistisch stellt sie eine Verbindung zwischen einer romanischen Anlage (aus der Benediktinerzeit) und einem romanisch-gotischen Bauwerk (aus der Dominikanerzeit) dar.</text:p>
            <text:p>Während des Konzils wohnten in dem der Kirche angeschlossenen Kloster namhafte Theologen des Dominikanerordens, der die Kirche 1234 von den Benediktinern übernommen hatten. Das 1778 aufgehobene Kloster wurde in den 30er Jahren des 20. Jh. Abgetragen.</text:p>
          </table:table-cell>
          <table:table-cell table:style-name="ce2" office:value-type="string">
            <text:p>The church was built on the remains of an early Medieval church by Bergamo-based Benedictines, summoned to Trento by Bishop Altemanno (1124-1149), in the second half of the 12th century. The harmonious proportion - leit-motif of the Benedictine churches - stand out especially in the apse and in the presbytery, which is much higher than the hall, and is characterized by three apses. The church was initially built in the Romanesque tradition (Benedictine Age) and then finished in the Romanesque-Gothic style (Dominican Age).</text:p>
            <text:p>During the Council, the neighbouring convent hosted illustrious Dominican theologians, who had taken over from the Benedictines in 1234. Closed in 1778, the convent was demolished in the 1930s.</text:p>
          </table:table-cell>
          <table:table-cell table:style-name="ce2" table:number-columns-repeated="3"/>
          <table:table-cell table:style-name="ce2" office:value-type="float" office:value="1">
            <text:p>1</text:p>
          </table:table-cell>
          <table:table-cell table:style-name="ce2" office:value-type="string">
            <text:p>46.071202</text:p>
          </table:table-cell>
          <table:table-cell table:style-name="ce2" office:value-type="string">
            <text:p>11.119107</text:p>
          </table:table-cell>
          <table:table-cell table:style-name="ce2" office:value-type="string">
            <text:p>Gianni Zotta</text:p>
          </table:table-cell>
          <table:table-cell table:style-name="ce2" office:value-type="string">
            <text:p>28/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3">
          <table:table-cell table:style-name="ce2" office:value-type="string">
            <text:p>cultura.15</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number-columns-repeated="3" table:style-name="ce2" office:value-type="string">
            <text:p>Chiesa di S. Apollinare</text:p>
          </table:table-cell>
          <table:table-cell table:style-name="ce2" office:value-type="string">
            <text:p>Piazzetta Sant'Apollinare, 38122 Trento</text:p>
          </table:table-cell>
          <table:table-cell table:style-name="ce2" table:number-columns-repeated="2"/>
          <table:table-cell/>
          <table:table-cell table:style-name="ce2"/>
          <table:table-cell table:style-name="ce2" office:value-type="string">
            <text:p>apollinare.png</text:p>
          </table:table-cell>
          <table:table-cell table:style-name="ce2" office:value-type="string">
            <text:p>La chiesa, dal caratteristico tetto a ripidi spioventi, è uno degli edifici più antichi della città. Lo confermano i resti di epoca romana con la lapide di Marco Aurelio (23 A.C.) murata nella parete esterna dell’abside, l’originaria pianta di età bizantina, gli interventi romanici del XII secolo dovuti ai Benedettini e i definitivi lavori di epoca gotica, del secolo XIV, quando l’edificio assunse le forme attuali, immortalate nel 1494 in un famoso acquarello di Albrecht Dürer. A destra del portale è collocato un sarcofago trecentesco scolpito da artisti lombardi. Di grande fascino lo spazio interno definito da due alte cupole ottagonali a costoloni rette da peducci. All’inizio del Concilio nella vicina abbazia dimorò per breve tempo il cardinale legato Giovanni Maria Del Monte, il futuro papa Giulio III.</text:p>
          </table:table-cell>
          <table:table-cell table:style-name="ce2" office:value-type="string">
            <text:p>Die Kirche mit dem charakteristischen, steilen Satteldach gehört zu den ältesten Bauwerken der Stadt. Beweise hierfür sind die Mauerreste aus römischer Zeit mit der in die Außenmauer der Apsis eingemauerten Gedenktafel des Marcus Apuleius (23 n.Chr.), die ursprünglich byzantinische Anlage, die von den Benediktinern im 12. Jh. durchgeführten Arbeiten und die Umbauten im 14. Jh., als die Kirche ihre heutige, gotische Gestalt erhielt (Albrecht Dürer hat sie auf einem berühmten Aquarell abgebildet). Rechts des Portals steht ein im 14. Jh. von lombardischen Künstlern geschaffener Sarkophag. Stimmungsvoll das Kircheninnere mit zwei hohen, achteckigen Kuppeln, deren Rippen auf Kragsteinen ruhen.</text:p>
            <text:p>Zu Beginn des Konzils hielt sich im benachbarten Kloster für eine kurze Zeit der Kardinallegat Giovanni Maria Del Monte auf, der spätere Papst Julius III.</text:p>
          </table:table-cell>
          <table:table-cell table:style-name="ce2" office:value-type="string">
            <text:p>With its traditional sloping roof, the Church is one of the oldest buildings in the city. Proofs of this are also the Roman ruins found there, including Marcus Aurelius’s gravestone (23 B.C.), which is in the outer wall of the apse. The original base dates back to the Byzantine Age, while Romanesque changes were made by the Benedictines in the 12th century, and the final works carried out in the Gothic Age. Precisely in the 14th century the building acquired its current look, which Albrecht Dürer immortalised in one of his famous watercolours in 1494. On the right of the front door lies a 14th century sarcophagus, sculpted by Lombard artists. Its indoors are particularly striking and are defined by two octagonal high ribbed domes supported by corbels. </text:p>
            <text:p>Cardinal Giovanni Maria Del Monte - later Pope Julius III - lived for a short time in the nearby abbey at the start of the Council.</text:p>
          </table:table-cell>
          <table:table-cell table:style-name="ce2" table:number-columns-repeated="3"/>
          <table:table-cell table:style-name="ce2" office:value-type="float" office:value="0">
            <text:p>0</text:p>
          </table:table-cell>
          <table:table-cell table:style-name="ce2" office:value-type="string">
            <text:p>46.07071126</text:p>
          </table:table-cell>
          <table:table-cell table:style-name="ce2" office:value-type="string">
            <text:p>11.11462701</text:p>
          </table:table-cell>
          <table:table-cell table:style-name="ce2" office:value-type="string">
            <text:p>Tonino Bortoletto</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3">
          <table:table-cell table:style-name="ce2" office:value-type="string">
            <text:p>cultura.16</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number-columns-repeated="3" table:style-name="ce2" office:value-type="string">
            <text:p>Basilica di Santa Maria Maggiore</text:p>
          </table:table-cell>
          <table:table-cell table:style-name="ce2" office:value-type="string">
            <text:p>Piazza Santa Maria Maggiore, 38122 Trento</text:p>
          </table:table-cell>
          <table:table-cell table:style-name="ce2" table:number-columns-repeated="2"/>
          <table:table-cell/>
          <table:table-cell table:style-name="ce2"/>
          <table:table-cell table:style-name="ce2" office:value-type="string">
            <text:p>maggiore.jpg</text:p>
          </table:table-cell>
          <table:table-cell table:style-name="ce2" office:value-type="string">
            <text:p>Edificata, secondo i canoni rinascimentali, tra il 1520 e il 1524 dal comasco Antonio Medaglia su commissione del principe vescovo Bernardo Cles, la chiesa sorge sui resti dell’ecclesia paleocristiana, in un’area che ha restituito numerose testimonianze archeologiche relative alla città romana. Notevoli, all’interno, la cantoria dell’organo opera degli scultori e bronzisti vicentini Vincenzo e Girolamo Grandi, le pale d’altare di Giovanni Battista Moroni, Pietro Ricchi, Francesco Unterperger e Giambettino Cignaroli e le grandi portelle – provenienti dall’organo del Duomo – dipinte da Giovanni Maria Falconetto nel 1508. A partire dal 13 aprile 1562 in Santa Maria si tennero le congregazioni della terza fase del Concilio, quella conclusiva. A tale scopo venne allestita nella navata una tribuna ad emiciclo in legno, documentata da dipinti e incisioni. Nel 1902, a ricordo delle congregazioni generali del Concilio, il pittore marchigiano Sigismondo Nardi decorò la volta con scene e personaggi del sinodo tridentino.</text:p>
          </table:table-cell>
          <table:table-cell table:style-name="ce2" office:value-type="string">
            <text:p>Die Kirche wurde zwischen 1520 und 1524 im Auftrag des Fürstbischofs Bernhard von Cles vom Baumeister Antonio Medaglia aus Como errichtet. Sie erhebt sich auf den Grundmauern eines frühchristlichen Gotteshauses, auf einem Gelände, auf dem reiche Funde aus der Römerzeit ans Tageslicht gekommen sind. Die im Renaissancestil erbaute Basilika stellt auf Trentiner Boden das erste Beispiel einer Saalkirche dar. Bemerkenswert im Kircheninneren die von den Bildhauern und Bronzekünstlern Vincenzo und Girolamo Grandi aus Vicenza geschaffene Orgelempore, die Altarbilder von Giovanni Battista Moroni, Pietro Ricchi, Francesco Unterperger und Giambettino Cignaroli sowie die großen, von der Domorgel stammenden Orgelflügel, die 1508 von Giovanni Maria Falconetto bemalt wurden.</text:p>
            <text:p>Die Fassade wurde 1900 vom Trentiner Architekten Emilio Paor umgestaltet. Im Jahr 1902 malte der aus den Marken stammende Künstler Sigismondo Nardi das Gewölbe – zur Erinnerung an die Generalversammlungen des Konzils, die hier in den Jahren 1562 und 1563 stattgefunden hatten – mit Szenen und Gestalten des Tridentinums aus.</text:p>
          </table:table-cell>
          <table:table-cell table:style-name="ce2" office:value-type="string">
            <text:p>Erected by Como-based Antonio Medaglia and commissioned by Prince-Bishop Bernardo Cles between 1520 and 1524, the Church was built on the remains of a Paleo-Christian Church in an area which provided the city with numerous archaeological finds from its Roman past. Featuring the Renaissance style, it was the first example of a single-nave church in Trentino. Indoors feature remarkable artworks, such as the organ choir by Vicenza-based sculptors and bronze smiths Vincenzo and Girolamo Grandi. The church’s altarpieces are works by Giovanni Battista Moroni, Pietro Ricchi, Francesco Unterperger and Giambettino Cignaroli, while the organ doors, which used to close the Dome’s instrument, were painted by Giovanni Maria Falconetto in 1508.</text:p>
            <text:p>Trentino architect Emilio Paor endowed the church with its current façade in 1900. In 1902 - to commemorate the Council's general congregations held here between 1562 and 1563 - painter Sigismondo Nardi from Marche region decorated its vault with scenes and characters from the Tridentine Synod.</text:p>
          </table:table-cell>
          <table:table-cell table:style-name="ce2" table:number-columns-repeated="3"/>
          <table:table-cell table:style-name="ce2" office:value-type="float" office:value="1">
            <text:p>1</text:p>
          </table:table-cell>
          <table:table-cell table:style-name="ce2" office:value-type="string">
            <text:p>46.06863963</text:p>
          </table:table-cell>
          <table:table-cell table:style-name="ce2" office:value-type="string">
            <text:p>11.11928702</text:p>
          </table:table-cell>
          <table:table-cell table:style-name="ce2" office:value-type="string">
            <text:p>Morris Silvestrini</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1">
          <table:table-cell table:style-name="ce2" office:value-type="string">
            <text:p>cultura.17</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number-columns-repeated="3" table:style-name="ce2" office:value-type="string">
            <text:p>Chiesa di San Francesco Saverio</text:p>
          </table:table-cell>
          <table:table-cell table:style-name="ce2" office:value-type="string">
            <text:p>Via Roma 57, 38122 Trento</text:p>
          </table:table-cell>
          <table:table-cell table:style-name="ce2" table:number-columns-repeated="2"/>
          <table:table-cell/>
          <table:table-cell table:style-name="ce2"/>
          <table:table-cell table:style-name="ce2" office:value-type="string">
            <text:p>francesco.jpg</text:p>
          </table:table-cell>
          <table:table-cell table:style-name="ce2" office:value-type="string">
            <text:p>La chiesa fu costruita dalla Compagnia di Gesù tra il 1708 e il 1711 applicando i concetti architettonici del trattatista trentino Andrea Pozzo. I costruttori usufruirono di una casa murata medioevale, di cui si vedono ancora le tracce in facciata, mentre l’antica torre Costede venne riutilizzata come campanile. La fastosa facciata è caratterizzata da un grandioso finestrone centrale, dal portale sormontato da un timpano spezzato e dalle statue dei santi gesuiti. La ricca decorazione interna rappresenta uno dei massimi esiti dell'arte barocca della città.</text:p>
          </table:table-cell>
          <table:table-cell table:style-name="ce2" office:value-type="string">
            <text:p>Die Kirche wurde, nach baulichen Konzepten des Trentiner Architekten Andrea Pozzo, zwischen 1708 und 1711 vom Jesuitenorden errichtet. Dabei wurde ein mittelalterliches Gebäude eingeschlossen, dessen Spuren noch an der Fassade zu erkennen sind, während der ehemalige Torre Costede als Glockenturm dient. An der prächtigen Fassade befinden sich ein großartiges Mittelfenster, ein von einem Tympanon überragtes Portal und die Statuen mehrerer Heiliger des Jesuitenordens. Im reich gestalteten Innenraum, einem der Höhepunkte der barocken Baukunst in der Stadt, sind besonders die Altarbilder von Paul Troger und Carlo Gaudenzio Mignocchi zu erwähnen. Mignocchi führte auch die Wandmalereien in der Vorhalle und der Sakristei aus.</text:p>
          </table:table-cell>
          <table:table-cell table:style-name="ce2" office:value-type="string">
            <text:p>This church was built by the Society of Jesus between 1708 and 1711 according to the architectonic theories of Andrea Pozzo, a Trento-based artist and writer of treatises. The builders used a pre-existent Medieval walled-up house, traces of which can still be seen on the façade, while the ancient Torre Costede was converted into a bellower. Its luxurious façade is decorated with a grandiose central window, a portal surmounted by a split tympanum and statues of the Jesuit saints. The church’s opulent inner decorations mark one of the highest achievements of Baroque art in the city. Visitors are invited to admire the altarpiece by Paul Troger and Carlo Guadenizo Mignocchi, who also painted the frescos in the atrium and sacristy.</text:p>
          </table:table-cell>
          <table:table-cell table:style-name="ce2" table:number-columns-repeated="3"/>
          <table:table-cell table:style-name="ce2" office:value-type="float" office:value="1">
            <text:p>1</text:p>
          </table:table-cell>
          <table:table-cell table:style-name="ce2" office:value-type="string">
            <text:p>46.06980961</text:p>
          </table:table-cell>
          <table:table-cell table:style-name="ce2" office:value-type="string">
            <text:p>11.12103844</text:p>
          </table:table-cell>
          <table:table-cell table:style-name="ce2" office:value-type="string">
            <text:p>Luisella De Carli</text:p>
          </table:table-cell>
          <table:table-cell table:style-name="Default" office:value-type="string">
            <text:p>11/09/2014 12:00 AM +0100</text:p>
          </table:table-cell>
          <table:table-cell table:style-name="ce2" office:value-type="float" office:value="1">
            <text:p>1</text:p>
          </table:table-cell>
          <table:table-cell table:style-name="ce2" office:value-type="string">
            <text:p>Un parcheggio riservato alle persone con disabilità a circa 50 metri in via Manci, altri 2 stalli riservati a 70 metri in via Roma. L’accesso alla Chiesa presenta due gradini alti 7 e 15 cm; in alternativa è possibile utilizzare una rampa removibile previa richiesta (telefono 0461-980132). Le navate sono percorribili, accesso all’altare con un gradino di 15 cm. Porta d’entrata larga 123 cm (maniglia alta 130 cm, forza necessaria per l’apertura 4.5 kg).</text:p>
          </table:table-cell>
          <table:table-cell table:style-name="ce2"/>
          <table:table-cell table:style-name="ce2" office:value-type="string">
            <text:p>One parking space for the disabled lies about 50 metres away in via Manci, while two more disabled parking spaces can be found in Via Roma (about 70 metres away). The entry has two steps respectively 0.07m and 0.15m high or alternatively the church is accessible by way of a portable ramp, which is available only on advance request (tel. 0461­980132). The naves are accessible and a 0.15m high step procede the altar. Entrance door 1.23m wide (doorknob at a height of about 1.30m, 4.5kg door opening force).</text:p>
          </table:table-cell>
          <table:table-cell table:style-name="ce2" table:number-columns-repeated="7"/>
          <table:table-cell table:number-columns-repeated="987"/>
        </table:table-row>
        <table:table-row table:style-name="ro4">
          <table:table-cell table:style-name="ce2" office:value-type="string">
            <text:p>cultura.18</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number-columns-repeated="3" table:style-name="ce2" office:value-type="string">
            <text:p>Chiesa di San Pietro</text:p>
          </table:table-cell>
          <table:table-cell table:style-name="ce2" office:value-type="string">
            <text:p>Piazzetta dell'Anfiteatro 19, 38122 Trento</text:p>
          </table:table-cell>
          <table:table-cell table:style-name="ce2" table:number-columns-repeated="2"/>
          <table:table-cell/>
          <table:table-cell table:style-name="ce2"/>
          <table:table-cell table:style-name="ce2" office:value-type="string">
            <text:p>pietro.jpg</text:p>
          </table:table-cell>
          <table:table-cell table:style-name="ce2" office:value-type="string">
            <text:p>Dietro la facciata, eretta nel biennio 1848-50 in stile neogotico veneziano su progetto dell'architetto Pietro Selvatico, si erge la chiesa quattrocentesca, ricostruzione di un edificio ecclesiale precedente, documentato già nel XII secolo. Il campanile è del 1487 e si distingue per la slanciata cuspide embricata. Ai tempi del concilio la messa era officiata in italiano e in tedesco e vi avevano sede numerose confraternite artigiane. Nel 1562 dalla chiesa partì la processione inaugurale della terza fase del concilio. La cerimonia si concluse in Duomo con la prima messa celebrata dal cardinale legato Ercole Gonzaga.</text:p>
          </table:table-cell>
          <table:table-cell table:style-name="ce2" office:value-type="string">
            <text:p>Die Fassade in venezianisch-neugotischem Stil, die 1848-50 nach einem Entwurf des Architekten Pietro Selvatico errichtet wurde, bildet die Schauseite der Kirche des 15. Jh., die sich auf einem schon im 12. Jh. erwähnten Vorgängerbau erhebt. Der Glockenturm aus dem Jahr 1487 fällt durch seine hohe, mit Flachziegeln gedeckte Spitze auf.</text:p>
            <text:p>Der dreischiffige Innenraum weist zwei Seitenkapellen auf. Im Chorraum steht der im 18. Jh. aufgestellte marmorne Hochaltar mit zwei vom Trentiner Bildhauer Giovanni Battista Fattori geschaffenen Statuen der Kirchenpatrone Petrus und Paulus. Das die hl. Magdalena darstellende Altarbild ist ein Werk von Martino Teofilo Polacco.</text:p>
            <text:p>Auf die 70er Jahre des 14. Jh. geht die achteckige Simonino-Kapelle zurück; sie war vom Fürstbischof Johannes Hinderbach errichtet und in der zweiten Hälfte des 17. Jh. auf Wunsch des Generals Mattia Galasso, der hier begraben liegt, restauriert worden. In der stuckverzierten Kuppel befinden sich acht von Pietro Ricchi geschaffene Gemälde (1669) mit Szenen aus dem Simonino-Leben.</text:p>
            <text:p>Am 18. Januar 1562 nahm die Eröffnungsprozession der dritten Tagungsperiode des Konzilsihren Ausgang von dieser Kirche.</text:p>
          </table:table-cell>
          <table:table-cell table:style-name="ce2" office:value-type="string">
            <text:p>A 15th century church is located behind the façade erected in the Neo-Gothic Venetian style in 1848-50 by Architect Pietro Selvatico. The church was built to replace a previous ecclesiastical building, whose origins can be traced back to the 12th century. The bell tower dates to 1487 and features an elongated, tiled cusp.</text:p>
            <text:p>The area inside the church is divided into three naves and two lateral chapels. The presbytery holds a 18th century marble altar decorated with two statues, which represent Saint Peter and Saint Paul - to whom the church is dedicated - and were sculpted by the artist Giovanni Battista Fattori of Trento. The altarpiece of the Maddalena is by Martino Teofilo Polacco.</text:p>
            <text:p>The Chapel of Simon of Trent, with its octagonal plan, dates back to the 1480s. It was built by Prince Bishop Johannes Hinderbach and refurbished during the second half of the 17th century as a donation by General Mattia Galasso, who is buried in the vestibule. The cupola is decorated with golden stuccos framing eight canvasses painted by Pietro Ricchi in 1669, which illustrate the Histories of Simon of Trent.</text:p>
            <text:p>The opening procession of the third phase of the Council set off from this church on 18 January 1562.</text:p>
          </table:table-cell>
          <table:table-cell table:style-name="ce2" table:number-columns-repeated="3"/>
          <table:table-cell table:style-name="ce2" office:value-type="float" office:value="1">
            <text:p>1</text:p>
          </table:table-cell>
          <table:table-cell table:style-name="ce2" office:value-type="string">
            <text:p>46.069356</text:p>
          </table:table-cell>
          <table:table-cell table:style-name="ce2" office:value-type="string">
            <text:p>11.124686</text:p>
          </table:table-cell>
          <table:table-cell table:style-name="ce2" office:value-type="string">
            <text:p>Francesca Medici</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5">
          <table:table-cell table:style-name="ce2" office:value-type="string">
            <text:p>cultura.19</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number-columns-repeated="3" table:style-name="ce2" office:value-type="string">
            <text:p>Chiesa di San Marco</text:p>
          </table:table-cell>
          <table:table-cell table:style-name="ce2" office:value-type="string">
            <text:p>Vicolo San Marco 1, 38122 Trento</text:p>
          </table:table-cell>
          <table:table-cell table:style-name="ce2" table:number-columns-repeated="2"/>
          <table:table-cell/>
          <table:table-cell table:style-name="ce2"/>
          <table:table-cell table:style-name="ce2" office:value-type="string">
            <text:p>san_marco.jpg</text:p>
          </table:table-cell>
          <table:table-cell table:style-name="ce2" office:value-type="string">
            <text:p>Il complesso di San Marco, di fondazione duecentesca, è composto dalla chiesa e dal soppresso monastero agostiniano, di cui si conserva l'ampio chiosco, lo scalone e vari ambienti voltati. Alla chiesa, ridisegnata nelle forme attuali nel 1665 da Martino Fuiten, si accede attraverso un portico rivestito da lastre tombali. Nel convento di San Marco durante il Concilio dimorarono i principali esponenti dell'Ordine Agostiniano. Presso la chiesa soggiornava anche l'arcivescovo di Genova Agostino Salvago e qui, il 13 marzo 1563, prese avvio il processo contro il mercante genovese Agostino Centurione, accusato di eresia.</text:p>
          </table:table-cell>
          <table:table-cell table:style-name="ce2" office:value-type="string">
            <text:p>Der Sakralkomplex von San Marco, der auf das 13. Jh. zurückgeht, besteht aus der Kirche und dem aufgehobenen Augustinerkloster, von dem sich noch der weite Kreuzgang, die Treppe und mehrere überwölbte Räume erhalten haben. Man betritt die Kirche, die im Jahr 1665 von Martino Fuiten umgestaltet wurde, durch eine Vorhalle, in der sich mehrere Grabsteine befinden. Der einzige Überrest aus der mittelalterlichen Kirche ist ein Freskenfragment mit dem Disput der hl. Katharina von Alexandria, das sich an der rechten Innenwand befindet und auf das 14. Jh. datiert wird.</text:p>
            <text:p>Während des Konzils wohnten hier die namhaftesten Theologen des Augustinerordens, darunter der Kardinal Girolamo Seripando, päpstlicher Legat und Bischof von Salerno.</text:p>
            <text:p>Auf dem nahen Brunnen erhebt sich eine aus dem 18. Jh. stammende Statue des hl. Johannes Nepomuk.</text:p>
          </table:table-cell>
          <table:table-cell table:style-name="ce2" office:value-type="string">
            <text:p>The complex of S. Marco was founded in the 13th century and featured a church and the former Augustinian monastery, whose ample cloisters, large stairway and several vaulted rooms are still there. The church was restyled to its current look by Martino Fuiten in 1665 and can be accessed through a portico covered with tombstones. The only reminder of the Medieval Church is a fragment of a fresco depicting the Dispute of Saint Catherine of Alexandria, which can be admired on the nave right wall, and dates back to the 14th century.</text:p>
            <text:p>During the Council, leading theologians from the Order of the Hermit Friars of Saint Augustine, including the Bishop of Salerno and the Pope’s envoy, Cardinal Giorlamo Seripando, used to live there.</text:p>
            <text:p>An 18th century statue of Saint John Nepomuk tops the nearby fountain.</text:p>
          </table:table-cell>
          <table:table-cell table:style-name="ce2" table:number-columns-repeated="3"/>
          <table:table-cell table:style-name="ce2" office:value-type="float" office:value="0">
            <text:p>0</text:p>
          </table:table-cell>
          <table:table-cell table:style-name="ce2" office:value-type="string">
            <text:p>46.070073</text:p>
          </table:table-cell>
          <table:table-cell table:style-name="ce2" office:value-type="string">
            <text:p>11.125499</text:p>
          </table:table-cell>
          <table:table-cell table:style-name="ce2" office:value-type="string">
            <text:p>Gianni Zotta</text:p>
          </table:table-cell>
          <table:table-cell table:style-name="ce2" office:value-type="string">
            <text:p>24/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3">
          <table:table-cell table:style-name="ce2" office:value-type="string">
            <text:p>cultura.20</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number-columns-repeated="3" table:style-name="ce2" office:value-type="string">
            <text:p>Chiesa di Santa Trinità</text:p>
          </table:table-cell>
          <table:table-cell table:style-name="ce2" office:value-type="string">
            <text:p>Via Ss Trinità 43, 38122 Trento</text:p>
          </table:table-cell>
          <table:table-cell table:style-name="ce2" table:number-columns-repeated="2"/>
          <table:table-cell/>
          <table:table-cell table:style-name="ce2"/>
          <table:table-cell table:style-name="ce2" office:value-type="string">
            <text:p>trinita.jpg</text:p>
          </table:table-cell>
          <table:table-cell table:style-name="ce2" office:value-type="string">
            <text:p>Fu eretta nel 1525 insieme all'annesso convento, oggi sede del Liceo “Giovanni Prati”, per le monache clarisse in un classico stile rinascimentale, di cui resta traccia nel solo portale. La facciata, dominata dal gruppo scultoreo della Trinità inserito nel nicchione centrale, venne rifatta con evidenti caratteri barocchi nel 1666. Di qui partì la processione di apertura del Concilio ecumenico tridentino il 13 dicembre 1545, alla quale presero parte quatto cardinali, venticinque tra vescovi e arcivescovi e cinque generali di ordini religiosi, oltre ad altri delegati e a tutto il clero trentino. Negli anni successivi la chiesa e il convento furono molto frequentati dai padri conciliari: nel 1547 vi celebrarono l'ultima messa prima di trasferirsi a Bologna e da qui partirono molte processioni.</text:p>
          </table:table-cell>
          <table:table-cell table:style-name="ce2" office:value-type="string">
            <text:p>Die Kirche wurde im Jahr 1525 gleichzeitig mit dem ihr angeschlossenen Kloster – dem heutigen Lyzeum „Giovanni Prati” – für den Klarissenorden errichtet, aber vom ursprünglichen Renaissancebauwerk ist nur das Portal erhalten. Die Fassade, die in der mittleren Nische eine bildhauerische Darstellung der Dreifaltigkeit aufweist, wurde im Jahr 1666 (Datum am Giebel) im Barockstil erneuert. Die originale Inneneinrichtung wurde nach der Aufhebung von 1803 zerstreut. Das Gemälde am Hochaltar, ein Werk von Martino Teofilo Polacco, stammt aus der Kirche San Marco.</text:p>
            <text:p>Hier an der Kirche nahm am 13. Dezember 1545 die Eröffnungsprozession des Konzils von Trient ihren Ausgang.</text:p>
          </table:table-cell>
          <table:table-cell table:style-name="ce2" office:value-type="string">
            <text:p>Together with its neighbouring convent - today “Giovanni Prati” High School - the church was built for the Poor Clare sisters in 1525 in the classical Renaissance style, traces of which can still be admired on the front door. Highlighted by a sculpture of the Trinity framed in the large central niche, the façade was restyled with obvious Baroque touches in 1666 - the date carved into the gable. The church's original furnishings got lost after 1803 suppression and are no longer there. Its main altarpiece is by Martino Teofilo Polacco, and comes from the church of San Marco.</text:p>
            <text:p>On 13 December 1545, the procession that officially opened the Ecumenical Council of Trento started from here.</text:p>
          </table:table-cell>
          <table:table-cell table:style-name="ce2" table:number-columns-repeated="3"/>
          <table:table-cell table:style-name="ce2" office:value-type="float" office:value="0">
            <text:p>0</text:p>
          </table:table-cell>
          <table:table-cell table:style-name="ce2" office:value-type="string">
            <text:p>46.06655253</text:p>
          </table:table-cell>
          <table:table-cell table:style-name="ce2" office:value-type="string">
            <text:p>11.12471748</text:p>
          </table:table-cell>
          <table:table-cell table:style-name="ce2" office:value-type="string">
            <text:p>Francesca Medici</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6">
          <table:table-cell table:style-name="ce2" office:value-type="string">
            <text:p>cultura.21</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Torre civica e Palazzo Pretorio</text:p>
          </table:table-cell>
          <table:table-cell table:style-name="ce2" office:value-type="string">
            <text:p>Piazza Duomo 18, 38122 Trento</text:p>
          </table:table-cell>
          <table:table-cell table:style-name="ce2" office:value-type="string">
            <text:p>http://www.museodiocesanotrentino.it</text:p>
          </table:table-cell>
          <table:table-cell table:style-name="ce2" office:value-type="string">
            <text:p>info@museodiocesanotridentino.it</text:p>
          </table:table-cell>
          <table:table-cell table:style-name="ce2" office:value-type="string">
            <text:p>0461 234419</text:p>
          </table:table-cell>
          <table:table-cell table:style-name="ce2" office:value-type="float" office:value="1">
            <text:p>1</text:p>
          </table:table-cell>
          <table:table-cell table:style-name="ce2" office:value-type="string">
            <text:p>torre_civica.jpg</text:p>
          </table:table-cell>
          <table:table-cell table:style-name="ce2" office:value-type="string">
            <text:p>La parte orientale della piazza del Duomo è dominata dalla prima residenza vescovile, detta in seguito Palazzo Pretorio, e dalla Torre di Piazza, detta anche Civica perché simbolo del potere comunale. Edificata a partire dall’XI secolo, la torre sorge sui resti della porta romana che si apriva sulla via Claudia Augusta, la Porta Veronensis. Durante le feste del Concilio e in occasione del passaggio di grandi personalità la torre veniva illuminata e dalla sua sommità si sparavano salve di artiglieria e fuochi d'artificio. Il palazzo, residenza vescovile fino alla seconda metà del XIII secolo, deve il suo aspetto attuale ai lavori di restauro novecenteschi che eliminarono gli adattamenti dei secoli precedenti riportandolo emblematicamente alla fase medievale. La Torre è adiacente al Museo Diocesano Tridentino, che ospita nelle proprie collezioni importanti testimonianze figurative relative al Concilio di Trento.</text:p>
          </table:table-cell>
          <table:table-cell table:style-name="ce2" office:value-type="string">
            <text:p>Die Piazza del Duomo wird im Osten vom ersten, später Palazzo Pretorio genannten Bischofssitz beherrscht und von dem auch als Torre di Piazza bezeichneten Stadtturm als Symbol der Kommunalherrschaft. Dieser vom 11. Jh. an errichtete Turm erhebt sich auf den – unterirdisch sichtbaren - Resten der römischen „Porta Veronensis”, die auf die Via Claudia Augusta ging.</text:p>
            <text:p>Der Palazzo Pretorio, bis in die zweite Hälfte des 13. Jh. Bischofssitz, wurde bei Restaurierungsarbeiten im 20. Jh. von den Anbauten und Veränderungen der vorausgegangenen Jahrhunderte befreit, sodass er sich heute wieder in seiner mittelalterlichen Gestalt präsentiert. Seit 1963 hat hier das Museo Diocesano Tridentino seinen Sitz, zu dessen Sammlungen auch bedeutende, auf das Konzil von Trient bezügliche Kunstwerke gehören. </text:p>
          </table:table-cell>
          <table:table-cell table:style-name="ce2" office:value-type="string">
            <text:p>The Eastern section of Piazza del Duomo is overlooked by the bishop's former residence - later called Palazzo Pretorio - and by the Torre di Piazza, also known as Torre Civica, since symbol of municipal power. Started in the 11th century, the tower rests on the ruins of the Roman gate or “Porta Veronensis”, which opened onto the via Claudia Augusta and whose remains can still be seen in the archaeological area underneath it.</text:p>
            <text:p>The current look of the building, which used to be the bishops' residence until the second half of the 13th century, is the result of refurbishing works carried out in the 20th century, when previous adjustments were removed and significantly brought back the Palazzo to its Medieval frame. Since 1963 it has housed the Diocesano Tridentino Museum, whose collections feature important figurative artefacts related to the Council of Trento.</text:p>
          </table:table-cell>
          <table:table-cell table:style-name="ce8" office:value-type="string">
            <text:p>2 parcheggi riservati alle persone con disabilità in Via Garibaldi a 30 metri. L’ingresso con rampa lunga 7.40 mt e pendenza del 9% è quello del Museo Diocesano. La Torre è visitabile solo su prenotazione e si sviluppa su 12 livelli raccordati da rampe di scale. L’accesso alla Torre e la postazione video che consente la visita virtuale sono situate al secondo piano del Museo raggiungibile con servoscala, ascensore e più rampe (pendenza massima 15%). I servizi igienici attrezzati si trovano al piano terra del Museo e sono preceduti da una rampa lunga 88 cm con pendenza del 15%. &lt;br/&gt;&lt;br/&gt;&lt;b&gt;Porta d’entrata manuale:&lt;/b&gt; (larga 120 cm con maniglia alta 125 cm, forza necessaria per l’apertura 10 kg)&lt;br/&gt;</text:p>
            <text:p>&lt;b&gt;Servoscala:&lt;/b&gt; (70x85 cm, portata 190 kg)&lt;br/&gt;</text:p>
            <text:p>&lt;b&gt;Ascensore:&lt;/b&gt; (porta 80 cm, dimensioni 110x140 cm, pulsantiera esterna 110 cm e interna 130 cm)&lt;br/&gt;</text:p>
            <text:p>&lt;b&gt;Servizi igienici attrezzati:&lt;/b&gt; ( porta 80 cm, dimensioni 182x174, wc alto 41 cm con maniglioni su entrambi i lati)&lt;br/&gt;</text:p>
          </table:table-cell>
          <table:table-cell table:style-name="ce8" table:number-columns-repeated="2"/>
          <table:table-cell table:style-name="ce2" office:value-type="float" office:value="1">
            <text:p>1</text:p>
          </table:table-cell>
          <table:table-cell table:style-name="ce2" office:value-type="string">
            <text:p>46.06750889</text:p>
          </table:table-cell>
          <table:table-cell table:style-name="ce2" office:value-type="string">
            <text:p>11.12190127</text:p>
          </table:table-cell>
          <table:table-cell table:style-name="ce2" office:value-type="string">
            <text:p>Tonino Bortoletto</text:p>
          </table:table-cell>
          <table:table-cell table:style-name="Default" office:value-type="string">
            <text:p>11/09/2014 12:00 AM +0100</text:p>
          </table:table-cell>
          <table:table-cell table:style-name="ce2" office:value-type="float" office:value="1">
            <text:p>1</text:p>
          </table:table-cell>
          <table:table-cell table:style-name="ce2" office:value-type="string">
            <text:p>Un parcheggio riservato alle persone con disabilità in via Garibaldi a 65 metri; altri 4 stalli riservati in via Belenzani a circa 50 metri. L’ingresso con rampa lunga 7.40 mt e pendenza del 9% è quello del Museo Diocesano. La Torre è visitabile solo su prenotazione e si sviluppa su 12 livelli raccordati da rampe di scale. L’accesso alla Torre e la postazione video che consente la visita virtuale sono situate al secondo piano del Museo raggiungibile con servoscala, ascensore e rampe interne (pendenza massima 16%). Il Museo è visitabile ad eccezione di alcune sale precedute da uno o più gradini; tutte le altre zone sono raggiungibili con servoscala, ascensore e più rampe. Rampe interne (pendenza dal 7% al 16% per lunghezze da 84 a 149 cm). Porta d’entrata larga 120 cm (maniglia alta 125 cm, forza necessaria per l’apertura 10 kg, soglia alta 5 cm). Servoscala (70x85 cm, portata 190 kg). Ascensore (porta 80 cm, dimensioni 110x140 cm, pulsantiera esterna 110 cm e interna 130 cm, pulsantiera in rilievo). I servizi igienici attrezzati si trovano al piano terra del Museo e sono preceduti da una rampa lunga 88 cm con pendenza del 15% (porta 80 cm, dimensioni 182x174, wc alto 41 cm con maniglioni su entrambi i lati).</text:p>
          </table:table-cell>
          <table:table-cell table:style-name="ce2"/>
          <table:table-cell table:style-name="ce2" office:value-type="string">
            <text:p>One parking space for the disabled lies in via Garibaldi, just 65 metres from the belfry (Torre Civica), while another four disabled parking lots are located in via Belenzani (about 50 metres away). The entrance to Museo Diocesano is integrated with a 7.40m long disabled access ramp (gradient of 9%). All the museum halls are easily acessible except for some rooms with one or more steps at their entrance. All the other areas are accessible by way of stairlift, elevator and internal wheelchair ramps (maximum gradient of 16%). The belfry, which is available for visits only with advance reservations, has 12 floors connected by stairs and its entrance lies on the second floor of the museum, which is accessible by way of stairlift, elevator and internal wheelchair ramps (maximum gradient of 16%). On the very same floor is located the screen for the virtual tour of the tower, while accessible toilets, with an 0.88m long entry ramp (gradient of 15%), are available on the ground floor of the Museum. Internal wheelchair ramps (gradient of 7%­16%, 84m­149m long). Entrance door 1.2m wide (doorknob at a height of about 1.25m, 10kg door opening force, 0.05m high doorstep). Stairlift (0.7m x 0.85m, maximum load 190 kg). Elevator (0.8m wide door, 1.1m x 1.4m, external controls and internal controls respectively 1.1m and 1.3m above floor level with tactile symbols). Equipped disabled toilets (0.8m wide door, 1.82m x 1.74m, 0.41m high toilet bowl with side grab bars).</text:p>
          </table:table-cell>
          <table:table-cell table:style-name="ce2" table:number-columns-repeated="7"/>
          <table:table-cell table:number-columns-repeated="987"/>
        </table:table-row>
        <table:table-row table:style-name="ro3">
          <table:table-cell table:style-name="ce2" office:value-type="string">
            <text:p>cultura.22</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Thun</text:p>
          </table:table-cell>
          <table:table-cell table:style-name="ce2" office:value-type="string">
            <text:p>Via Belenzani 19, 38122 Trento</text:p>
          </table:table-cell>
          <table:table-cell table:style-name="ce2" table:number-columns-repeated="2"/>
          <table:table-cell/>
          <table:table-cell table:style-name="ce2"/>
          <table:table-cell table:style-name="ce2" office:value-type="string">
            <text:p>thun.jpg</text:p>
          </table:table-cell>
          <table:table-cell table:style-name="ce2" office:value-type="string">
            <text:p>II palazzo è una delle più significative residenze gentilizie della città. Per quattro secoli, a partire dal 1454, fu proprietà della famiglia Thun, il cui stemma campeggia sugli spigoli della facciata e sulla chiave d’arco del portale. Il prospetto sull’antica via Larga presenta tracce di una decorazione a finto bugnato. Accorpato ad altri edifici, venne radicalmente rinnovato alla metà del XVI secolo. Fu utilizzato per alcune congregazioni nella fase finale del Concilio di Trento, quando ospitò i cardinali legati Ercole Gonzaga e Giovanni Morone. In questo periodo i palazzi Quetta, Thun e Geremia erano uniti da un ponte di legno appositamente costruito per comodità dei padri conciliari. In un secondo tempo la struttura fu prolungata fino a raggiungere la chiesa di Santa Maria Maggiore. Essenziali opere di restauro, dirette dall'architetto bresciano Rodolfo Vantini, si svolsero a partire dal 1831. Nel 1873 fu acquistato dal Comune di Trento diventando sede municipale. E' visitabile solo il cortile interno. Cappella Vantini e Torre Mirana vengono aperte in occasioni di mostre ed eventi.</text:p>
          </table:table-cell>
          <table:table-cell table:style-name="ce2" office:value-type="string">
            <text:p>Dieses Bauwerk, einer der bedeutendsten Adelspaläste der Stadt, befand sich von 1454 an 400 Jahre lang in Besitz der Familie Thun, deren Wappen bis heute an den Fassadenkanten und am Portalscheitel zu sehen ist. Die auf die ehemalige Via Larga gehende Fassade weist Spuren von Dekorationen in Rustika-Scheinarchitektur auf. Um die Mitte des 16. Jh. wurde der Palast mit anderen Gebäuden verbunden und weitgehend umgestaltet. Während der letzten Tagungspeiorde des Konzils von Trient fanden in diesem Bauwerk, in dem die Kardinäle und Legaten Ercole Gonzaga und Giovanni Morone logierten, mehrere Versammlungen statt.</text:p>
            <text:p>Von 1831 an wurde das Gebäude umfassenden Restaurierungsarbeiten unter Leitung des Brescianer Architekten Rodolfo Vantini unterzogen. Im Jahr 1873 erwarb die Stadtgemeinde Trient den Palazzo, der seitdem als Rathaus dient.</text:p>
          </table:table-cell>
          <table:table-cell table:style-name="ce2" office:value-type="string">
            <text:p>The Palazzo is one of the most significant noble residences in the city. Owned by the Thun family for four centuries since 1454, the family’s crest still reigns on the corners of the façade and on the portal’s keystone. The façade overlooking the ancient via Larga features traces of imitating ashlar decorations. In the 1550s it got annexed to other buildings and underwent a radical transformation. During the last phase of the Council of Trent, the palace housed several assemblies and hosted the Pope’s envoys, Cardinal Ercole Gonzaga and Cardinal Giovanni Morone. Key refurbishing works, started in 1831, were carried out under the supervision of Brescia-based architect Rodolfo Vantini. In 1873 it was purchased by the municipality of Trento and became the seat of the City Council.</text:p>
          </table:table-cell>
          <table:table-cell table:style-name="ce2" table:number-columns-repeated="3"/>
          <table:table-cell table:style-name="ce2" office:value-type="float" office:value="0">
            <text:p>0</text:p>
          </table:table-cell>
          <table:table-cell table:style-name="ce2" office:value-type="string">
            <text:p>46.06908174</text:p>
          </table:table-cell>
          <table:table-cell table:style-name="ce2" office:value-type="string">
            <text:p>11.12144482</text:p>
          </table:table-cell>
          <table:table-cell table:style-name="ce2" office:value-type="string">
            <text:p>Tonino Bortoletto</text:p>
          </table:table-cell>
          <table:table-cell table:style-name="Default" office:value-type="string">
            <text:p>11/09/2014 12:00 AM +0100</text:p>
          </table:table-cell>
          <table:table-cell table:style-name="ce2" office:value-type="float" office:value="1">
            <text:p>1</text:p>
          </table:table-cell>
          <table:table-cell table:style-name="ce2" office:value-type="string">
            <text:p>Quattro parcheggi riservati alle persone con disabilità lungo la via a circa 90 metri. Altro ingresso da via Manci. Cortili interni in acciottolato e pietra. La Sala Thun, le Cantine di Torre Mirana e la Cappella Vantini, sono sedi espositive: la prima si trova al piano terra con accesso diretto dal cortile; le seconde si trovano nel piano interrato, accessibili con l’ascensore; la terza è raggiungibile con servoscala preceduto da un gradino di 6 cm. I servizi igienici attrezzati si trovano a piano terra. Portone d’ingresso (sempre aperto) largo 230 cm. Ascensore (porta 89 cm, dimensioni 135x149 cm, pulsantiera esterna 120 cm e interna 120 cm, pulsantiera in braille). Servoscala (71x70 cm, portata 250 kg). Servizi igienici attrezzati (porta 90 cm, dimensioni 190x246, wc alto 51 cm con maniglioni su entrambi i lati).</text:p>
          </table:table-cell>
          <table:table-cell table:style-name="ce2"/>
          <table:table-cell table:style-name="ce2" office:value-type="string">
            <text:p>Four disabled parking lots are located along Via Belenzani (about 90 metres away). The building has a second entrance in Via Manci. The inner courtyards are paved with obblestones. The Thun Hall, the cellars of Torre Mirana and the Vantini Chapel are exhibition halls. The first lies on the ground floor with direct access from the courtyard; the cellars are in the basement and are accessible by way of elevator; the chapel is accessible by way of stairlift that is proceded by a 0.06m high step. Accessible toilets are available on the ground floor. Front gate 2.3m wide (always open). Elevator (0.89m wide door, 1.35m x 1.49m, controls 1.2m above floor level with tactile symbols). Stairlift (0.71m x 0.7m, maximum load 250kg). Equipped disabled toilets (0.9m wide door, 1.9m x 2.46m, 0.51m high toilet bowl with side grab bars).</text:p>
          </table:table-cell>
          <table:table-cell table:style-name="ce2" table:number-columns-repeated="7"/>
          <table:table-cell table:number-columns-repeated="987"/>
        </table:table-row>
        <table:table-row table:style-name="ro3">
          <table:table-cell table:style-name="ce2" office:value-type="string">
            <text:p>cultura.23</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Geremia</text:p>
          </table:table-cell>
          <table:table-cell table:style-name="ce2" office:value-type="string">
            <text:p>Via Belenzani 20, 38122 Trento</text:p>
          </table:table-cell>
          <table:table-cell table:style-name="ce2" table:number-columns-repeated="2"/>
          <table:table-cell/>
          <table:table-cell table:style-name="ce2"/>
          <table:table-cell table:style-name="ce2" office:value-type="string">
            <text:p>geremia.jpg</text:p>
          </table:table-cell>
          <table:table-cell table:style-name="ce2" office:value-type="string">
            <text:p>L'edificio, costruito a cavallo tra XV e XVI secolo, si segnala come uno dei primi esempi compiuti dell'architettura rinascimentale trentina e anticipa molte soluzioni adottate nei palazzi di epoca clesiana. L’anonimo pittore che affrescò la facciata manifesta una cultura figurativa affine a quella veronese e vicentina di fine Quattrocento. In evidenza temi storico-morali quali: l'incontro di Massimiliano I con la cittadinanza, la ruota della Fortuna, Marco Curzio a cavallo, il sacrificio di Muzio Scevola e di Lucrezia. Anche l'inquadramento degli elementi in pietra, scandito dalle eleganti quadrifore, riporta a schemi tipici della coeva architettura veneta. Oggi è la sede di rappresentanza del Comune di Trento. Non è visitabile, salvo previo accordo con gli uffici comunali.</text:p>
          </table:table-cell>
          <table:table-cell table:style-name="ce2" office:value-type="string">
            <text:p>Der um die Wende vom 15. zum 16. Jh. errichtete Palast kann als erstes vollendetes Beispiel der Trentiner Renaissance und Vorläufer der Stadtpalais der Cles’schen Zeit angesehen werden. Der unbekannte Maler der Fassadenfresken, der unter dem Einfluss der Veroneser und Vicentiner Kunst des ausgehenden 15. Jh. steht, greift mehrere historische Themen auf: die Begegnung Maximilians I. mit einer städtischen Abordnung, das Glücksrad, Marcus Curtius zu Pferd und die Opfer des Mucius Scävola und der Lukretia. Auch die Fassadengestaltung und die eleganten vierbogigen Fenster erinnern an typische Elemente der venetischen Baukunst dieser Zeit.</text:p>
            <text:p>Während der letzten Tagungsperiode des Konzils hielt sich in diesem Palast der päpstliche Legat und Bischof von Lodi, Kardinal Ludovico Simonetta auf.</text:p>
          </table:table-cell>
          <table:table-cell table:style-name="ce2" office:value-type="string">
            <text:p>Built in the years bridging the 15th and 16th century, the Palazzo is one of the first thorough examples of Renaissance architecture in Trento, and heralded numerous solutions later adopted in Clesio's time. The anonymous painter who frescoed the façade, expressed a figurative culture akin to that of late 15th century Verona and Vicenza. It highlights historical and moral subjects such as, Maximilian l's meeting with the citizens, the Wheel of Fortune, Marcus Curtius on horseback, the sacrifice of Gaius Mucius Scaevola and Lucretia. The arrangement of the stone elements and the elegant mullioned windows are typical of Venetian architecture from the same time.</text:p>
          </table:table-cell>
          <table:table-cell table:style-name="ce2" table:number-columns-repeated="3"/>
          <table:table-cell table:style-name="ce2" office:value-type="float" office:value="0">
            <text:p>0</text:p>
          </table:table-cell>
          <table:table-cell table:style-name="ce2" office:value-type="string">
            <text:p>46.06921461</text:p>
          </table:table-cell>
          <table:table-cell table:style-name="ce2" office:value-type="string">
            <text:p>11.12084436</text:p>
          </table:table-cell>
          <table:table-cell table:style-name="ce2" office:value-type="string">
            <text:p>Tonino Bortoletto</text:p>
          </table:table-cell>
          <table:table-cell table:style-name="Default" office:value-type="string">
            <text:p>11/09/2014 12:00 AM +0100</text:p>
          </table:table-cell>
          <table:table-cell table:style-name="ce2" office:value-type="float" office:value="1">
            <text:p>1</text:p>
          </table:table-cell>
          <table:table-cell table:style-name="ce2" office:value-type="string">
            <text:p>Quattro parcheggi riservati alle persone con disabilità a 130 metri circa sulla stessa via. Cortili interni con pavimentazione mista (acciottolato e pietra) lievemente irregolare. Tutti i locali sono visitabili ad eccezione della Sala Espositiva del piano rialzato (accesso con 5 gradini alti 17 cm). Al primo piano corridoio con pendenze dal 9.3% al 13%. I servizi igienici attrezzati si trovano al piano terra; altri bagni attrezzati ai piani. Portone d’ingresso (sempre aperto) largo 81 cm (apertura totale 229 cm). Ascensore (porta 88 cm, dimensioni 150x137 cm, pulsantiera esterna 115 cm e interna 115 cm, pulsantiera braille). Servizi igienici attrezzati ( porta 88 cm, dimensioni 180x180, wc alto 48 cm con maniglioni su entrambi i lati).</text:p>
          </table:table-cell>
          <table:table-cell table:style-name="ce2"/>
          <table:table-cell table:style-name="ce2" office:value-type="string">
            <text:p>Four disabled parking lots are located along Via Belenzani (about 130 metres away). The inner courtyards are paved with cobblestones and slightly irregular. All the rooms are accessible except for the Exhibition Hall on the raised ground floor (stepped entry: five 0.17m high steps). The hallway on the first floor features a gradient between 9.3% and 13%. Equipped disabled toilets are available on the ground floor; other accessible toilets can be found on the other floors. Front gate 0.81m wide (maximum door opening of 2.29m, always open). Elevator (0.88m wide door, 1.5m x 1.37m, controls 1.15m above floor level with tactile symbols). Equipped disabled toilets (0.88m wide door, 1.8m x 1.8m, 0.48m high toilet bowl with side grab bars).</text:p>
          </table:table-cell>
          <table:table-cell table:style-name="ce2" table:number-columns-repeated="7"/>
          <table:table-cell table:number-columns-repeated="987"/>
        </table:table-row>
        <table:table-row table:style-name="ro3">
          <table:table-cell table:style-name="ce2" office:value-type="string">
            <text:p>cultura.24</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Fugger Galasso</text:p>
          </table:table-cell>
          <table:table-cell table:style-name="ce2" office:value-type="string">
            <text:p>Via Manci 5, 38122 Trento</text:p>
          </table:table-cell>
          <table:table-cell table:style-name="ce2" table:number-columns-repeated="2"/>
          <table:table-cell/>
          <table:table-cell table:style-name="ce2"/>
          <table:table-cell table:style-name="ce2" office:value-type="string">
            <text:p>galasso.jpg</text:p>
          </table:table-cell>
          <table:table-cell table:style-name="ce2" office:value-type="string">
            <text:p>Detto anche Palazzo del Diavolo, da una leggenda citata da J. W. Goethe nel 1786 che narra che il palazzo venne costruito dal diavolo stesso in un giorno solo, sorse nel 1602 per volere di Georg Fugger, discendente dalla potente famiglia dei banchieri di Augusta e marito della nobile trentina Elena Madruzzo. Fu eretto, in un severo e solenne stile classico, su disegno dell'architetto bresciano Pietro Maria Bagnadore (1550-1619) e in seguito acquistato dal maresciallo imperiale Mattia Galasso. L’annessa cappella, dedicata ai Martiri Anauniensi, fu eretta nel 1607 dallo stesso Bagnadore, che ne eseguì anche la decorazione pittorica, mentre i pregevoli stucchi si devono al comasco Davide Reti. E' visitabile solo il cortile interno.</text:p>
          </table:table-cell>
          <table:table-cell table:style-name="ce2" office:value-type="string">
            <text:p>Dieses Gebäude wird nach einer Sage, die J.W. von Goethe im Jahr 1786 aufgriff, auch als „Palazzo del Diavolo” (Teufelspalast) bezeichnet. Er entstand 1602 auf Betreiben von Georg Fugger, einem Angehörigen der mächtigen Augsburger Bankiersfamilie und Ehemann der Trentiner Adeligen Elena Madruzzo. Das imposante, klassisch gestaltete Bauwerk wurde nach Entwürfen des Brescianer Architekten Pietro Maria Bagnadore (1550-1619) errichtet und später vom kaiserlichen Hofmarschall Mattia Galasso erworben.</text:p>
            <text:p>Die dem Palast angeschlossene, den Nonstaler Märtyrern gewidmete Kapelle ist ebenfalls ein Werk von Bagnadore (1607), der auch die Malereien schuf, während die kostbaren Stuckaturen von Davide Reti aus Como stammen.</text:p>
          </table:table-cell>
          <table:table-cell table:style-name="ce2" office:value-type="string">
            <text:p>Also known as Palazzo del Diavolo [the Devil's Palace] because of a legend quoted by J. W. Goethe in 1786, the Palazzo was built in 1602 by Georg Fugger, descendant of an Augusta-based family of powerful bankers and husband of the Trentino noblewoman, Elena Madruzzo. The building features a strictly classical style planned by Brescia-based architect Pietro Maria Bagnadore (1550-1619), and was later purchased by Imperial Marshal Mattia Galasso.</text:p>
            <text:p>The chapel annexed was built by Bagnadore in 1607 and is dedicated to the Martyrs of Anaunia. Bagnadore was also responsible for its painted decorations, while its exquisite stuccos were created by Como-based Davide Reti. </text:p>
          </table:table-cell>
          <table:table-cell table:style-name="ce2" table:number-columns-repeated="3"/>
          <table:table-cell table:style-name="ce2" office:value-type="float" office:value="1">
            <text:p>1</text:p>
          </table:table-cell>
          <table:table-cell table:style-name="ce2" office:value-type="string">
            <text:p>46.06994899</text:p>
          </table:table-cell>
          <table:table-cell table:style-name="ce2" office:value-type="string">
            <text:p>11.12200594</text:p>
          </table:table-cell>
          <table:table-cell table:style-name="ce2" office:value-type="string">
            <text:p>Francesca Medici</text:p>
          </table:table-cell>
          <table:table-cell table:style-name="Default" office:value-type="string">
            <text:p>11/09/2014 12:00 AM +0100</text:p>
          </table:table-cell>
          <table:table-cell table:style-name="ce2" office:value-type="float" office:value="1">
            <text:p>1</text:p>
          </table:table-cell>
          <table:table-cell table:style-name="ce2" office:value-type="string">
            <text:p>Un parcheggio riservato alle persone con disabilità a 10 metri sulla stessa via. Il Palazzo è sede di abitazioni private e studi professionali. Le facciate e il pozzo sono visibili dal cortile interno (pavimentazione con ciottoli), unica parte visitabile del Palazzo. Portone d’ingresso (sempre aperto) largo 95 cm. Rampa interna (dopo il portone d’ingresso) lunga 38 cm, pendenza del 21%.</text:p>
          </table:table-cell>
          <table:table-cell table:style-name="ce2"/>
          <table:table-cell table:style-name="ce2" office:value-type="string">
            <text:p>One parking space for the disabled lies about 50 metres away in via Manci. The building is used as private home and offices. The frescoed façades and the well can be admired from the inner paved with cobblestones courtyard, which is the only part of the palace open to the public. Front gate 0.95m wide (always open). Internal accessible ramp (after the front gate) (0.38m long, gradient of 21%).</text:p>
          </table:table-cell>
          <table:table-cell table:style-name="ce2" table:number-columns-repeated="7"/>
          <table:table-cell table:number-columns-repeated="987"/>
        </table:table-row>
        <table:table-row table:style-name="ro3">
          <table:table-cell table:style-name="ce2" office:value-type="string">
            <text:p>cultura.25</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Saracini Cresseri</text:p>
          </table:table-cell>
          <table:table-cell table:style-name="ce2" office:value-type="string">
            <text:p>Via Manci 57, 38122 Trento</text:p>
          </table:table-cell>
          <table:table-cell table:style-name="ce2" office:value-type="string">
            <text:p>http://www.sat.tn.it</text:p>
          </table:table-cell>
          <table:table-cell table:style-name="ce2" office:value-type="string">
            <text:p>sat@biblio.infotn.it</text:p>
          </table:table-cell>
          <table:table-cell table:style-name="ce2" office:value-type="string">
            <text:p>0461 980211</text:p>
          </table:table-cell>
          <table:table-cell table:style-name="ce2"/>
          <table:table-cell table:style-name="ce2" office:value-type="string">
            <text:p>cresseri.jpg</text:p>
          </table:table-cell>
          <table:table-cell table:style-name="ce2" office:value-type="string">
            <text:p>La regolarità compositiva della facciata colloca il palazzo tra i migliori esempi dell’architettura rinascimentale cittadina. Nella disposizione simmetrica delle aperture primeggia la grande quadrifora centrale con i due balconi in pietra che incorniciano il portale a tutto sesto, opera di grande valore formale. La decorazione pittorica a finto bugnato e fregi risale alla fine del XIX secolo. Eretto dai Saracini verso la metà del Cinquecento, l’edificio passò alla fine del secolo successivo ai baroni Cresseri, signori di Castel Pietra. Una lapide murata all’interno ricorda che nel 1777 vi morì il duca di Glocester, fratello di re Giorgio III d’Inghilterra. Nella seconda metà dell’Ottocento fu rimaneggiato e restaurato dai Pedrotti, che lo abitarono fino al 1954, anno in cui fu acquistato dalla Società degli Alpinisti Tridentini. Il palazzo è sede del Museo della Sat.</text:p>
          </table:table-cell>
          <table:table-cell table:style-name="ce2" office:value-type="string">
            <text:p>Die harmonische Fassadengestaltung macht diesen Palast zu einem der schönsten Beispiele für die Renaissancearchitektur in der Stadt. Unter den symmetrisch angeordneten Fenstern fällt vor allem das vierbogige Mittelfenster mit den zwei Steinbalkons auf, die das schön gegliederte Rundbogenportal einrahmen. Die malerische Dekoration in Rustika-Scheinarchitektur geht auf das späte 19. Jh. zurück.</text:p>
            <text:p>Das in der Mitte des 16. Jh. von den Saracini errichtete Gebäude ging Ende des 17. Jh. an die Freiherren Cresseri über, die Herren von Castel Pietra. Eine im Inneren angebrachte Gedenktafel erinnert an den Herzog von Gloucester, einen Bruder des Königs Georg II. von England, der hier 1777 starb. In der zweiten Hälfte des 19. Jh. wurde der Palast von der Familie Pedrotti umgestaltet und restauriert, bevor er 1954 von der Società degli Alpinisti Tridentini erworben wurde.</text:p>
          </table:table-cell>
          <table:table-cell table:style-name="ce2" office:value-type="string">
            <text:p>The façade’s regularity ensures the Palazzo’s place amongst the best examples of Renaissance architecture in the city. The symmetrical position of its openings highlights its larger, central mullioned window with its two stone balconies. The latter frame the portal and its round arch - an architectural work with great formal value - while the building’s painted decoration imitating ashlar and friezes date back to the end of the 19th century.</text:p>
            <text:p>Built by the Saracini family in the mid-16th century, the Palazzo passed into the hands of Barons Cresseri, owners of Castel Pietra, at the end of the following century. A wall plaque inside the building commemorates the death of the Duke of Gloucester - brother of King George the III of England - occurred in 1777. The Palazzo underwent refurbishing and restyling works by the Pedrotti family during the second half of the 19th century. The family inhabited the building until 1954, when it was purchased by the Trentino Alpinists Association. </text:p>
          </table:table-cell>
          <table:table-cell table:style-name="ce2" table:number-columns-repeated="3"/>
          <table:table-cell table:style-name="ce2" office:value-type="float" office:value="1">
            <text:p>1</text:p>
          </table:table-cell>
          <table:table-cell table:style-name="ce2" office:value-type="string">
            <text:p>46.07001998</text:p>
          </table:table-cell>
          <table:table-cell table:style-name="ce2" office:value-type="string">
            <text:p>11.12314749</text:p>
          </table:table-cell>
          <table:table-cell table:style-name="ce2" office:value-type="string">
            <text:p>Francesca Medici</text:p>
          </table:table-cell>
          <table:table-cell table:style-name="Default" office:value-type="string">
            <text:p>11/09/2014 12:00 AM +0100</text:p>
          </table:table-cell>
          <table:table-cell table:style-name="ce2" office:value-type="float" office:value="1">
            <text:p>1</text:p>
          </table:table-cell>
          <table:table-cell table:style-name="ce2" office:value-type="string">
            <text:p>Un posto riservato alle persone con disabilità lungo la via a 40 metri circa. Il palazzo ospita il Museo e la Biblioteca della Montagna, entrambi raggiungibili con l’ascensore. Nella Biblioteca, la Sala Consultazione e quella Video sono accessibili, la Sala Riviste è invece raggiungibile con scala a chiocciola. I servizi igienici attrezzati si trovano al terzo piano, nella zona della biblioteca. Portone d’ingresso (sempre aperto) largo 195 cm (soglia di 3 cm). Rampa interna (prima dell’ascensore) lunga 9 cm con pendenza del 35%. Ascensore principale (porta 80 cm, dimensioni 120x120 cm, pulsantiera esterna 118 cm e interna 125 cm, pulsantiera in braille). Servizi igienici attrezzati (porta 85 cm, dimensioni 182x225, wc alto 51 cm e maniglione sul lato opposto all’accostamento).</text:p>
          </table:table-cell>
          <table:table-cell table:style-name="ce2"/>
          <table:table-cell table:style-name="ce2" office:value-type="string">
            <text:p>One parking space for the disabled lies about 40 metres away in via Manci. Today, the palace houses the Museo della Montagna (Mountain Museum) and the Biblioteca della Montagna (highly specialised library on mountains), which are both accessible by way of elevator. In the library, the consultation and multimedia rooms are easily accessible, while the periodicals reading room can be reached only by a winding staircase. Equipped disabled toilets are available on the third floor. Entrance door 1.95m wide (0.03m high doorstep, always open). Internal wheelchair ramp (before the elevator) (0.09m long, gradient of 35%). Stairlift (0.7m x 0.85m, maximum load 190 kg). Main elevator (0.8m wide door, 1.2m x 1.2m, external controls and internal controls respectively 1.18m and 1.25m above floor level with tactile symbols). Equipped disabled toilets (0.85m wide door, 1.82m x 2.25m, 0.51m high toilet bowl with side grab bars).</text:p>
          </table:table-cell>
          <table:table-cell table:style-name="ce2" table:number-columns-repeated="7"/>
          <table:table-cell table:number-columns-repeated="987"/>
        </table:table-row>
        <table:table-row table:style-name="ro3">
          <table:table-cell table:style-name="ce2" office:value-type="string">
            <text:p>cultura.26</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Torre Verde</text:p>
          </table:table-cell>
          <table:table-cell table:style-name="ce2" office:value-type="string">
            <text:p>Via Alessandro Manzoni 5, 38122 Trento</text:p>
          </table:table-cell>
          <table:table-cell table:style-name="ce2" table:number-columns-repeated="2"/>
          <table:table-cell/>
          <table:table-cell table:style-name="ce2"/>
          <table:table-cell table:style-name="ce2" office:value-type="string">
            <text:p>torre_verde_paolo_belvedere.jpg</text:p>
          </table:table-cell>
          <table:table-cell table:style-name="ce2" office:value-type="string">
            <text:p>La torre deve il suo nome al colore della copertura della cuspide. Posta a difesa della porta di S. Martino, ora scomparsa, era il baluardo che concludeva la cinta muraria sugli argini del fiume Adige prima della deviazione del 1858. Qui le imbarcazioni cariche di merci dovevano pagare il pedaggio imposto dal Principe Vescovo. L'abbattimento delle mura, che collegavano la torre al vicino castello, l'ha isolata dal suo naturale contesto. La Torre è visibile solo dall'esterno.</text:p>
          </table:table-cell>
          <table:table-cell table:style-name="ce2" office:value-type="string">
            <text:p>Der Turm verdankt seinen Namen „Grüner Turm” der Farbe seines Dachs. Er war ursprünglich zur Verteidigung der heute nicht mehr bestehenden Porta San Martino errichtet worden und bildete das Bollwerk, mit dem die Stadtmauer am Etschufer endete, bevor der Fluss im Jahr 1858 umgeleitet wurde. Der mittelalterliche Turm, der einen halbkreisförmigen Grundriss hat, besitzt eine niedrige gotische Tür und einen kleinen Balkon. Er wurde zur Regierungszeit des Bischofs Georg II. Hack um die Mitte des 15. Jh. restauriert.</text:p>
            <text:p>Durch den Abriss der Verbindungsmauer zum nahen Schloss hin ging dem Turm seine ursprüngliche Funktion verloren.</text:p>
          </table:table-cell>
          <table:table-cell table:style-name="ce2" office:value-type="string">
            <text:p>The tower owes its name to the colour of its cusp roof. Built to defend St. Martino's gate, which no longer exists, it was the last bulwark of the town walls on the banks of the River Adige before it was diverted in 1858. Medieval in origin, the tower features a semi-circular base, a low pointed door and a small balcony. Restoration works on the building were carried out under Bishop Giorgio II Hack during the 1450s. When the walls connecting the tower to the nearby castle were demolished, the tower was isolated and lost its functional role.</text:p>
          </table:table-cell>
          <table:table-cell table:style-name="ce2" table:number-columns-repeated="3"/>
          <table:table-cell table:style-name="ce2" office:value-type="float" office:value="1">
            <text:p>1</text:p>
          </table:table-cell>
          <table:table-cell table:style-name="ce2" office:value-type="string">
            <text:p>46.07222757</text:p>
          </table:table-cell>
          <table:table-cell table:style-name="ce2" office:value-type="string">
            <text:p>11.12483335</text:p>
          </table:table-cell>
          <table:table-cell table:style-name="ce2" office:value-type="string">
            <text:p>Paolo Belvedere</text:p>
          </table:table-cell>
          <table:table-cell table:style-name="Default" office:value-type="string">
            <text:p>11/09/2014 12:00 AM +0100</text:p>
          </table:table-cell>
          <table:table-cell table:style-name="ce2" office:value-type="float" office:value="1">
            <text:p>1</text:p>
          </table:table-cell>
          <table:table-cell table:style-name="ce2" office:value-type="string">
            <text:p>Un parcheggio riservato alle persone con disabilità a 5 metri circa nella vicina via Manzoni, altri quattro stalli riservati nella vicina piazza Mostra. La Torre è visibile solo dall’esterno perché l’edificio su cui sorge è adibito ad abitazione privata e a servizi commerciali.</text:p>
          </table:table-cell>
          <table:table-cell table:style-name="ce2"/>
          <table:table-cell table:style-name="ce2" office:value-type="string">
            <text:p>One disabled parking lot is located about 5 metres away in the nearby Via Manzoni, while four more disabled parking spaces are located in Piazza Mostra. The Tower can only be admired from the outside, in fact, today, it is used as private home and offices.</text:p>
          </table:table-cell>
          <table:table-cell table:style-name="ce2" table:number-columns-repeated="7"/>
          <table:table-cell table:number-columns-repeated="987"/>
        </table:table-row>
        <table:table-row table:style-name="ro7">
          <table:table-cell table:style-name="ce2" office:value-type="string">
            <text:p>cultura.27</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Castello del Buonconsiglio</text:p>
          </table:table-cell>
          <table:table-cell table:style-name="ce2" office:value-type="string">
            <text:p>Via Bernardo Clesio 5, 38122 Trento</text:p>
          </table:table-cell>
          <table:table-cell table:style-name="ce2" office:value-type="string">
            <text:p>http://www.buonconsiglio.it</text:p>
          </table:table-cell>
          <table:table-cell table:style-name="ce2" office:value-type="string">
            <text:p>info@buonconsiglio.it</text:p>
          </table:table-cell>
          <table:table-cell table:style-name="ce2" office:value-type="string">
            <text:p>0461 233770</text:p>
          </table:table-cell>
          <table:table-cell table:style-name="ce2" office:value-type="float" office:value="2">
            <text:p>2</text:p>
          </table:table-cell>
          <table:table-cell table:style-name="ce2" office:value-type="string">
            <text:p>buonconsiglio2.jpg</text:p>
          </table:table-cell>
          <table:table-cell table:style-name="ce4" office:value-type="string">
            <text:p>&lt;p&gt;Il Castello del Buonconsiglio è il più vasto e importante complesso monumentale della regione Trentino Alto Adige. Dal secolo XIII fino alla fine del XVIII residenza dei principi vescovi di Trento, è composto da una serie di edifici di epoca diversa, racchiusi entro una cinta di mura in una posizione leggermente elevata rispetto alla città. Oggi il castello è sede dell'omonimo Museo.&lt;br /&gt;&lt;br /&gt; &lt;b&gt;Castelvecchio&lt;/b&gt;&lt;br /&gt; È la parte più antica del Castello del Buonconsiglio. L’edificio, eretto verso la metà del XIII secolo, ingloba la più antica torre cilindrica detta impropriamente Torre d’Augusto. Dal 1255 al 1796 fu residenza dei principi vescovi della città e sede del consiglio aulico, l’organo di governo vescovile, donde il nome di “Buonconsiglio”. Al vescovo Giovanni IV Hinderbach (1465-1486) si devono i maggiori lavori di ampliamento e abbellimento: gli Erker, la grande polifora in stile gotico veneziano, il timpano merlato e la grande corte interna cinta da logge.&lt;br /&gt;&lt;br /&gt;&lt;b&gt;Magno Palazzo&lt;/b&gt;&lt;br /&gt; Disposto a ridosso delle antiche mura urbiche, fu la residenza del cardinale Bernardo Cles (1485-1539), che lo fece edificare, accanto al Castelvecchio, tra il 1528 e il 1536, anno in cui venne ufficialmente inaugurato. I pittori Girolamo Romanino, Dosso e Battista Dossi e Marcello Fogolino sono gli autori dei mirabili cicli affrescati che adornano gran parte degli ambienti interni. Maestranze italiane, soprattutto venete e lombarde, si alternarono a quelle nordiche nella conduzione del cantiere e nell’esecuzione degli arredi di quella che è considerata una delle più ricche residenze principesche dell’Italia settentrionale. Durante il Concilio i cardinali Cristoforo e Ludovico Madruzzo ospitarono nel castello alti prelati e ambasciatori e allestirono nel Magno Palazzo e nei giardini cerimonie e banchetti.&lt;br /&gt;&lt;br /&gt;&lt;b&gt;Torre dell'Aquila&lt;/b&gt;&lt;br /&gt; Eretta sopra l’omonima porta, che si apriva nella cinta muraria della città mettendola in comunicazione con la Valsugana, la torre è nominata per la prima volta in un documento del 1290. Il suo assetto attuale a tre piani si deve all’intervento promosso alla fine del XIV secolo dal principe vescovo Giorgio Liechtenstein. Eletto nel 1390, il presule si impadronì della torre – che apparteneva alla città – collegandola al Castello del Buonconsiglio con un camminamento coperto e trasformandola in dimora privata per sé e per i propri ospiti. A tale scopo incaricò un pittore boemo, Maestro Venceslao, di decorare il secondo piano con un ciclo di affreschi raffiguranti i Mesi, gioiello della cultura figurativa del gotico internazionale.&lt;/p&gt;</text:p>
          </table:table-cell>
          <table:table-cell table:style-name="ce2" office:value-type="string">
            <text:p>Schloss Buonconsiglio</text:p>
            <text:p>Schloss Buonconsiglio ist der größte und wichtigste monumentale Baukomplex der Region Trentino-Südtirol. Dieser Komplex besteht aus einer Reihe von Gebäuden unterschiedlicher Epochen, die von einer Schutzmauer umgeben sind und sich auf etwas höherem Niveau als die Stadt Trient befinden. Vom 13. Jh. bis Ende des 18. Jh.s war Schloss Buonconsiglio die Residenz des jeweils amtierenden Trienter Fürstbischofs; heutzutage beherbergt es ein gleichnamiges Museum.</text:p>
            <text:p>Castelvecchio</text:p>
            <text:p>So heißt der älteste Teil des Schlosses. Er wurde um die Mitte des 13. Jh.s um den älteren zylindrischen Turm errichtet, der inkorrekterweise „Augustusturm“ genannt wird. Von 1255 bis 1796 war Castelvecchio die Residenz des jeweils amtierenden Fürstbischofs von Trient sowie der Sitz des sog. „consiglio aulico“ (daher der Name „Buonconsiglio“), d. h. des Hofrats oder, m. a. W., des fürstbischöflichen Regierungsgremiums. Die größten Ausbau- und Verschönerungsarbeiten am Castelvecchio sind Bischof Johannes IV. Hinderbach (1465–1486) zu verdanken: dazu zählen die Erker, das große Arkadenfenster in venezianisch-gotischem Stil, das zinnengekrönte Tympanon sowie der große, von Loggien umgebene Innenhof.</text:p>
            <text:p>Magno Palazzo</text:p>
            <text:p>Dieser Palast, der an die uralte Stadtmauer angelehnt ist, war einst die Residenz von Kardinal Bernhard von Cles (1485–1539). Er ließ das Gebäude zwischen 1528 und 1536 (Jahr der feierlichen Einweihung) neben dem Castelvecchio errichten. Die wunderschönen Freskenzyklen, die einen Großteil der Räume zieren, verdanken wir den Malern Girolamo Romanino, Dosso und Battista Dossi, sowie Marcello Fogolino. Für den Bau und die Verzierungen dieses Gebäudes, das als eine der opulentesten fürstlichen Residenzen Norditaliens gilt, waren abwechselnd italienische (vor allem venetische und lombardische) Arbeiter und Kollegen aus nördlicheren Gegenden verantwortlich. Während des Konzils von Trient hatten die Kardinäle Cristoforo und Ludovico Madruzzo hochrangige Prälaten und Botschafter im Magno Palazzo zu Gast, und sie veranstalteten Feiern und Bankette sowohl im Inneren des Palastes als auch in dessen Gärten.</text:p>
            <text:p>Torre dell'Aquila</text:p>
            <text:p>Dieser Turm, dessen früheste schriftliche Erwähnung auf das Jahr 1290 zurückgeht, wurde über dem gleichnamigen Tor in der Stadtmauer errichtet, das Trient zum Valsugana hin abschloss. Seine heutige dreistöckige Struktur erhielt der Turm anlässlich Umbauarbeiten, die Fürstbischof Georg von Liechtenstein Ende des 14. Jh.s ausführen ließ. Nach seiner Wahl im Jahr 1390 übernahm der Prälat den der Stadt gehörenden Turm in seinen Besitz. Er ließ einen überdachten Durchgang zwischen dem Turm und Schloss Buonconsiglio anlegen sowie den Turm in eine Privatresidenz für ihn und seine Gäste umbauen. Im Rahmen der letzteren Initiative beauftragte er u. a. einen böhmischen Maler, Meister Wenceslaus, damit, das 2. Stockwerk mit einem Freskenzyklus zu verzieren, der die zeitliche Aufeinanderfolge der Monate darstellen sollte. Dieser bis heute erhaltene Freskenzyklus gehört zu den feinsten Beispielen der gegenständlichen Kultur der Internationalen Gotik.</text:p>
          </table:table-cell>
          <table:table-cell table:style-name="ce2" office:value-type="string">
            <text:p>Buonconsiglio Castle</text:p>
            <text:p>Buonconsiglio Castle is the largest and most important monumental complex of the Trentino-South Tyrol Region. It is made up of a series of buildings dating from different periods that are encircled by a defensive wall and that stand on slightly higher ground than the town of Trento itself. From the 13th century to the end of the 18th century Buonconsiglio castle was the residence of the incumbent prince-bishop of Trento; nowadays it houses a museum of the same name.</text:p>
            <text:p>Castelvecchio</text:p>
            <text:p>Castelvecchio, the oldest part of Buonconsiglio Castle, was built in the mid 13th century around an older cylindrical tower inaccurately called 'Augustus Tower'. From 1255 to 1796, Castelvecchio was the residence of the prince-bishop who was in charge at the time as well as the venue for the meetings of the so-called 'consiglio aulico' (hence the name 'Buonconsiglio'). This 'court council' was the governing body of the prince-bishopric. Castelvecchio owes its major extensions and embellishments – i.e. its oriels, its large multi-arched window in Venetian Gothic style, its crenellated tympanum, and its large inner courtyard encircled by loggias – to Bishop Johannes IV Hinderbach (1465–1486).</text:p>
            <text:p>Magno Palazzo</text:p>
            <text:p>This edifice backing on a section of the ancient town wall used to be the residence of Bishop Bernardo Clesio (1485–1539), who had it built adjacent to the Castelvecchio between 1528 and 1536 (the year of its official inauguration). The wonderful fresco cycles that decorate large sections of the rooms were painted by Girolamo Romanino, Dosso Dossi and his son Battista, and Marcello Fogolino. Italian (mainly Venetian and Lombard) workers and colleagues from farther north took turns in managing the site and in creating the decorations of what is regarded as one of Northern Italy's most opulent princely residences. During the Council of Trent, cardinals Cristoforo and Ludovico Madruzzo had high-ranking prelates staying in the Magno Palazzo and used to host celebrations and banquets inside the castle as well as in its gardens. </text:p>
            <text:p>Torre dell'Aquila</text:p>
            <text:p>This tower was built above a gate of the same name in the town wall that was once used to control access to and from the Valsugana. The first written record of the tower is in a document dating from 1290. Its current 3-storey structure is the result of works commissioned by Prince-Bishop George of Liechtenstein towards the end of the 14th century. After his election in 1390, the prelate took possession of the tower (which belonged to the town), had it connected to Buonconsiglio Castle by a covered passageway, and turned it into a private residence for him and his guests. As part of the latter initiative, he commissioned a Bohemian painter, Master Wenceslaus, to decorate the second floor with a cycle of frescoes representing the sequence of the months. This cycle of frescoes is one of the finest examples of the figurative culture of the International Gothic.</text:p>
          </table:table-cell>
          <table:table-cell table:style-name="ce2" table:number-columns-repeated="3"/>
          <table:table-cell table:style-name="ce2" office:value-type="float" office:value="0">
            <text:p>0</text:p>
          </table:table-cell>
          <table:table-cell table:style-name="ce2" office:value-type="string">
            <text:p>46.07081409</text:p>
          </table:table-cell>
          <table:table-cell table:style-name="ce2" office:value-type="string">
            <text:p>11.12706232</text:p>
          </table:table-cell>
          <table:table-cell table:style-name="ce2" office:value-type="string">
            <text:p>Paolo Belvedere</text:p>
          </table:table-cell>
          <table:table-cell table:style-name="ce2" office:value-type="string">
            <text:p>28/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1">
          <table:table-cell table:style-name="ce2" office:value-type="string">
            <text:p>cultura.28</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Sardagna</text:p>
          </table:table-cell>
          <table:table-cell table:style-name="ce2" office:value-type="string">
            <text:p>Via Calepina 14, 38122 Trento</text:p>
          </table:table-cell>
          <table:table-cell table:style-name="ce2" table:number-columns-repeated="2"/>
          <table:table-cell/>
          <table:table-cell table:style-name="ce2" office:value-type="float" office:value="4">
            <text:p>4</text:p>
          </table:table-cell>
          <table:table-cell table:style-name="ce2" office:value-type="string">
            <text:p>sardagna.jpg</text:p>
          </table:table-cell>
          <table:table-cell table:style-name="ce2" office:value-type="string">
            <text:p>II corpo centrale, con le due sale al piano terreno affrescate da Marcello Fogolino, era già edificato nel primo Cinquecento, ma l'edificio assunse le forme attuali nel XVII secolo quando, con l'unione di diversi corpi di fabbrica, vennero rimodellate le due facciate esterne e i loggiati del cortile. I tre putti reggistemma che coronano il balcone, sopra l'imponente portale sorretto da telamoni, sono opere settecentesche dello scultore Cristoforo Benedetti da Castione.</text:p>
          </table:table-cell>
          <table:table-cell table:style-name="ce2" office:value-type="string">
            <text:p>Der mittlere Gebäudeteil mit den zwei von Marcello Fogolino freskengeschmückten Sälen im Erdgeschoss bestand schon im frühen 16. Jh.. Seine heutige Gestalt aber erhielt der Palast im 17. Jh., als mehrere Gebäudetrakte vereinigt und die zwei Außenfassaden sowie die Loggien im Innenhof neu gestaltet wurden. Die drei wappentragenden Putten, die den Balkon über dem von Telamonen gestützten Portal krönen, wurden im 18. Jh. vom Bildhauer Cristoforo Benedetti aus Castione geschaffen.</text:p>
          </table:table-cell>
          <table:table-cell table:style-name="ce2" office:value-type="string">
            <text:p>The main body, with its two rooms frescoed by Marcello Fogolino on the ground floor, was already standing in the early 16th century, but the palace took on its current look in the 17th century, when its two imposing façades and the open galleries in the courtyard underwent restyling through the joining together of different sections of the building. The three crest-bearing puttos crowning the balcony - located over the imposing front door supported by telamons - were sculpted in the 18th century by Cristoforo Benedetti da Castione.</text:p>
          </table:table-cell>
          <table:table-cell table:style-name="ce2" table:number-columns-repeated="3"/>
          <table:table-cell table:style-name="ce2" office:value-type="float" office:value="1">
            <text:p>1</text:p>
          </table:table-cell>
          <table:table-cell table:style-name="ce2" office:value-type="string">
            <text:p>46.06681682</text:p>
          </table:table-cell>
          <table:table-cell table:style-name="ce2" office:value-type="string">
            <text:p>11.12295496</text:p>
          </table:table-cell>
          <table:table-cell table:style-name="ce2" office:value-type="string">
            <text:p>Paolo Belvedere</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2">
          <table:table-cell table:style-name="ce2" office:value-type="string">
            <text:p>cultura.29</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Roccabruna</text:p>
          </table:table-cell>
          <table:table-cell table:style-name="ce2" office:value-type="string">
            <text:p>Via Ss. Trinità 24, 38122 Trento</text:p>
          </table:table-cell>
          <table:table-cell table:style-name="ce2" office:value-type="string">
            <text:p><text:a xlink:href="http://www.palazzoroccabruna.it/">http://www.palazzoroccabruna.it</text:a></text:p>
          </table:table-cell>
          <table:table-cell table:style-name="ce2" office:value-type="string">
            <text:p>info@palazzoroccabruna.it</text:p>
          </table:table-cell>
          <table:table-cell table:style-name="ce2" office:value-type="string">
            <text:p>0461 887101</text:p>
          </table:table-cell>
          <table:table-cell table:style-name="ce2"/>
          <table:table-cell table:style-name="ce2" office:value-type="string">
            <text:p>roccabruna.jpg</text:p>
          </table:table-cell>
          <table:table-cell table:style-name="ce2" office:value-type="string">
            <text:p>Importante esempio di architettura manierista, l'edificio fu realizzato tra il 1557 e il 1562 per iniziativa del canonico Girolamo Roccabruna. Lo stemma di famiglia compare sulla chiave d’arco del portale e a lato dell'ingresso, mentre al centro della facciata è posto in grande evidenza lo stemma cardinalizio di Cristoforo Madruzzo, a rimarcare il forte legame esistente tra i Roccabruna e il principe vescovo di Trento. Il portale, sovrastato da un balcone a balaustra in pietra, e le finestre a bugnato rustico completano la definizione stilistica della facciata. Degni di menzione, all'interno, l'atrio con busti di imperatori romani e la cappella dedicata a San Girolamo con affreschi cinquecenteschi. Dal primo gennaio 1563 l'intero palazzo fu preso in affitto da Claudio Fernandez de Quiñones conte di Luna, ambasciatore del re di Spagna Filippo II presso il Concilio. Lo spettacolare salone al piano nobile è dedicato infatti al conte di Luna, che morì nel palazzo il 28 dicembre 1563. Il Palazzo è oggi la sede che la Camera di Commercio di Trento ha dedicato alla valorizzazione del territorio e dei suoi prodotti. Le sue sale sono cornice di eventi e manifestazioni che hanno lo scopo di accompagnare i consumatori alla scoperta del vino, dei prodotti agroalimentari, ed artigianali più rappresentativi del Trentino. Dal 2007 è sede dell’Enoteca provinciale del Trentino.</text:p>
          </table:table-cell>
          <table:table-cell table:style-name="ce2" office:value-type="string">
            <text:p>Der bedeutende Palast wurde zwischen 1557 und 1562 auf Betreiben des Domherrn Girolamo Roccabruna in manieristischem Stil errichtet. Das Wappen dieser Familie ist am Scheitel des Portalbogens und seitlich des Eingangsportals zu sehen. In der Mitte der Fassade dagegen prangt das Wappen des Kardinals Cristoforo Madruzzo, mit dem die enge Beziehung zwischen der Familie Roccabruna und dem Fürstbischof von Trient unterstrichen wird. Über dem Portal befindet sich ein Balkon mit steinerner Brüstung, während die Fassadenfenster von Rustikaquadern umrahmt werden. Bemerkenswert sind im Inneren die Eingangshalle mit Büsten römischer Kaiser und die dem hl. Hieronymus geweihte Kapelle mit Fresken des 16. Jh. Der prachtvolle Festsaal in der Beletage ist dem Grafen Luna gewidmet, dem während der letzten Tagungsperiode des Konzils anwesenden spanischen Botschafter, der am 28. Dezember 1563 in diesem Palast starb.</text:p>
          </table:table-cell>
          <table:table-cell table:style-name="ce2" office:value-type="string">
            <text:p>An important example of Mannerist architecture, the Palazzo was erected between 1557 and 1562 under the initiative of Canon Girolamo Roccabruna. The family’s coat of arms can be admired both on the portal’s keystone and on the entrance side, while the coat of arms of Cardinal Cristoforo Madruzzo is featured in a primary position on the facade centre, highlighting the close connection between the Roccabrunas and the Prince-Bishop of Trento. The portal is topped by a balustrade balcony, and the rusticated masonry windows supplement the stylistic features of the façade. The palace hosts some remarkable elements, such us the hall housing the busts of Roman emperors and the chapel, decorated with 16th century frescos and devoted to St. Jerome. The building's magnificent piano nobile [main floor] is dedicated to Earl di Luna, the Spanish Ambassador during the last phase of the Council, who died here on 28 December 1563.</text:p>
          </table:table-cell>
          <table:table-cell table:style-name="ce2" table:number-columns-repeated="3"/>
          <table:table-cell table:style-name="ce2" office:value-type="float" office:value="0">
            <text:p>0</text:p>
          </table:table-cell>
          <table:table-cell table:style-name="ce2" office:value-type="string">
            <text:p>46.06631636</text:p>
          </table:table-cell>
          <table:table-cell table:style-name="ce2" office:value-type="string">
            <text:p>11.12334394</text:p>
          </table:table-cell>
          <table:table-cell table:style-name="ce2" office:value-type="string">
            <text:p>Gianni Zotta</text:p>
          </table:table-cell>
          <table:table-cell table:style-name="ce2" office:value-type="string">
            <text:p>24/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3">
          <table:table-cell table:style-name="ce2" office:value-type="string">
            <text:p>cultura.30</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Torrione Madruzziano</text:p>
          </table:table-cell>
          <table:table-cell table:style-name="ce2" office:value-type="string">
            <text:p>Piazza di Fiera, 21, 38122, Trento, Italia</text:p>
          </table:table-cell>
          <table:table-cell table:style-name="ce2" table:number-columns-repeated="2"/>
          <table:table-cell/>
          <table:table-cell table:style-name="ce2"/>
          <table:table-cell table:style-name="ce2" office:value-type="string">
            <text:p>torrione.jpg</text:p>
          </table:table-cell>
          <table:table-cell table:style-name="ce2" office:value-type="string">
            <text:p>La massiccia costruzione cilindrica fu eretta come baluardo alla porta di S. Croce, oggi scomparsa, documentata a partire dal 1562. La cosiddetta “Rotonda” fu trasformata nel 1595 per volere del Principe Vescovo e Cardinale Ludovico Madruzzo, come attesta un’epigrafe murata all’interno, a forma di bastione merlato. Perduta la funzione difensiva originaria, nel 1835 il torrione fu ridefinito nell'aspetto attuale per ricavarvi abitazioni e negozi. Durante il Concilio questa zona della città fu teatro di varie cerimonie, tra cui i tre solenni ingressi dei legati pontifici, avvenuti rispettivamente il 13 marzo 1545, il 29 aprile 1551, e il 16 aprile 1561, e il ricevimento del cardinale di Lorena, giunto dalla Francia con largo seguito il 13 novembre 1561. In tali occasioni il Magistrato Consolare faceva erigere archi e altri apparati effimeri.</text:p>
          </table:table-cell>
          <table:table-cell table:style-name="ce2" office:value-type="string">
            <text:p>Der massive Rundbau diente ursprünglich als Bollwerk beim heute nicht mehr vorhandenen Stadttor Santa Croce. Der 1562 erstmals urkundlich erwähnte Turm wurde im Jahr 1595 – wie einer im Inneren eingemauerten Inschrift zu entnehmen ist – auf Wunsch des Fürstbischofs und Kardinals Ludovico Madruzzo umgebaut. Nach dem Verlust der anfänglichen Verteidigungsfunktion wurde der Turm im Jahr 1835 zur heutigen Form umgestaltet und konnte Wohnungen und ein Café aufnehmen.</text:p>
            <text:p>Während des Konzils wurden die päpstlichen Legaten und andere illustre Persönlichkeiten am Stadttor Santa Croce feierlich empfangen.</text:p>
          </table:table-cell>
          <table:table-cell table:style-name="ce2" office:value-type="string">
            <text:p>The massive round building was built to ward the gate of S. Croce, which is no longer there. First documented in 1562, the so-called Rotonda was transformed in 1595 on the request of the Prince-Bishop and Cardinal Ludovico Madruzzo, as a wall epigraph indoor attests. Lost its original defensive function, the tower took on its current look in 1835, when it started to house some dwellings and a café.</text:p>
            <text:p>During the Council, the solemn arrival of the papal envoys and other illustrious personalities were celebrated at the gate of S. Croce.</text:p>
          </table:table-cell>
          <table:table-cell table:style-name="ce2" table:number-columns-repeated="3"/>
          <table:table-cell table:style-name="ce2" office:value-type="float" office:value="1">
            <text:p>1</text:p>
          </table:table-cell>
          <table:table-cell table:style-name="ce2" office:value-type="string">
            <text:p>46.06531647</text:p>
          </table:table-cell>
          <table:table-cell table:style-name="ce2" office:value-type="string">
            <text:p>11.12289882</text:p>
          </table:table-cell>
          <table:table-cell table:style-name="ce2" office:value-type="string">
            <text:p>Gianni Zotta</text:p>
          </table:table-cell>
          <table:table-cell table:style-name="ce2" office:value-type="string">
            <text:p>24/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5">
          <table:table-cell table:style-name="ce2" office:value-type="string">
            <text:p>cultura.31</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delle Albere</text:p>
          </table:table-cell>
          <table:table-cell table:style-name="ce2" office:value-type="string">
            <text:p>Via Roberto Da Sanseverino 45, 38122 Trento</text:p>
          </table:table-cell>
          <table:table-cell table:style-name="ce2" office:value-type="string">
            <text:p><text:a xlink:href="http://www.mart.tn.it/">http://www.mart.tn.it</text:a></text:p>
          </table:table-cell>
          <table:table-cell table:style-name="ce2"/>
          <table:table-cell table:style-name="ce2" office:value-type="string">
            <text:p>800 397760</text:p>
          </table:table-cell>
          <table:table-cell table:style-name="ce2"/>
          <table:table-cell table:style-name="ce2" office:value-type="string">
            <text:p>palazzo_delle_albere.jpg</text:p>
          </table:table-cell>
          <table:table-cell table:style-name="ce2" office:value-type="string">
            <text:p>La splendida residenza extraurbana dei Madruzzo è detta delle Albere dai filari di pioppi che accompagnavano il viale di accesso. È un massiccio palazzo cinquecentesco con quattro torrioni angolari e un’apertura a serliane sovrapposte sul prospetto principale, rivolto verso la città. L’edificio venne portato a termine tra il 1550 e il 1560 al tempo del principe vescovo Cristoforo Madruzzo, forse su disegno dell’architetto militare Francesco da Gandino. L’interno conserva suggestivi cicli affrescati. Durante il Concilio il palazzo fu teatro di banchetti e tornei in onore di principi e ambasciatori. Ex sede espositiva del Museo d'Arte Moderna e Contemporanea di Trento e Rovereto (Mart), il palazzo è ora momentaneamente chiuso per ristrutturazione; tuttavia, il Mart continua ad essere presente a Trento nella sede di Torre Vanga. I progetti espositivi sono in collaborazione con la Soprintendenza per i Beni Storico-artistici di Trento.</text:p>
          </table:table-cell>
          <table:table-cell table:style-name="ce2" office:value-type="string">
            <text:p>Der prachtvolle, außerhalb der Stadtmauern gelegene Wohnsitz der Adelsfamilie Madruzzo hat seinen Namen nach den Pappeln („albere”), die die Zufahrt säumten. Es handelt sich um einen mächtigen, aus dem 16. Jh. stammenden Palast mit vier Ecktürmen und zwei Serlianen an der der Stadt zugewandten Hauptfassade.</text:p>
            <text:p>Der Palast wurde zwischen 1550 und 1560, zur Regierungszeit des Fürstbischofs Cristoforo Madruzzo, nach einem Plan des Militärbaumeisters Francesco da Gandino vollendet. Im Inneren haben sich interessante Freskenzyklen erhalten. Während des Konzils fanden hier Bankette und Turniere zu Ehren von Fürsten und Botschaftern statt. Das Gebäude ist einer der Sitze des Museums für moderne und zeitgenössische Kunst von Trient und Rovereto.</text:p>
          </table:table-cell>
          <table:table-cell table:style-name="ce2" office:value-type="string">
            <text:p>This wonderful out-of-town residence of the Madruzzo family is called «delle Albere» because its avenue was lined by poplars. It's a massive 16th century building featuring four towers on the corners and an opening with superimposed three-lancet Windows on the front wall, which face the city. </text:p>
            <text:p>The building was finished between 1550 and 1560, at the time of Prince Bishop Cristoforo Madruzzo, and perhaps designed by military architect Francesco da Gandino. Evocative cycles of frescos can still be found inside the building. The Palazzo was used to host banquets and tournaments in honour of princes and ambassadors during the Council.</text:p>
            <text:p>Now the building houses the Museum of Modern and Contemporary Art of Trento and Rovereto.</text:p>
          </table:table-cell>
          <table:table-cell table:style-name="ce2" table:number-columns-repeated="3"/>
          <table:table-cell table:style-name="ce2" office:value-type="float" office:value="0">
            <text:p>0</text:p>
          </table:table-cell>
          <table:table-cell table:style-name="ce2" office:value-type="string">
            <text:p>46.06312561</text:p>
          </table:table-cell>
          <table:table-cell table:style-name="ce2" office:value-type="string">
            <text:p>11.11431789</text:p>
          </table:table-cell>
          <table:table-cell table:style-name="ce2" office:value-type="string">
            <text:p>Gianni Zotta</text:p>
          </table:table-cell>
          <table:table-cell table:style-name="Default" office:value-type="string">
            <text:p>11/09/2014 12:00 AM +0100</text:p>
          </table:table-cell>
          <table:table-cell table:style-name="ce2" office:value-type="float" office:value="1">
            <text:p>1</text:p>
          </table:table-cell>
          <table:table-cell table:style-name="ce2" office:value-type="string">
            <text:p>Assenza di parcheggi. Il Palazzo è attualmente in fase di ristrutturazione.</text:p>
          </table:table-cell>
          <table:table-cell table:style-name="ce2" table:number-columns-repeated="9"/>
          <table:table-cell table:number-columns-repeated="987"/>
        </table:table-row>
        <table:table-row table:style-name="ro3">
          <table:table-cell table:style-name="ce2" office:value-type="string">
            <text:p>cultura.32</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Quetta Alberti-Colico</text:p>
          </table:table-cell>
          <table:table-cell table:style-name="ce2" office:value-type="string">
            <text:p>Via Belenzani 32, 38122 Trento</text:p>
          </table:table-cell>
          <table:table-cell table:style-name="ce2" table:number-columns-repeated="2"/>
          <table:table-cell/>
          <table:table-cell table:style-name="ce2"/>
          <table:table-cell table:style-name="ce2" office:value-type="string">
            <text:p>quetta_alberti_colico.jpg</text:p>
          </table:table-cell>
          <table:table-cell table:style-name="ce2" office:value-type="string">
            <text:p>La facciata è caratterizzata dalla sovrapposizione di affreschi cinquecenteschi a preesistenze quattrocentesche. Motivi floreali e fregi all’antica denotano l'influenza del colorismo veneto. La partitura del prospetto, frutto dell’accorpamento di due preesistenti lotti medievali, è arricchita dall'inserimento del balconcino con bifora e della trifora in asse con il portale, sovrastato dal monogramma di San Bernardino sorretto da due angeli scolpiti a rilievo. Durante il Concilio il palazzo ospitò varie personalità tra cui i cardinali legati Girolamo Seripando, famoso teologo agostiniano, e Bernardo Navagero, vescovo di Verona.</text:p>
          </table:table-cell>
          <table:table-cell table:style-name="ce2" office:value-type="string">
            <text:p>An der Palastfassade fallen zwei unterschiedliche, einander überlagernde Freskenschichten auf, die auf das 15. und 16. Jh. zurückgehen. Blumenmotive und Friese zeigen den Einfluss des venetischen Kolorismus. Der Palazzo, der aus der Verbindung von zwei mittelalterlichen Wohngebäuden hervorgegangen ist, weist an der Fassade ein zweibogiges Fenster mit Balkon und ein dreibogiges Fenster über dem Portal auf, das vom steinernen Relief des von zwei Engeln getragenen Monogramms des hl. Bernardinus überragt wird.</text:p>
            <text:p>Während des Konzils waren in diesem Gebäude mehrere namhafte Persönlichkeiten zu Gast, darunter die päpstlichen Legaten und Kardinäle Girolamo Seripando, ein berühmter Theologe des Augustinerordens, und Bernardo Navagero, der Bischof von Verona.</text:p>
          </table:table-cell>
          <table:table-cell table:style-name="ce2" office:value-type="string">
            <text:p>The façade features frescos painted in the 16th century, which overlap older works harking back to the 15th century. Its floral decorations and traditional friezes truly express the influence exerted by the Venetian emphasis on colour. Featuring two older Medieval sections joined together, the façade is decorated with a double-lancet small balcony and a triple-lancet window, which is located above the portal, crowned by the monogram of San Bernardino and supported by two relief sculpted angels.</text:p>
            <text:p>The Palazzo housed various important guests during the Council, including Cardinals Girolamo Seripando - a famous Augustinian theologian - and Bernardo Navagero, Bishop of Verona.</text:p>
          </table:table-cell>
          <table:table-cell table:style-name="ce2" table:number-columns-repeated="3"/>
          <table:table-cell table:style-name="ce2" office:value-type="float" office:value="1">
            <text:p>1</text:p>
          </table:table-cell>
          <table:table-cell table:style-name="ce2" office:value-type="string">
            <text:p>46.06874678</text:p>
          </table:table-cell>
          <table:table-cell table:style-name="ce2" office:value-type="string">
            <text:p>11.12103712</text:p>
          </table:table-cell>
          <table:table-cell table:style-name="ce2" office:value-type="string">
            <text:p>Tonino Bortoletto</text:p>
          </table:table-cell>
          <table:table-cell table:style-name="Default" office:value-type="string">
            <text:p>11/09/2014 12:00 AM +0100</text:p>
          </table:table-cell>
          <table:table-cell table:style-name="ce2" office:value-type="float" office:value="1">
            <text:p>1</text:p>
          </table:table-cell>
          <table:table-cell table:style-name="ce2" office:value-type="string">
            <text:p>Quattro parcheggi riservati alle persone con disabilità lungo la via a 85 metri circa. Il palazzo è adibito ad abitazione privata e a studi professionali. Portone d’ingresso (sempre aperto) largo 196 cm.</text:p>
          </table:table-cell>
          <table:table-cell table:style-name="ce2"/>
          <table:table-cell table:style-name="ce2" office:value-type="string">
            <text:p>Four disabled parking lots are located along Via Belenzani (about 85 metres away). The building is used as private home and offices. Front gate 1.96m wide (always open).</text:p>
          </table:table-cell>
          <table:table-cell table:style-name="ce2" table:number-columns-repeated="7"/>
          <table:table-cell table:number-columns-repeated="987"/>
        </table:table-row>
        <table:table-row table:style-name="ro1">
          <table:table-cell table:style-name="ce2" office:value-type="string">
            <text:p>cultura.33</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Casa Cazuffi - Rella</text:p>
          </table:table-cell>
          <table:table-cell table:style-name="ce2" office:value-type="string">
            <text:p>Piazza Duomo 7, 38122 Trento</text:p>
          </table:table-cell>
          <table:table-cell table:style-name="ce2" table:number-columns-repeated="2"/>
          <table:table-cell/>
          <table:table-cell table:style-name="ce2"/>
          <table:table-cell table:style-name="ce2" office:value-type="string">
            <text:p>cazuffi_rella.jpg</text:p>
          </table:table-cell>
          <table:table-cell table:style-name="ce2" office:value-type="string">
            <text:p>Le due case, impostate su un tracciato poligonale e sorrette dai massicci pilastri del portico, presentano un complesso ciclo pittorico cinquecentesco che si svolge su diversi piani. Sulla facciata di sinistra sono raffigurati personaggi e scene della mitologia classica: in alto Gerione e le allegorie della Fortuna, dell’Occasione e della Nemesi; in basso Damocle alla mensa del tiranno Dionigi. Su quella di destra si dispiegano i temi della Virtù, del Tempo, i Trionfi dell'Amore, Apollo ed Abbondanza. Culminanti idealmente nella Scala della Virtù, e commentati dai cartigli in latino, sono da considerare come un “libro morale” aperto sulla piazza, ispirato alla cultura emblematica rinascimentale.</text:p>
          </table:table-cell>
          <table:table-cell table:style-name="ce2" office:value-type="string">
            <text:p>Die beiden Häuser, die einen mehreckigen Grundriss aufweisen und auf den kräftigen Pfeilern eines Laubenganges ruhen, zeichnen sich durch einen ausgedehnten Freskenzyklus aus dem 16. Jh. aus, der sich über mehrere Register erstreckt. An der linken Fassade sind mythologische Gestalten und Szenen zu sehen: oben Geryon und die Allegorien der Fortuna, der Gelegenheit und der Nemesis, unten Damokles zu Tisch beim Tyrannen Dionysius. An der rechten Fassade die Tugend, die Zeit, der Triumph der Liebe, Apoll und die Fülle. Ideeller Höhepunkt der Szenen ist die Tugendleiter, während die lateinischen Texte der Schriftrollen als ein auf den Hauptplatz geöffnetes „Sittenbuch” anzusehen sind, das auf die Symbolhaftigkeit der Renaissancekultur zurückgreift.</text:p>
          </table:table-cell>
          <table:table-cell table:style-name="ce2" office:value-type="string">
            <text:p>Built on a polygonal base and supported by the solid pillars of the portico, the two houses are characterized by a complex cycle of 16th century paintings arranged on different levels. On the left side the façade features characters and scenes from classical mythology, with Geryon and allegories of Fortune, Opportunity and Nemesis on the top, while Damocles at the table of tyrant Dionysius is depicted at the bottom. The right side illustrates the subjects of Virtue, Time, the Triumphs of Love, Apollo and Abundance. The works ideally reach their climax in the Scale of Virtues and are explained by the scrolls in Latin, and can be considered a "book on morals" opened out to the square and inspired by the emblematic culture of the Renaissance.</text:p>
          </table:table-cell>
          <table:table-cell table:style-name="ce2" table:number-columns-repeated="3"/>
          <table:table-cell table:style-name="ce2" office:value-type="float" office:value="0">
            <text:p>0</text:p>
          </table:table-cell>
          <table:table-cell table:style-name="ce2" office:value-type="string">
            <text:p>46.06774984</text:p>
          </table:table-cell>
          <table:table-cell table:style-name="ce2" office:value-type="string">
            <text:p>11.12168169</text:p>
          </table:table-cell>
          <table:table-cell table:style-name="ce2" office:value-type="string">
            <text:p>Tonino Bortoletto</text:p>
          </table:table-cell>
          <table:table-cell table:style-name="Default" office:value-type="string">
            <text:p>11/09/2014 12:00 AM +0100</text:p>
          </table:table-cell>
          <table:table-cell table:style-name="ce2" office:value-type="float" office:value="1">
            <text:p>1</text:p>
          </table:table-cell>
          <table:table-cell table:style-name="ce2" office:value-type="string">
            <text:p>Quattro parcheggi riservati alle persone con disabilità a ridosso dell’edificio. La struttura è adibita ad abitazione privata e a servizi commerciali; le facciate affrescate del Palazzo sono visibili dall’attigua piazza Duomo.</text:p>
          </table:table-cell>
          <table:table-cell table:style-name="ce2"/>
          <table:table-cell table:style-name="ce2" office:value-type="string">
            <text:p>Four disabled parking lots are located next to the building, which is used as private home and shops. The frescoed façades can be admired from the adjacent Piazza Duomo.</text:p>
          </table:table-cell>
          <table:table-cell table:style-name="ce2" table:number-columns-repeated="7"/>
          <table:table-cell table:number-columns-repeated="987"/>
        </table:table-row>
        <table:table-row table:style-name="ro3">
          <table:table-cell table:style-name="ce2" office:value-type="string">
            <text:p>cultura.34</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Balduini</text:p>
          </table:table-cell>
          <table:table-cell table:style-name="ce2" office:value-type="string">
            <text:p>Piazza Duomo 29, 38122 Trento</text:p>
          </table:table-cell>
          <table:table-cell table:style-name="ce2" table:number-columns-repeated="2"/>
          <table:table-cell/>
          <table:table-cell table:style-name="ce2"/>
          <table:table-cell table:style-name="ce2" office:value-type="string">
            <text:p>balduini.jpg</text:p>
          </table:table-cell>
          <table:table-cell table:style-name="ce2" office:value-type="string">
            <text:p>La struttura originaria dell’edificio è ancora gotica ma essa ha subito, nel corso dei secoli, vari interventi, l'ultimo dei quali nell'Ottocento con la creazione di nuove aperture sulla facciata. I raffinati affreschi con motivi a festone sono databili alla seconda metà del Quattrocento e vanno ricondotti alla cultura figurativa veronese: si tratta di uno dei primi esempi di decorazione pittorica esterna di un edificio residenziale. Nel locale sotterraneo sono visibili elementi di un muro di età romana e un rocco di colonna, a testimonianza della continuità edilizia in un’area posta a ridosso delle mura della romana Tridentum. </text:p>
          </table:table-cell>
          <table:table-cell table:style-name="ce2" office:value-type="string">
            <text:p>Das ursprünglich gotische Bauwerk hat im Laufe der Jahrhunderte mehrere Umbauten erfahren, den letzten im 19. Jh., als die Fassade mit neuen Fenstern versehen wurde. Die eleganten Fresken mit Girlandenmotiven werden auf die zweite Hälfte des 15. Jh. datiert und dem Veroneser Kulturkreis zugeschrieben: Es handelt sich um eine der ältesten Fassadenmalereien an einem Wohnpalais.</text:p>
            <text:p>In einem unterirdischen Raum sind Elemente einer römischen Mauer und ein Säulenstumpf zu sehen – ein Beweis für die bauliche Kontinuität auf diesem dicht bei der Ringmauer der Römerstadt Tridentum gelegenen Gelände.</text:p>
          </table:table-cell>
          <table:table-cell table:style-name="ce2" office:value-type="string">
            <text:p>The building’s original structure is Gothic. However, it has undergone several transformations over the centuries. The last one was carried out in the 19th century, when the facade featured new openings. Its refined frescos embellished with swag motifs date back to the second half of the 15th century and can be traced back to Verona figurative culture. They are one of the first examples of outdoor painted decorations on a residential building.</text:p>
            <text:p>The remains of a Roman wall and the base of a column are found in the basement and prove building consistency to an area surrounded by the walls of the Roman city «Tridentum».</text:p>
          </table:table-cell>
          <table:table-cell table:style-name="ce2" table:number-columns-repeated="3"/>
          <table:table-cell table:style-name="ce2" office:value-type="float" office:value="1">
            <text:p>1</text:p>
          </table:table-cell>
          <table:table-cell table:style-name="ce2" office:value-type="string">
            <text:p>46.06742859</text:p>
          </table:table-cell>
          <table:table-cell table:style-name="ce2" office:value-type="string">
            <text:p>11.12086582</text:p>
          </table:table-cell>
          <table:table-cell table:style-name="ce2" office:value-type="string">
            <text:p>Tonino Bortoletto</text:p>
          </table:table-cell>
          <table:table-cell table:style-name="Default" office:value-type="string">
            <text:p>11/09/2014 12:00 AM +0100</text:p>
          </table:table-cell>
          <table:table-cell table:style-name="ce2" office:value-type="float" office:value="1">
            <text:p>1</text:p>
          </table:table-cell>
          <table:table-cell table:style-name="ce2" office:value-type="string">
            <text:p>Quattro parcheggi riservati alle persone con disabilità nella vicina via Belenzani a circa 100 metri; altro stallo riservato in via Cavour a 130 metri circa. Il palazzo è adibito ad abitazione privata e a servizi commerciali; le facciate affrescate del palazzo sono visibili dall’attigua piazza Duomo.</text:p>
          </table:table-cell>
          <table:table-cell table:style-name="ce2"/>
          <table:table-cell table:style-name="ce2" office:value-type="string">
            <text:p>Four disabled parking lots are located on the edge of Piazza Duomo next to Via Belenzani (about 100 metres away), while another disabled parking spaces can be found in Via Cavour (about 130 metres away). The building is used as private home and shops. The frescoed façades can be admired from the adjacent Piazza Duomo.</text:p>
          </table:table-cell>
          <table:table-cell table:style-name="ce2" table:number-columns-repeated="7"/>
          <table:table-cell table:number-columns-repeated="987"/>
        </table:table-row>
        <table:table-row table:style-name="ro1">
          <table:table-cell table:style-name="ce2" office:value-type="string">
            <text:p>cultura.35</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Torre Vanga</text:p>
          </table:table-cell>
          <table:table-cell table:style-name="ce2" office:value-type="string">
            <text:p>Piazza della Portela 1, 38122 Trento</text:p>
          </table:table-cell>
          <table:table-cell table:style-name="ce2"/>
          <table:table-cell table:style-name="ce2" office:value-type="string">
            <text:p>sopr.storicoartistici@provincia.tn.it</text:p>
          </table:table-cell>
          <table:table-cell table:style-name="ce2" office:value-type="string">
            <text:p>0461 492100</text:p>
          </table:table-cell>
          <table:table-cell table:style-name="ce2"/>
          <table:table-cell table:style-name="ce2" office:value-type="string">
            <text:p>torre_vanga.jpg</text:p>
          </table:table-cell>
          <table:table-cell table:style-name="ce2" office:value-type="string">
            <text:p>Insigne monumento medioevale, la torre era il baluardo occidentale della cinta muraria della città, lambita in questo punto dal fiume Adige. Venne innalzata su una preesistente fortificazione dal principe vescovo Federico Vanga (1207-1218) nei primi anni del suo episcopato. L’avancorpo merlato, ingentilito da trifore, è un ampliamento successivo. Un ponte ligneo coperto la collegava alla sponda opposta del fiume, dove si trovava, in posizione isolata, l’abbazia di San Lorenzo. Presso la torre sorgeva anche la porta dalla quale si accedeva alla strada per le Valli Giudicarie e la Lombardia. Durante la rivolta del 1407 vi fu rinchiuso il principe vescovo Giorgio di Liechtenstein e anche nei secoli successivi fu utilizzata come carcere. Oggi sede di mostre curate dal MART e dalla Soprintendenza per I Beni Storico-artistici di Trento.</text:p>
          </table:table-cell>
          <table:table-cell table:style-name="ce2" office:value-type="string">
            <text:p>Der Wangenturm, ein bemerkenswertes mittelalterliches Bauwerk, bildete das westliche Bollwerk der Stadtmauer, die hier von der Etsch berührt wurde. Eine ältere Befestigungsanlage wurde vom Fürstbischof Friedrich von Wangen (1207-1218) in den ersten Jahren seiner Herrschaft erhöht. Der mit dreibogigen Fenstern geschmückte, zinnengekrönte Vorbau entstand bei späteren Erweiterungsbauten. Der Turm war durch eine überdachte Holzbrücke mit dem gegenüberliegenden Flussufer verbunden, wo die damals isoliert gelegene Abtei San Lorenzo lag. Neben dem Turm befand sich auch das Stadttor, das auf die Straße in die Valli Giudicarie und die Lombardei ging. Während des Aufstands im Jahr 1407 wurde hier der Fürstbischof Georg von Liechtenstein gefangen gehalten, und auch in den darauf folgenden Jahrhunderten diente der Turm als Gefängnis. </text:p>
          </table:table-cell>
          <table:table-cell table:style-name="ce2" office:value-type="string">
            <text:p>An exceptional Medieval building, the tower was the Western bastion of the city’s walls, which in this point were lapped by River Adige. Prince-Bishop Federico Vanga (1207-1218) had the building erected over a pre-existing fortification during the first years of his bishopric, while its embattled jutting section - softened by mullions - was built later. A covered wooden bridge connected the tower to the opposite bank of the river, where the isolated Abbey of San Lorenzo stood. The place also featured the gate, which accessed the road leading to the Giudicarie valleys and Lombardy region. The Prince-Bishop Giorgio Liechtenstein was imprisoned in the tower during the revolt of 1407, and the building served as a prison also in the following centuries.</text:p>
          </table:table-cell>
          <table:table-cell table:style-name="ce2" table:number-columns-repeated="3"/>
          <table:table-cell table:style-name="ce2" office:value-type="float" office:value="1">
            <text:p>1</text:p>
          </table:table-cell>
          <table:table-cell table:style-name="ce2" office:value-type="string">
            <text:p>46.069801</text:p>
          </table:table-cell>
          <table:table-cell table:style-name="ce2" office:value-type="string">
            <text:p>11.118494</text:p>
          </table:table-cell>
          <table:table-cell table:style-name="ce2" office:value-type="string">
            <text:p>Paolo Belvedere</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3">
          <table:table-cell table:style-name="ce2" office:value-type="string">
            <text:p>cultura.36</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Calepini</text:p>
          </table:table-cell>
          <table:table-cell table:style-name="ce2" office:value-type="string">
            <text:p>Via Calepina 1, 38122 Trento</text:p>
          </table:table-cell>
          <table:table-cell table:style-name="ce2" table:number-columns-repeated="2"/>
          <table:table-cell/>
          <table:table-cell table:style-name="ce2"/>
          <table:table-cell table:style-name="ce2" office:value-type="string">
            <text:p>calepini.jpg</text:p>
          </table:table-cell>
          <table:table-cell table:style-name="ce2" office:value-type="string">
            <text:p>L’edificio prende il nome dalla nobile famiglia originaria di Fiavé insediatasi a Trento nel corso del XV secolo. Fu in seguito dimora dei baroni Völs-Colonna e degli Alberti d’Enno. Nel 1812 passò ai baroni Salvotti, che lo rimaneggiarono. Tra il 1824 e il 1846 fu adibito a residenza vescovile e sede della Curia. Nel 1924 vi stabilì i propri uffici l’Istituto di Credito Fondiario per il Trentino-Alto Adige, che ne curò il restauro, affidato all’architetto Ettore Sottsass senior. <text:span text:style-name="T1">Il fronte</text:span> su via Calepina conserva l’assetto tardo-rinascimentale, cui corrisponde il rifacimento “in stile” della facciata su via Garibaldi. Notevoli le finestre bugnate a punta di diamante e il portale a due corsi di bugne. Risale alla metà del Settecento la decorazione del salone al primo piano, che ospita un ciclo di dodici tele di soggetto mitologico dipinte dal trentino Antonio de Romedis.</text:p>
          </table:table-cell>
          <table:table-cell table:style-name="ce2" office:value-type="string">
            <text:p>Der Palast hat seinen Namen nach der aus Fiavé stammenden Adelsfamilie, die sich im 15. Jh. in Trient niedergelassen hatte. In der Folge hatten hier die Freiherren Völs-Colonna und die Alberti d’Enno ihren Wohnsitz. 1812 ging das Gebäude an die Freiherren Salvotti über, die es umbauen ließen. Zwischen 1824 und 1846 diente der Palazzo als bischöfliche Residenz und Sitz der Kurie. Im Jahr 1924 zog hier das Istituto di Credito Fondiario für Trentino-Südtirol ein, das es vom Architekten Ettore Sottsass senior restaurieren ließ. Die Fassade gegen die Via Calepina präsentiert sich noch im ursprünglichen Spätrenaissancestil, während es sich bei der Fassade gegen Via Garibaldi um eine „stilgerechte” Nachbildung handelt. Bemerkenswert die von Diamantsteinen gerahmten Fenster und das Portal mit zwei Rustikaquaderreihen. Um die Mitte des 18. Jh.swurde der Festsaal im ersten Geschoss mit zwölf Leinwandbildern mythologischen Sujets ausgeschmückt, die vom Trentiner Maler Antonio de Romedis stammen.</text:p>
            <text:p>Während der ersten Tagungsperiode des Konzils wohnte in diesem Palast der benediktinische Theologe Luciano degli Ottoni, der Abt von Pomposa.</text:p>
          </table:table-cell>
          <table:table-cell table:style-name="ce2" office:value-type="string">
            <text:p>The building takes its name from the eponymous noble family from Fiavé, who settled in Trento during the course of the 15th century. It later became the home to Earls Völs-Colonnas and Alberti d’Ennos. In 1812, it became the property of Earls Salvottis, who had it restyled. It was also used as a Bishop’s residence and the seat of the curia between 1824 and 1846. In 1924, the Istituto di Credito Fondiario per il Trentino-Alto Adige established its offices here and planned refurbishment, which was entrusted to architect Ettore Sottsass senior. The façade on via Calepina has kept its late Renaissance look and is mirrored by the façade refurbished in the “same style” on Via Garibaldi. Special mention goes to its diamond-pointed, ashlar-worked windows and to its portal featuring two ashlar courses. The decoration of the hall on the first floor harks back to the 1750s and illustrates a cycle of twelve canvases depicting mythological subjects by Trentino painter Antonio de Romedis.</text:p>
            <text:p>During the first phase of the Council, the Palazzo hosted the Benedictine theologian Luciano degli Ottoni, Abbot of Pomposa.</text:p>
          </table:table-cell>
          <table:table-cell table:style-name="ce2" table:number-columns-repeated="3"/>
          <table:table-cell table:style-name="ce2" office:value-type="float" office:value="0">
            <text:p>0</text:p>
          </table:table-cell>
          <table:table-cell table:style-name="ce2" office:value-type="string">
            <text:p>46.06692476</text:p>
          </table:table-cell>
          <table:table-cell table:style-name="ce2" office:value-type="string">
            <text:p>11.12235951</text:p>
          </table:table-cell>
          <table:table-cell table:style-name="ce2" office:value-type="string">
            <text:p>Gianni Zotta</text:p>
          </table:table-cell>
          <table:table-cell table:style-name="Default" office:value-type="string">
            <text:p>11/09/2014 12:00 AM +0100</text:p>
          </table:table-cell>
          <table:table-cell table:style-name="ce2" office:value-type="float" office:value="1">
            <text:p>1</text:p>
          </table:table-cell>
          <table:table-cell table:style-name="ce2" office:value-type="string">
            <text:p>Un parcheggio riservato alle persone con disabilità a 10 metri sulla stessa via, altri 3 stalli riservati nella vicina via Roccabruna a circa 100 metri. Il portone d’ingresso è sempre aperto (soglia alta 5 cm). A richiesta, possibilità d’ingresso senza barriere da via Dordi 8 (telefono 0461-232050). La Sala Fondazione Caritro è aperta in occasione di eventi e si trova al piano terra così come i servizi igienici attrezzati. L’ascensore serve gli uffici ai piani. Porta d’entrata automatica (larga 120 cm). Ascensore (porta 80 cm, dimensioni 109x134 cm, pulsantiera esterna 115 cm e interna 131 cm, pulsantiera braille). Servizi igienici attrezzati ( porta 84 cm, dimensioni 178x211, wc alto 43 cm con maniglione sul lato dell’accostamento).</text:p>
          </table:table-cell>
          <table:table-cell table:style-name="ce2" table:number-columns-repeated="9"/>
          <table:table-cell table:number-columns-repeated="987"/>
        </table:table-row>
        <table:table-row table:style-name="ro3">
          <table:table-cell table:style-name="ce2" office:value-type="string">
            <text:p>cultura.37</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Torre Arcidiaconale o del Massarello</text:p>
          </table:table-cell>
          <table:table-cell table:style-name="ce2" office:value-type="string">
            <text:p>Via Santa Trinità 30, 38122 Trento</text:p>
          </table:table-cell>
          <table:table-cell table:style-name="ce2" table:number-columns-repeated="2"/>
          <table:table-cell/>
          <table:table-cell table:style-name="ce2"/>
          <table:table-cell table:style-name="ce2" office:value-type="string">
            <text:p>massarello.jpg</text:p>
          </table:table-cell>
          <table:table-cell table:style-name="ce2" office:value-type="string">
            <text:p>La torre medioevale è impostata su una rigorosa pianta rettangolare e doveva rappresentare il centro del sistema fortificato nella contrada di Borgonuovo. All’interno si segnala una sala decorata ad affresco con motivi fitomorfi, a drappeggio e a scacchiera, di gusto tardogotico. Il massiccio edificio, anticamente sede dell'arcidiacono Martino Neideck, prende il suo nome attuale da Angelo Massarelli di San Severino, segretario generale e segretario del Concilio, che qui dimorò per tutta la durata dell'assise.</text:p>
          </table:table-cell>
          <table:table-cell table:style-name="ce2" office:value-type="string">
            <text:p>Der heute gekappte Turm, der einen rechteckigen Grundriss aufweist, dürfte den Mittelpunkt des Befestigungssystems des Stadtteils Borgonuovo dargestellt haben. Im Inneren befindet sich ein spätgotisch ausgemalter Saal mit Pflanzenmotiven, Draperien und Schachbrettmustern.</text:p>
            <text:p>Das mächtige Bauwerk, Sitz des Erzdiakons Martin Neideck, diente während des gesamten Konzils als Wohnstätte des Generalsekretärs Angelo Massarelli da Sanseverino, des Bischofs von Telese.</text:p>
          </table:table-cell>
          <table:table-cell table:style-name="ce2" office:value-type="string">
            <text:p>Now truncated, the Medieval tower was built on a strict rectangular base and was supposed to represent the heart of the fortified system of Borgonuovo neighbourhood. It houses a frescoed hall decorated with draped, phytomorphic and chequered motifs in the late Gothic style.</text:p>
            <text:p>This imposing building was the residence of Archdeacon Martino Neideck. During the Council, it hosted Sanseverino-based Angelo Massarelli, Bishop of Telese, Secretary-General and compiler of the Council's documents. </text:p>
          </table:table-cell>
          <table:table-cell table:style-name="ce2" table:number-columns-repeated="3"/>
          <table:table-cell table:style-name="ce2" office:value-type="float" office:value="1">
            <text:p>1</text:p>
          </table:table-cell>
          <table:table-cell table:style-name="ce2" office:value-type="string">
            <text:p>46.06636466</text:p>
          </table:table-cell>
          <table:table-cell table:style-name="ce2" office:value-type="string">
            <text:p>11.12393761</text:p>
          </table:table-cell>
          <table:table-cell table:style-name="ce2" office:value-type="string">
            <text:p>Gianni Zotta</text:p>
          </table:table-cell>
          <table:table-cell table:style-name="ce2" office:value-type="string">
            <text:p>24/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1">
          <table:table-cell table:style-name="ce2" office:value-type="string">
            <text:p>cultura.38</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Larcher – Fogazzaro</text:p>
          </table:table-cell>
          <table:table-cell table:style-name="ce2" office:value-type="string">
            <text:p>Via Giuseppe Mazzini 10, 38122 Trento</text:p>
          </table:table-cell>
          <table:table-cell table:style-name="ce2" table:number-columns-repeated="2"/>
          <table:table-cell/>
          <table:table-cell table:style-name="ce2"/>
          <table:table-cell table:style-name="ce2" office:value-type="string">
            <text:p>larcher_fogazzaro.jpg</text:p>
          </table:table-cell>
          <table:table-cell table:style-name="ce2" office:value-type="string">
            <text:p>Il palazzo è uno dei più importanti edifici barocchi della città. Costruito nella prima metà del Settecento come residenza della nobile famiglia Guarinoni, si fonda su cellule edilizie medioevali, come testimonia il muro immorsato sul lato sinistro. La facciata si distingue per la fantasiosa articolazione delle finestrature e per l’imponenza del portale, con i telamoni che si raccordano all’arcata e alle mensole di sostegno del lungo balcone, impreziosito da un coevo parapetto mistilineo in ferro battuto.</text:p>
          </table:table-cell>
          <table:table-cell table:style-name="ce2" office:value-type="string">
            <text:p>Der Palast, einer der bemerkenswertesten Barockbauten der Stadt, wurde in der ersten Hälfte des 18. Jh. als Wohnsitz der Adelsfamilie Guarinoni errichtet. Wie die auf der linken Seite verzahnte Mauer beweist, schließt das Gebäude mittelalterliche Bauelemente ein. Die Fassade zeichnet sich durch die fantasiereich gestalteten Fenster und ein mächtiges Portal aus. Die Telamonen sind mit dem Bogen und den Konsolen des langen Balkons verbunden, der ein aus der gleichen Zeit stammendes schmiedeeisernes Geländer besitzt.</text:p>
          </table:table-cell>
          <table:table-cell table:style-name="ce2" office:value-type="string">
            <text:p>This Palazzo is one of the most important Baroque buildings in the city. Erected during the first half of the 18th century as a residence for the Guarinoni noble family, the palace stood over Medieval building units, as proven by the wall joined on its left side. Its façade stands out for the imaginative character of its windows and the imposing bulk of its portals, with telamons joining at its arch and corbels supporting the long balcony decorated by a mixtilinear iron-wrought parapet from the same age. </text:p>
          </table:table-cell>
          <table:table-cell table:style-name="ce2" table:number-columns-repeated="3"/>
          <table:table-cell table:style-name="ce2" office:value-type="float" office:value="1">
            <text:p>1</text:p>
          </table:table-cell>
          <table:table-cell table:style-name="ce2" office:value-type="string">
            <text:p>46.06610053</text:p>
          </table:table-cell>
          <table:table-cell table:style-name="ce2" office:value-type="string">
            <text:p>11.1224482</text:p>
          </table:table-cell>
          <table:table-cell table:style-name="ce2" office:value-type="string">
            <text:p>Francesca Medici</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1">
          <table:table-cell table:style-name="ce2" office:value-type="string">
            <text:p>cultura.39</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Municipio Vecchio</text:p>
          </table:table-cell>
          <table:table-cell table:style-name="ce2" office:value-type="string">
            <text:p>Via Belenzani 54, 38122 Trento</text:p>
          </table:table-cell>
          <table:table-cell table:style-name="ce2" table:number-columns-repeated="2"/>
          <table:table-cell/>
          <table:table-cell table:style-name="ce2"/>
          <table:table-cell table:style-name="ce2" office:value-type="string">
            <text:p>municipio_vecchio.jpg</text:p>
          </table:table-cell>
          <table:table-cell table:style-name="ce2" office:value-type="string">
            <text:p>Antica sede del Magistrato Consolare, il Municipio Vecchio è un complesso di edifici che si estende tra via Cavour (l’antica Contrada di Santa Maria) e via Belenzani (l’antica Contrada Larga). Il prospetto orientale fu completamente rifatto in stile neoclassico dall’ingegnere Antonio Bassi nel biennio 1837-1838: è sormontato dall’aquila civica e da quattro statue settecentesche già collocate nel giardino del Castello del Buonconsiglio. Il motto latino “Montes argentum mihi dant nomenque tridentum” (i monti mi danno l’argento e il nome di Trento) allude alla mitica origine del nome della città. Prima del rifacimento, sulla facciata era visibile un affresco raffigurante una scena di decapitazione, tradizionalmente identificata come il tragico epilogo della rivolta del 1407 capitanata da Rodolfo Belenzani.</text:p>
          </table:table-cell>
          <table:table-cell table:style-name="ce2" office:value-type="string">
            <text:p>Beim alten Rathaus handelt es sich um einen Gebäudekomplex, der sich zwischen der Via Cavour (ehemals Contrada di Santa Maria) und der Via Belenzani (einst Contrada Larga) ausdehnt. Die östliche Fassade wurde in den Jahren 1837-1838 nach einem Entwurf des Ingenieurs Antonio Bassi in klassizistischem Stil erneuert. Sie wird vom Adler, dem städtischen Wappentier, und von vier Statuen des 18. Jh. gekrönt, die sich im Park des Schlosses Buonconsiglio befunden hatten. Das lateinische Motto MONTES ARGENTVM MIHI DANT NOMENQVE TRIDENTVM (Die Berge geben mir Silber und den Namen Trento) spielt auf die mythische Herkunft des Namens der Stadt an. Vor dem Umbau hatte sich an der Fassade ein Fresko befunden, das eine Enthauptung zeigte und mit dem tragischen Ausgang des von Rodolfo Belenzani angeführten Aufstands in Verbindung gebracht wurde.</text:p>
          </table:table-cell>
          <table:table-cell table:style-name="ce2" office:value-type="string">
            <text:p>Ancient seat of the Consular Magistrate, the Municipio Vecchio includes a number of buildings stretching between via Cavour (the former Contrada di Santa Maria neighbourhood) and via Belenzani (the former Contrada Larga neighbourhood). Its Eastern façade was completely rebuilt in the Neo-classical style by engineer Antonio Bassi in 1837-1838. It highlights a civic eagle and four 18th-century statues which used to be located in the garden of the Castello del Buonconsiglio. The Latin motto MONTES ARGENTVM MIHI DANT NOMENQVE TRIDENTVM (mountains bestow silver and the name of Trento upon me) refers to the mythical origins of the city name. Before restyling, the façade used to illustrate a fresco depicting a decapitation - traditionally identified as the tragic epilogue to the 1407 revolt headed by Rodolfo Belenzani.</text:p>
          </table:table-cell>
          <table:table-cell table:style-name="ce2" table:number-columns-repeated="3"/>
          <table:table-cell table:style-name="ce2" office:value-type="float" office:value="0">
            <text:p>0</text:p>
          </table:table-cell>
          <table:table-cell table:style-name="ce2" office:value-type="string">
            <text:p>46.068292</text:p>
          </table:table-cell>
          <table:table-cell table:style-name="ce2" office:value-type="string">
            <text:p>11.121313</text:p>
          </table:table-cell>
          <table:table-cell table:style-name="ce2" office:value-type="string">
            <text:p>Francesca Medici</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1">
          <table:table-cell table:style-name="ce2" office:value-type="string">
            <text:p>cultura.40</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Torre Mirana</text:p>
          </table:table-cell>
          <table:table-cell table:style-name="ce2" office:value-type="string">
            <text:p>Via Belenzani 54, 38122 Trento</text:p>
          </table:table-cell>
          <table:table-cell table:style-name="ce2" table:number-columns-repeated="2"/>
          <table:table-cell/>
          <table:table-cell table:style-name="ce2"/>
          <table:table-cell table:style-name="ce2" office:value-type="string">
            <text:p>mirana.jpg</text:p>
          </table:table-cell>
          <table:table-cell table:style-name="ce2" office:value-type="string">
            <text:p>La casa-torre, detta anticamente “del Marcolino”, venne acquistata alla metà del XVI secolo da Sigismondo Thun e accorpata, assieme ad altri edifici, nel complesso edilizio di palazzo Thun. Recenti lavori di restauro hanno messo in luce l'antico pozzo e importanti brani del tessuto urbano della Tridentum romana. Nel salone al pianterreno si conserva un pregevole camino sormontato dall’allegoria della Fortezza. Notevole la scala a chiocciola che conduce ai piani superiori.</text:p>
          </table:table-cell>
          <table:table-cell table:style-name="ce2" office:value-type="string">
            <text:p>Das Wohnturm, einst „del Marcolino” genannt, wurde um die Mitte des 16. Jh. von Sigismund Thun erworben und gemeinsam mit anderen Gebäuden dem Baukomplex des Palazzo Thun angeschlossen. Bei jüngsten Restaurierungsarbeiten sind der alte Brunnen und bemerkenswerte Reste der Römerstadt Tridentum ans Tageslicht gekommen. Im Festsaal des Erdgeschosses befindet sich ein wertvoller Kamin mit der Allegorie der Tapferkeit. Bemerkenswert die Wendeltreppe, die zu den Obergeschossen führt.</text:p>
          </table:table-cell>
          <table:table-cell table:style-name="ce2" office:value-type="string">
            <text:p>Formerly called "del Marcolino", this house-tower was bought by Sigismondo Thun in the 1550s and included, along with other buildings, in the Thun Palace complex. Thanks to recent refurbishing works, an ancient well and important sections of the Roman «Tridentum» urban lay-out were brought back to light. An attractive fireplace resides in the ground floor hall, surmounted by an allegory of the Fortress. Special mention goes to the spiral staircase leading to the upper floors.</text:p>
          </table:table-cell>
          <table:table-cell table:style-name="ce2" table:number-columns-repeated="3"/>
          <table:table-cell table:style-name="ce2" office:value-type="float" office:value="1">
            <text:p>1</text:p>
          </table:table-cell>
          <table:table-cell table:style-name="ce2" office:value-type="string">
            <text:p>46.069524</text:p>
          </table:table-cell>
          <table:table-cell table:style-name="ce2" office:value-type="string">
            <text:p>11.121382</text:p>
          </table:table-cell>
          <table:table-cell table:style-name="ce2" office:value-type="string">
            <text:p>Gianni Zotta</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2">
          <table:table-cell table:style-name="ce2" office:value-type="string">
            <text:p>cultura.41</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Trentini</text:p>
          </table:table-cell>
          <table:table-cell table:style-name="ce2" office:value-type="string">
            <text:p>Via Manci 27, 38122 Trento</text:p>
          </table:table-cell>
          <table:table-cell table:style-name="ce2" table:number-columns-repeated="2"/>
          <table:table-cell/>
          <table:table-cell table:style-name="ce2"/>
          <table:table-cell table:style-name="ce2" office:value-type="string">
            <text:p>trentini.jpg</text:p>
          </table:table-cell>
          <table:table-cell table:style-name="ce2" office:value-type="string">
            <text:p>II palazzo sorse poco prima del 1740 per iniziativa della nobile famiglia Trentini, nel sito già occupato da alcune case di impianto gotico che si estendevano tra l'antica <text:span text:style-name="T1">Via</text:span> Lunga ed il corso dell'Adige. La facciata, sviluppata in altezza e caratterizzata da un sobrio balconcino, è tra le più eleganti del Settecento trentino. Alla decorazione delle sale interne, eseguita tra il 1750 e il 1765, lavorarono i pittori veronese Giorgio Anselmi e Orlando Fattori, il bolzanino Carl Henrici e il milanese Pietro Antonio Bianchi. Notevoli anche gli esuberanti stucchi bianchi e oro e le stufe di maiolica di forme rococò.</text:p>
          </table:table-cell>
          <table:table-cell table:style-name="ce2" office:value-type="string">
            <text:p>Dieser Palast wurde kurz vor 1740 von der Adelsfamilie Trentini auf den Grundmauern gotischer Wohnhäuser errichtet, die sich zwischen der einstigen Via Lunga und der Etsch erhoben hatten. Die hohe, von einem schlichten Balkon unterbrochene Fassade ist ein elegantes Beispiel für die Trentiner Settecento-Baukunst. Die Innenräume wurden zwischen 1750 und 1765 von den Malern Giorgio Anselmi und Orlando Fattori aus Verona, Carl Henrici aus Bozen und Pietro Antonio Bianchi aus Mailand ausgeschmückt. Bemerkenswert sind auch die prachtvollen weißen und goldenen Stuckaturen und die Rokoko-Kachelöfen.</text:p>
          </table:table-cell>
          <table:table-cell table:style-name="ce2" office:value-type="string">
            <text:p>The Palazzo was built right before 1740 by the noble Trentini family in an area stretching between the old via Lunga and the River Adige, where a number of Gothic-style buildings were already located. Its high façade - featuring a sober balcony - is one of the most elegant of the 18th century Trentino style. A number of artists were involved in the decoration of its inner rooms between 1750 and 1765, including Verona-based painters Giorgio Anselmi and Orlando Fattori, Bolzano-based Carl Henrici and Milan-based Pietro Antonio Bianchi. Some of its most remarkable features include its exuberant white and gold stuccos and Rococo-shaped tiled stoves. </text:p>
          </table:table-cell>
          <table:table-cell table:style-name="ce2" table:number-columns-repeated="3"/>
          <table:table-cell table:style-name="ce2" office:value-type="float" office:value="0">
            <text:p>0</text:p>
          </table:table-cell>
          <table:table-cell table:style-name="ce2" office:value-type="string">
            <text:p>46.069926</text:p>
          </table:table-cell>
          <table:table-cell table:style-name="ce2" office:value-type="string">
            <text:p>11.123096</text:p>
          </table:table-cell>
          <table:table-cell table:style-name="ce2" office:value-type="string">
            <text:p>Francesca Medici</text:p>
          </table:table-cell>
          <table:table-cell table:style-name="Default" office:value-type="string">
            <text:p>11/09/2014 12:00 AM +0100</text:p>
          </table:table-cell>
          <table:table-cell table:style-name="ce2" office:value-type="float" office:value="1">
            <text:p>1</text:p>
          </table:table-cell>
          <table:table-cell table:style-name="ce2" office:value-type="string">
            <text:p>Un parcheggio riservato alle persone con disabilità a 25 metri lungo la via. All’ingresso, atrio pavimentato con ciottoli e pietra. Il palazzo è parzialmente visitabile. L’ascensore serve i piani superiori; per l’accesso alle Sale Espositive del piano terra e del seminterrato serie di gradini; in alternativa, la Sala del piano terra è accessibile senza barriere e su richiesta da un’entrata situata a lato dell’edificio. I servizi igienici attrezzati si trovano al 4° piano; altri bagni non attrezzati al piano terra. Porta d’entrata larga 98 cm (maniglia alta 127 cm, forza necessaria per l’apertura 3.5 kg). Ascensore (porta 90 cm, dimensioni 149x149 cm, pulsantiera esterna 120 cm e interna 111 cm, pulsantiera in rilievo). Servizi igienici attrezzati (porta 90 cm, dimensioni 186x182, wc alto 40 cm con maniglioni su entrambi i lati).</text:p>
          </table:table-cell>
          <table:table-cell table:style-name="ce2" table:number-columns-repeated="9"/>
          <table:table-cell table:number-columns-repeated="987"/>
        </table:table-row>
        <table:table-row table:style-name="ro1">
          <table:table-cell table:style-name="ce2" office:value-type="string">
            <text:p>cultura.42</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Salvadori</text:p>
          </table:table-cell>
          <table:table-cell table:style-name="ce2" office:value-type="string">
            <text:p>Via Manci 69, 38122 Trento</text:p>
          </table:table-cell>
          <table:table-cell table:style-name="ce2" table:number-columns-repeated="2"/>
          <table:table-cell/>
          <table:table-cell table:style-name="ce2"/>
          <table:table-cell table:style-name="ce2" office:value-type="string">
            <text:p>palazzo_salvadori.jpg</text:p>
          </table:table-cell>
          <table:table-cell table:style-name="ce2" office:value-type="string">
            <text:p>Il palazzo venne edificato all’inizio del Cinquecento, nel luogo ove sorgeva l’antica sinagoga ebraica, dal maestro lombardo Lucio di Pietro. È un coerente e tipico esempio delle trasformazioni rinascimentali dell’edilizia urbana. La cappella interna, ora sconsacrata, fu decorata nel 1770 dal pittore bolzanino Carl Henrici. I due medaglioni in pietra che sovrastano i portali d’ingresso, opere settecentesche dello scultore Francesco Oradini, raffigurano il Martirio e la Gloria del Simonino: le due scene si riferiscono a un infanticidio rituale, in realtà mai avvenuto, di cui fu accusata nel 1475 la comunità ebraica trentina, che fu per questo perseguitata e dispersa.</text:p>
          </table:table-cell>
          <table:table-cell table:style-name="ce2" office:value-type="string">
            <text:p>Der Palazzo wurde im frühen 16. Jh. vom lombardischen Baumeister Lucio di Pietro an der Stelle der ehemaligen jüdischen Synagoge errichtet. Er ist ein typisches Beispiel für die Umgestaltung eines Stadtpalastes in den Renaissancestil. Die heute entweihte Innenkapelle wurde im Jahr 1770 vom Bozner Maler Carl Henrici ausgeschmückt. Die beiden Steinmedaillons über den Eingangsportalen, im 18. Jh. vom Bildhauer Francesco Oradini geschaffene Werke, stellen das Martyrium und die Glorie des Simon Unverdorben dar: Die zwei Szenen beziehen sich auf einen angeblichen, in Wirklichkeit aber niemals verübten Ritualmord des Kindes; doch die Trentiner jüdische Gemeinde wurde des Vergehens beschuldigt, verfolgt und aus der Stadt vertrieben.</text:p>
          </table:table-cell>
          <table:table-cell table:style-name="ce2" office:value-type="string">
            <text:p>The palace was built in the early 16th century by Lombard master artist Lucio di Pietro, where the ancient Jewish synagogue used to stand. It is a typical and consistent example of the changes Renaissance brought on the urban lay-out. The inner chapel – now deconsecrated – was painted by Bolzano-based artist Carl Henrici in 1770. The two stone medallions above the front doors, which were sculpted by Francesco Oradini in the 18th century, depict Simonino's Martyrdom and Glory: the scenes portray a ritual infanticide, which actually never took place. The Jewish community of the Trentino was nevertheless accused of the crime in 1475, and was persecuted and got scattered as a result.</text:p>
          </table:table-cell>
          <table:table-cell table:style-name="ce2" table:number-columns-repeated="3"/>
          <table:table-cell table:style-name="ce2" office:value-type="float" office:value="1">
            <text:p>1</text:p>
          </table:table-cell>
          <table:table-cell table:style-name="ce2" office:value-type="string">
            <text:p>46.069978</text:p>
          </table:table-cell>
          <table:table-cell table:style-name="ce2" office:value-type="string">
            <text:p>11.123698</text:p>
          </table:table-cell>
          <table:table-cell table:style-name="ce2" office:value-type="string">
            <text:p>Francesca Medici</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1">
          <table:table-cell table:style-name="ce2" office:value-type="string">
            <text:p>cultura.43</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Meli del Monte</text:p>
          </table:table-cell>
          <table:table-cell table:style-name="ce2" office:value-type="string">
            <text:p>Via del Suffragio 53, 38122 Trento</text:p>
          </table:table-cell>
          <table:table-cell table:style-name="ce2" table:number-columns-repeated="2"/>
          <table:table-cell/>
          <table:table-cell table:style-name="ce2"/>
          <table:table-cell table:style-name="ce2" office:value-type="string">
            <text:p>meli.jpg</text:p>
          </table:table-cell>
          <table:table-cell table:style-name="ce2" office:value-type="string">
            <text:p>Posizionato all'angolo tra via del Suffragio e via S. Marco, nel quartiere tedesco della città, l’edificio fu eretto tra la fine del Quattrocento e l'inizio del Cinquecento. L'unitarietà del progetto e la ricchezza delle decorazioni in pietra – tra cui si segnalano tre eleganti balconi – lo distinguono quale esempio dell'evoluzione dalle forme dell’architettura tardogotica verso i caratteri del più maturo rinascimento. Di grande interesse è il ciclo affrescato, raffigurante le Fatiche di Ercole, figure di Sapienti e fregi fitomorfi. Fu realizzato da un anonimo pittore tra il 1515 e il 1519.</text:p>
          </table:table-cell>
          <table:table-cell table:style-name="ce2" office:value-type="string">
            <text:p>Der Palast, der sich im ehemals deutschsprachigen Stadtviertel an der Ecke zwischen der Via del Suffragio und der Via San Marco erhebt, wurde um die Wende vom 15. zum 16. Jh. errichtet. Seine einheitliche Gestalt und die reichen Dekorationen in Stein machen ihn zu einem guten Beispiel für die Entwicklung von der Spätgotik zur Renaissance. Hochinteressant die von einem unbekannten Künstler zwischen 1515 und 1519 geschaffenen Freskenmalereien, auf denen die zwölf Arbeiten des Herkules, Gelehrte und Pflanzenfriese zu sehen sind. </text:p>
          </table:table-cell>
          <table:table-cell table:style-name="ce2" office:value-type="string">
            <text:p>Located on the corner of via Suffragio and via S. Marco in the German (avevamo scelto Austriaco pensando alla dominazione austriaca) section (se preferisce neighbourhood, ma anche section è molto usato) of the city, the Palazzo was built between the end of the 15th century and the beginning of the 16th. Its uniformity and ornate stone decorations – of which, special mention goes to its three elegant balconies – make it stand out as an example of the evolution of late Gothic architecture and its transition towards a high Renaissance style. The cycle of frescoes illustrating the Labours of Hercules (la traduzione è corretta), the Sages and phytomorphic decorations is particularly interesting. It was painted by an anonymous artist between 1515 and 1519.</text:p>
          </table:table-cell>
          <table:table-cell table:style-name="ce2" table:number-columns-repeated="3"/>
          <table:table-cell table:style-name="ce2" office:value-type="float" office:value="0">
            <text:p>0</text:p>
          </table:table-cell>
          <table:table-cell table:style-name="ce2" office:value-type="string">
            <text:p>46.070346</text:p>
          </table:table-cell>
          <table:table-cell table:style-name="ce2" office:value-type="string">
            <text:p>11.124617</text:p>
          </table:table-cell>
          <table:table-cell table:style-name="ce2" office:value-type="string">
            <text:p>Francesca Medici</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3">
          <table:table-cell table:style-name="ce2" office:value-type="string">
            <text:p>cultura.44</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Trautmannsdorf</text:p>
          </table:table-cell>
          <table:table-cell table:style-name="ce2" office:value-type="string">
            <text:p>Piazza Raffaello Sanzio 4, 38122 Trento</text:p>
          </table:table-cell>
          <table:table-cell table:style-name="ce2" table:number-columns-repeated="2"/>
          <table:table-cell/>
          <table:table-cell table:style-name="ce2"/>
          <table:table-cell table:style-name="ce2" office:value-type="string">
            <text:p>trautmannsdorf.jpg</text:p>
          </table:table-cell>
          <table:table-cell table:style-name="ce2" office:value-type="string">
            <text:p>La residenza, situata a conclusione dell'isolato compreso tra Via del Suffragio e Piazza della Mostra, assunse le forme attuali nel corso del Seicento, quando i tre prospetti si arricchirono degli imponenti portali balconati, mentre gli spazi interni vennero riorganizzati intorno al cortile mediante androni voltati. Note distintive sono la rassegna di grotteschi mascheroni che ornano le finestre e gli oculi ottagonali dell’ultimo piano. Durante la prima fase del Concilio il preesistente edificio, già di proprietà della famiglia Particella, ospitò il cardinale Pedro Pacheco, capo della delegazione spagnola.</text:p>
          </table:table-cell>
          <table:table-cell table:style-name="ce2" office:value-type="string">
            <text:p>Der zwischen der Via del Suffragio und der Piazza della Mostra gelegene Palast bekam seine heutige Gestalt im 17. Jh. Die drei Fassaden wurden mit imposanten, von Balkons überragten Portalen versehen, während die Innenräume mit Lauben neu um den Innenhof angeordnet wurden. Charakteristisch für den Palazzo sind die grotesken Maskaronen an den Fenstern und die achteckigen Okuli im Obergeschoss.</text:p>
            <text:p>Während der ersten Tagungsperiode des Konzils wohnte der Kardinal Pedro Pacheco, der Leiter der spanischen Delegation, in diesem Gebäude, das damals der Familie Particella gehörte.</text:p>
          </table:table-cell>
          <table:table-cell table:style-name="ce2" office:value-type="string">
            <text:p>The palace - located at the end of the block between via Suffragio and piazza della Mostra - was endowed with its current appearance in the 17th century, when its three façades were embellished with imposing, balconied portals and its internal spaces were re-organised around an inner courtyard with vaulted corridors. Some of its distinctive features include the grotesque big masks decorating its windows and the octagonal oeil-de-boeufs on the top floor. </text:p>
            <text:p>The pre-existing building, formerly owned by the Particella family, hosted Cardinal Pedro Pacheco, head of the Spanish Delegation during the first phase of the Council.</text:p>
          </table:table-cell>
          <table:table-cell table:style-name="ce2" table:number-columns-repeated="3"/>
          <table:table-cell table:style-name="ce2" office:value-type="float" office:value="0">
            <text:p>0</text:p>
          </table:table-cell>
          <table:table-cell table:style-name="ce2" office:value-type="string">
            <text:p>46.071928</text:p>
          </table:table-cell>
          <table:table-cell table:style-name="ce2" office:value-type="string">
            <text:p>11.125317</text:p>
          </table:table-cell>
          <table:table-cell table:style-name="ce2" office:value-type="string">
            <text:p>Gianni Zotta</text:p>
          </table:table-cell>
          <table:table-cell table:style-name="Default" office:value-type="string">
            <text:p>11/09/2014 12:00 AM +0100</text:p>
          </table:table-cell>
          <table:table-cell table:style-name="ce2" office:value-type="float" office:value="1">
            <text:p>1</text:p>
          </table:table-cell>
          <table:table-cell table:style-name="ce2" office:value-type="string">
            <text:p>Quattro parcheggi riservati alle persone con disabilità nella vicina piazza Mostra, altro stallo riservato a circa 80 metri in via Manzoni. Il palazzo è visibile solo all’esterno perché è attualmente adibito ad abitazione privata e a studi professionali.</text:p>
          </table:table-cell>
          <table:table-cell table:style-name="ce2" table:number-columns-repeated="9"/>
          <table:table-cell table:number-columns-repeated="987"/>
        </table:table-row>
        <table:table-row table:style-name="ro1">
          <table:table-cell table:style-name="ce2" office:value-type="string">
            <text:p>cultura.45</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Casa-torre Negri</text:p>
          </table:table-cell>
          <table:table-cell table:style-name="ce2" office:value-type="string">
            <text:p>Via San Pietro 38, 38122 Trento</text:p>
          </table:table-cell>
          <table:table-cell table:style-name="ce2" table:number-columns-repeated="2"/>
          <table:table-cell/>
          <table:table-cell table:style-name="ce2"/>
          <table:table-cell table:style-name="ce2" office:value-type="string">
            <text:p>torre_negri.jpg</text:p>
          </table:table-cell>
          <table:table-cell table:style-name="ce2" office:value-type="string">
            <text:p>L'edificio a torre, di impianto medioevale, apparteneva ai Negri di S. Pietro, di cui permane l’insegna araldica – inquartata con gli stemmi di altre nobili famiglie – sul fastigio del portale a balconcino. I lavori di rinnovo della facciata, tesi a eliminarne l’aspetto fortificato non più consono alle esigenze dell’epoca, avvennero nel 1546, come attesta una data nel sottotetto. I raffinati elementi in pietra delle finestre e l’elegante portalino archivoltato del secondo piano sono segni di affermazione di uno stile rinascimentale ormai maturo.</text:p>
          </table:table-cell>
          <table:table-cell table:style-name="ce2" office:value-type="string">
            <text:p>Der mittelalterliche Wohnturm gehörte einst der Familie Negri di San Pietro, deren mit anderen Adelsfamilien geviertes Wappen ams Giebel des Balkonportals zu sehen ist. Einer auf dem Dachboden angebrachten Jahreszahl ist zu entnehmen, dass die Fassade 1546 erneuert wurde, um dem Turm seinen nicht mehr zeitgemäßen Festungscharakter zu nehmen. Die eleganten Steindekorationen der Fenster und das mit einer Archivolte versehene kleine Portal im zweiten Geschoss stehen ganz im Zeichen der Renaissance.</text:p>
          </table:table-cell>
          <table:table-cell table:style-name="ce2" office:value-type="string">
            <text:p>The tower was originally built in the Middle Ages and belonged to the Negri di S. Pietro. Their coat of arms - framed by the coats of arms of other noble families - is still located on the pediment of the balconied doorway. The façade was refurbished in 1546 - as documented by a date in the attic - to get rid of the fortified look of the time and keep its style updated. The refined stone details of the windows and the elegant vaulted arch on the second floor are examples of its late Renaissance style.</text:p>
          </table:table-cell>
          <table:table-cell table:style-name="ce2" table:number-columns-repeated="3"/>
          <table:table-cell table:style-name="ce2" office:value-type="float" office:value="1">
            <text:p>1</text:p>
          </table:table-cell>
          <table:table-cell table:style-name="ce2" office:value-type="string">
            <text:p>46.069241</text:p>
          </table:table-cell>
          <table:table-cell table:style-name="ce2" office:value-type="string">
            <text:p>11.12437</text:p>
          </table:table-cell>
          <table:table-cell table:style-name="ce2" office:value-type="string">
            <text:p>Francesca Medici</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1">
          <table:table-cell table:style-name="ce2" office:value-type="string">
            <text:p>cultura.46</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Lodron Zippel</text:p>
          </table:table-cell>
          <table:table-cell table:style-name="ce2" office:value-type="string">
            <text:p>Piazza Lodron 32, 38122 Trento</text:p>
          </table:table-cell>
          <table:table-cell table:style-name="ce2" table:number-columns-repeated="2"/>
          <table:table-cell/>
          <table:table-cell table:style-name="ce2"/>
          <table:table-cell table:style-name="ce2" office:value-type="string">
            <text:p>lodron_zippel.jpg</text:p>
          </table:table-cell>
          <table:table-cell table:style-name="ce2" office:value-type="string">
            <text:p>Il prospetto del palazzo, di impianto quattrocentesco, è caratterizzato da un bel portale a bugne di diamante. L’edificio sorge in un’area occupata in età romana da un quartiere dell’antica Tridentum. Nei vani interrati sono visibili tratti della cinta muraria meridionale e di un cardo minore, unitamente a resti di una torre, di abitazioni private con impianto di riscaldamento e di una bottega vinaria. Il cardo è lastricato con grandi basoli poligonali in pietra rossa di Trento ed è affiancato da marciapiedi in terra battuta. Sotto la strada, in posizione centrale, si trovava un collettore fognario. Ai lati della strada sorgevano le case: si sono conservate le soglie in pietra, che permettono di riconoscere gli accessi e la funzione degli edifici.</text:p>
          </table:table-cell>
          <table:table-cell table:style-name="ce2" office:value-type="string">
            <text:p>Die Fassade des aus dem 15. Jh. stammenden Palazzos zeichnet sich durch ein schönes Portal mit Diamatquadern aus. Das Bauwerk erhebt sich auf einem Galände, auf dem sich sur Romerzeit ein Stadtviertel des alten Tridentum befand. In den unterirdischen Räumen sind neben den Überresten neins Turms mehrerer Privatwohnungen mit Heizungsanlage und eines Weinladens auch Teile der sudlichen Stadtmauer und des Cardo minor der Stadt su sehen. Der Cardo ist mit grosßen mehreckingen Steinen aus rotem Trentiner Sandstein gepflastert, während die seitlichen Gehsteige ungepflastert sind. Mitten unter der Straße zog sich ein Abwasserkanal hin. Die Straße war von Häusern gesäumt: Erhalten sind die steinernen Türschwelle, an denen di Zugänge und die Funktion der Bauten zu erkennen sind.</text:p>
          </table:table-cell>
          <table:table-cell table:style-name="ce2" office:value-type="string">
            <text:p>The façade of the originally 15 th century palazzo features a beautiful portal decorated with diamond ashlars. The building stands in an area that in ancient Roman times was a district of the ancient city called “Tridentum”. The basement rooms showcase sections of the southern boundary walls and of a minor side-street, as well as the remains of a tower, of private dwellings complete with heating system, and of a wine shop. The side street in paved with large polygonal stones made of Trento’s typical red rock, bordered by beaten earth sidewalks. Underneath the road, in a central position, was a section of the main sewer. The road was flanked by houses, of which the stone thresholds still remain, allowing visitors to identify where the entrances were and what the buildings’ functions were.</text:p>
          </table:table-cell>
          <table:table-cell table:style-name="ce2" table:number-columns-repeated="3"/>
          <table:table-cell table:style-name="ce2" office:value-type="float" office:value="0">
            <text:p>0</text:p>
          </table:table-cell>
          <table:table-cell table:style-name="ce2" office:value-type="string">
            <text:p>46.067905</text:p>
          </table:table-cell>
          <table:table-cell table:style-name="ce2" office:value-type="string">
            <text:p>11.122667</text:p>
          </table:table-cell>
          <table:table-cell table:style-name="ce2" office:value-type="string">
            <text:p>Francesca Medici</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3">
          <table:table-cell table:style-name="ce2" office:value-type="string">
            <text:p>cultura.47</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Tabarelli</text:p>
          </table:table-cell>
          <table:table-cell table:style-name="ce2" office:value-type="string">
            <text:p>Via Oss Mazzurana 63, 38122 Trento</text:p>
          </table:table-cell>
          <table:table-cell table:style-name="ce2" table:number-columns-repeated="2"/>
          <table:table-cell/>
          <table:table-cell table:style-name="ce2"/>
          <table:table-cell table:style-name="ce2" office:value-type="string">
            <text:p>tabarelli.jpg</text:p>
          </table:table-cell>
          <table:table-cell table:style-name="ce2" office:value-type="string">
            <text:p>L'edificio rappresenta uno dei migliori saggi dell'architettura rinascimentale di Trento ed è in forte connessione con analoghe architetture bolognesi e ferraresi. Il paramento a bugnato, realizzato in pietra bianca e rosata, è un caso unico nelle residenze cinquecentesche della città. Venne edificato su preesistenze medievali tra il 1512 e il 1527 come residenza della nobile famiglia Tabarelli de Fatis. I medaglioni in pietra – opera coeva del veronese Alessio Longhi, cui si deve anche il progetto del palazzo – raffigurano personaggi illustri (Bernardo Cles, Massimiliano I, Carlo V, imperatori romani). Sei di questi furono invece aggiunti alla fine del Settecento, quando venne ultimata la parte superiore della facciata. Nella sottostante area archeologica si conservano tracce di un isolato urbano della Tridentum romana.</text:p>
          </table:table-cell>
          <table:table-cell table:style-name="ce2" office:value-type="string">
            <text:p>Das Bauwerk, einer der schönsten Renaissancepaläste der Stadt, weist deutliche Übereinstimmungen mit ähnlichen Bauten in Bologna und Ferrara auf. Einzigartig für einen Trentiner Cinquecento-Palast ist die Wandverkleidung aus weißen und rosafarbenen Steinen. Der Palazzo wurde zwischen 1512 und 1527 von der Adelsfamilie Tabarelli de Fatis errichtet. Die Steinmedaillons – sie stammen vom Veroneser Architekten Alessio Longhi, der auch den Palast entwarf – stellen berühmte Persönlichkeiten wie Bernhard von Cles, die Kaiser Maximilian I. und Karl V. sowie römische Imperatoren dar. Sechs Medaillons wurden bei Fertigstellung des oberen Fassadenteils im späten 18. Jh. eingefügt.</text:p>
            <text:p>Auf einem unterirdischen archäologischen Gelände sind Spuren eines Häuserblocks der Römerstadt Tridentum zu sehen.</text:p>
          </table:table-cell>
          <table:table-cell table:style-name="ce2" office:value-type="string">
            <text:p>The Palazzo is one of the best examples of Renaissance architecture in Trento, and evokes similar buildings in Bologna and Ferrara; it is also the only 16th century residence in town with walls decorated with ashlar and rose-colored stones. The palace was built on former Medieval structures between 1512 and 1527 as the residence of the Tabarelli de Fatis noble family. The stone medallions - coeval work by Verona-based Alessio Longhi, who also designed the building - illustrate renowned historical figures (Bernardo Cles, Maximilian I, Charles V, Roman emperors). Six of these, however, were sculpted in the 18th century and added when the upper part of the façade was finished.</text:p>
            <text:p>The underlying archaeological area hosts the remains of an urban block dating back to Roman «Tridentum».</text:p>
          </table:table-cell>
          <table:table-cell table:style-name="ce2" table:number-columns-repeated="3"/>
          <table:table-cell table:style-name="ce2" office:value-type="float" office:value="1">
            <text:p>1</text:p>
          </table:table-cell>
          <table:table-cell table:style-name="ce2" office:value-type="string">
            <text:p>46.068526</text:p>
          </table:table-cell>
          <table:table-cell table:style-name="ce2" office:value-type="string">
            <text:p>11.122604</text:p>
          </table:table-cell>
          <table:table-cell table:style-name="ce2" office:value-type="string">
            <text:p>Archivio Comune di Trento</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3">
          <table:table-cell table:style-name="ce2" office:value-type="string">
            <text:p>cultura.48</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Cazuffi</text:p>
          </table:table-cell>
          <table:table-cell table:number-columns-repeated="2" table:style-name="ce4" office:value-type="string">
            <text:p>Palazzo Cazuffi</text:p>
          </table:table-cell>
          <table:table-cell table:style-name="ce2" office:value-type="string">
            <text:p>Via Oss Mazzurana 37 , 38122 Trento</text:p>
          </table:table-cell>
          <table:table-cell table:style-name="ce2" table:number-columns-repeated="2"/>
          <table:table-cell/>
          <table:table-cell table:style-name="ce2"/>
          <table:table-cell table:style-name="ce2" office:value-type="string">
            <text:p>cazuffi.jpg</text:p>
          </table:table-cell>
          <table:table-cell table:style-name="ce2" office:value-type="string">
            <text:p>Il palazzo è situato nell'antica contrada di S. Benedetto, uno degli assi viari importanti della città rinascimentale. Nella seconda metà dell’Ottocento vennero apportate modifiche al piano terreno che ne hanno alterato l’originaria fisionomia. Le decorazioni pittoriche raffigurano allegorie fluviali, festoni di fiori e frutta e, nel registro superiore, le Storie di Rebecca, tratte dal libro della Genesi, sono attribuite all’artista bresciano Lattanzio Gambara. Durante il Concilio nel palazzo dimorarono il vescovo di Piacenza Catalano Trivulzio e il giurista spagnolo Francisco de Vargas.</text:p>
          </table:table-cell>
          <table:table-cell table:style-name="ce2" office:value-type="string">
            <text:p>Der Palast liegt an der ehemaligen Straße San Benedetto an einem der bedeutendsten Verkehrswege der Renaissancestadt. Durch Veränderungen im Erdgeschoss, die in der zweiten Hälfte des 19. Jh. vorgenommen wurden, verlor das Bauwerk sein ursprüngliches Aussehen. Auf den Wandmalereien, die dem Brescianer Künstler Lattanzio Gambara zugeschrieben werden, sind Flussallegorien, Blumen- und Obstgirlanden und im oberen Register die der Genesis entnommene Geschichte der Rebekka zu sehen.</text:p>
            <text:p>Während des Konzils waren in diesem Palazzo Catalano Trivulzio, der Bischof von Piacenza, und der spanische Rechtsgelehrte Francisco de Vargas zu Gast.</text:p>
          </table:table-cell>
          <table:table-cell table:style-name="ce2" office:value-type="string">
            <text:p>The Palazzo is located in the old neighbourhood of San Benedetto along one of the most important arteries of the city during the Renaissance. In the second half of the 19th century, the ground floor underwent transformations that changed its original structure. Its painted decorations depict river allegories, flower and fruit festoons and, in the upper section, the Story of Rebecca, taken from the Book of Genesis. These decorations have been attributed to Brescia-based artist Lattazio Gambara.</text:p>
            <text:p>The Bishop of Piacenza, Catalano Trivulzio, and the Spanish jurist Francisco de Vargas stayed in the Palazzo during the Council.</text:p>
          </table:table-cell>
          <table:table-cell table:style-name="ce2" table:number-columns-repeated="3"/>
          <table:table-cell table:style-name="ce2" office:value-type="float" office:value="0">
            <text:p>0</text:p>
          </table:table-cell>
          <table:table-cell table:style-name="ce2" office:value-type="string">
            <text:p>46.068914</text:p>
          </table:table-cell>
          <table:table-cell table:style-name="ce2" office:value-type="string">
            <text:p>11.122572</text:p>
          </table:table-cell>
          <table:table-cell table:style-name="ce2" office:value-type="string">
            <text:p>Francesca Medici</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3">
          <table:table-cell table:style-name="ce2" office:value-type="string">
            <text:p>cultura.49</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Firmian</text:p>
          </table:table-cell>
          <table:table-cell table:style-name="ce2" office:value-type="string">
            <text:p>Via Galileo Galilei 1, 38122 Trento</text:p>
          </table:table-cell>
          <table:table-cell table:style-name="ce2" table:number-columns-repeated="2"/>
          <table:table-cell/>
          <table:table-cell table:style-name="ce2"/>
          <table:table-cell table:style-name="ce2" office:value-type="string">
            <text:p>firmian.jpg</text:p>
          </table:table-cell>
          <table:table-cell table:style-name="ce2" office:value-type="string">
            <text:p>Il palazzo risale ai primi anni del XVI secolo e presenta i caratteri del tardo rinascimento. Un fregio cinquecentesco, integrato nel 1899 dal pittore Augusto Sezanne, adorna il salone del primo piano. Degno di nota è il classicheggiante portale, caratterizzato dalla presenza di due vittorie alate: racchiuso tra due semicolonne, è sormontato da una trabeazione a triglifi e metope figurate. Durante l’ultima fase del Concilio il palazzo fu abitato dall’ambasciatore portoghese Fernando Maschareño.</text:p>
          </table:table-cell>
          <table:table-cell table:style-name="ce2" office:value-type="string">
            <text:p>Der im Spätrenaissancestil errichtete Palast geht auf das frühe 16. Jh. zurück. Den Festsaal im ersten Stock schmückt ein 1899 vom Maler Augusto Sezanne ergänzter Fries aus dem 16. Jh.. Bemerkenswert das an die Klassik anklingende Portal mit zwei geflügelten Viktorien; es wird von zwei Halbsäulen flankiert und einem Gebälk mit Triglyphen und Metopen überragt.</text:p>
            <text:p>Während der letzten Tagungsperiode des Konzils lebte hier der portugiesische Botschafter Fernando Maschareño.</text:p>
          </table:table-cell>
          <table:table-cell table:style-name="ce2" office:value-type="string">
            <text:p>The Palazzo dates back to the first years of the 16th century, and displays features in the late Renaissance style. A 16th century frieze - later supplemented by painter Augusto Sezanne in 1899 - decorates the hall on the first floor. Special mention goes to the classically inspired portal. Featuring two winged Victories, it is framed by two semi-columns and topped by a trabeation with figurative triglyphs and metopes.</text:p>
            <text:p>The Palazzo hosted Portuguese Ambassador Fernando Maschareño during the last phase of the Council.</text:p>
          </table:table-cell>
          <table:table-cell table:style-name="ce2" table:number-columns-repeated="3"/>
          <table:table-cell table:style-name="ce2" office:value-type="float" office:value="1">
            <text:p>1</text:p>
          </table:table-cell>
          <table:table-cell table:style-name="ce2" office:value-type="string">
            <text:p>46.068311</text:p>
          </table:table-cell>
          <table:table-cell table:style-name="ce2" office:value-type="string">
            <text:p>11.125362</text:p>
          </table:table-cell>
          <table:table-cell table:style-name="ce2" office:value-type="string">
            <text:p>Francesca Medici</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1">
          <table:table-cell table:style-name="ce2" office:value-type="string">
            <text:p>cultura.50</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Lodron</text:p>
          </table:table-cell>
          <table:table-cell table:style-name="ce2" office:value-type="string">
            <text:p>Via Calepina 50, 38122 Trento</text:p>
          </table:table-cell>
          <table:table-cell table:style-name="ce2" table:number-columns-repeated="2"/>
          <table:table-cell/>
          <table:table-cell table:style-name="ce2"/>
          <table:table-cell table:style-name="ce2" office:value-type="string">
            <text:p>lodron.jpg</text:p>
          </table:table-cell>
          <table:table-cell table:style-name="ce2" office:value-type="string">
            <text:p>II palazzo venne edificato nel 1577 dal conte Ludovico Lodron. In contrasto con la spoglia semplicità dell'architettura, le decorazioni pittoriche di cinque ambienti interni sono da considerare un unicum di assoluto valore storico-artistico. Sono rappresentate scene mitologiche, episodi della guerra di Troia, allegorie profane, grottesche e ritratti di esponenti della famiglia Lodron. Il pittore, recentemente identificato in Giovanni Battista Fontana, li realizzò su pareti e soffitti nel penultimo decennio del XVI secolo secondo il gusto del tardo manierismo.</text:p>
          </table:table-cell>
          <table:table-cell table:style-name="ce2" office:value-type="string">
            <text:p>Der Palast wurde im Jahr 1577 vom Grafen Ludovico Lodron errichtet. Im Gegensatz zum schlichten Äußeren des Bauwerks weisen die fünf Innenräume Wandmalereien von einzigartigem kunsthistorischem Wert auf. Sie umfassen mythologische Szenen, Begebenheiten aus dem Kireg von Troja, profane Allegorien, Grotesken und Porträts von Mitgliedern der Familie Lodron. Der Maler Giovanni Battista Fontana, dem diese spätmanieristischen Wand- und Deckenmalereien kürzlich zugeschrieben wurden, schuf sie im vorletzten Jahrzehnt des 16. Jh.</text:p>
          </table:table-cell>
          <table:table-cell table:style-name="ce2" office:value-type="string">
            <text:p>The Palazzo was built by Earl Ludovico Lodron in 1577. Clashing with the bare simplicity of its architecture, the paintings of five inner rooms must be regarded as unique works of unquestionable historical and artistic value. Their subjects feature mythological scenes, episodes from the Trojan wars, profane as well as grotesque allegories, and portraits of Lodron family members. The artist - recently identified as Giovanni Battista Fontana - painted them on the walls and ceilings of the palace in the late Mannerist style during the 1580s.</text:p>
          </table:table-cell>
          <table:table-cell table:style-name="ce2" table:number-columns-repeated="3"/>
          <table:table-cell table:style-name="ce2" office:value-type="float" office:value="0">
            <text:p>0</text:p>
          </table:table-cell>
          <table:table-cell table:style-name="ce2" office:value-type="string">
            <text:p>46.06719</text:p>
          </table:table-cell>
          <table:table-cell table:style-name="ce2" office:value-type="string">
            <text:p>11.12526</text:p>
          </table:table-cell>
          <table:table-cell table:style-name="ce2" office:value-type="string">
            <text:p>Francesca Medici</text:p>
          </table:table-cell>
          <table:table-cell table:style-name="Default" office:value-type="string">
            <text:p>11/09/2014 12:00 AM +0100</text:p>
          </table:table-cell>
          <table:table-cell table:style-name="ce2" office:value-type="float" office:value="1">
            <text:p>1</text:p>
          </table:table-cell>
          <table:table-cell table:style-name="ce2" office:value-type="string">
            <text:p>Un parcheggio riservato alle persone con disabilità lungo la via a circa 155 metri, altro stallo riservato in via Mantova a 100 metri. Il palazzo è sede del Tribunale regionale di giustizia amministrativa i cui uffici sono parzialmente accessibili. All’interno presenza di rampe con pendenze massime del 13%. I servizi igienici non attrezzati si trovano al piano terra. Porta d’entrata larga 78 cm (maniglia alta 116 cm, forza necessaria per l’apertura 3.5 kg). Servizi igienici (porta 79 cm, dimensioni 120x227, wc alto 37 cm).</text:p>
          </table:table-cell>
          <table:table-cell table:style-name="ce2" table:number-columns-repeated="9"/>
          <table:table-cell table:number-columns-repeated="987"/>
        </table:table-row>
        <table:table-row table:style-name="ro3">
          <table:table-cell table:style-name="ce2" office:value-type="string">
            <text:p>cultura.51</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a Prato</text:p>
          </table:table-cell>
          <table:table-cell table:style-name="ce2" office:value-type="string">
            <text:p>Via Calepina 16 , 38122 Trento</text:p>
          </table:table-cell>
          <table:table-cell table:style-name="ce2" table:number-columns-repeated="2"/>
          <table:table-cell/>
          <table:table-cell table:style-name="ce2"/>
          <table:table-cell table:style-name="ce2" office:value-type="string">
            <text:p>a_prato.jpg</text:p>
          </table:table-cell>
          <table:table-cell table:style-name="ce2" office:value-type="string">
            <text:p>L’attuale Palazzo delle Poste, opera dell’architetto fiorentino Angiolo Mazzoni (1929-1934), sostituisce il precedente edificio delle Poste imperial-regie, eretto nel 1888 dall’architetto austriaco Friedrich Setz. Il complesso edilizio, organizzato intorno a un cortile interno, ingloba i resti della rinascimentale dimora dei baroni a Prato, dinasti di Segonzano. Quest’ultima fu parzialmente distrutta da un incendio divampato nel dicembre 1845, allorché l’immobile era adibito a zuccherificio. In origine il palazzo aveva pianta cruciforme con cortile loggiato centrale e una fastosa facciata rivolta verso l’odierna piazza Alessandro Vittoria. Dell’architettura cinquecentesca rimangono in luce solamente il portale posteriore, datato 1512, alcune arcate del portico e una trifora affacciata sul cortile. Durante il Concilio il palazzo ospitò numerose personalità e le prime congregazioni generali. Sotto la loggia prospiciente via Santa Trinità un affresco dipinto nel 1933 da Luigi Bonazza rievoca le processioni conciliari. La statua di S. Cristoforo fu scolpita nel 1934 da Stefano Zuech.</text:p>
          </table:table-cell>
          <table:table-cell table:style-name="ce2" office:value-type="string">
            <text:p>Die heutige Hauptpost, ein Bauwerk des florentinischen Architekten Angiolo Mazzoni (1929-1934), erhebt sich auf den Grundmauern des k.k. Postgebäudes, das 1888 vom österreichischen Baumeister Friedrich Setz entworfen worden war. Der Gebäudekomplex, der sich um einen Innenhof gliedert, schließt die Reste des Renaissancepalastes der Freiherren a Prato aus Segonzano ein, der im Dezember 1845, als sich hier eine Zuckerfabrik befand, teilweise von einem Brand zerstört wurde. Der Palazzo hatte ursprünglich einen kreuzförmigen Grundriss mit einem loggiengesäumten Innenhof, während die prunkvolle Fassade auf die heutige Piazza Alessandro Vittoria ging. Vom Bau des 16. Jh. haben sich einzig das rückwärtige Portal aus dem Jahr 1512, einige Laubenbogen und ein dem Innenhof zugewandtes dreibogiges Fenster erhalten.</text:p>
            <text:p>Während des Konzils hielten sich in diesem Palast mehrere illustre Gäste auf, und hier fanden auch die ersten Vollversammlungen statt. Unter der auf die Via SS. Trinità gehenden Loggia befindet sich ein 1933 von Luigi Bonazza geschaffenes Fresko, das eine Konzilsprozession darstellt. Die Christophorusstatue ist ein Werk des Bildhauers Stefano Zuech aus dem Jahr 1934.</text:p>
          </table:table-cell>
          <table:table-cell table:style-name="ce2" office:value-type="string">
            <text:p>Built by the Florentine architect Angiolo Mazzoni (1929-1934), today’s Palazzo delle Poste replaces the former Imperial-Royal Post building erected by Austrian architect Friedrich Setz in 1888. The complex is organised around an inner courtyard and takes in what remains of the mansion of Baroni a Prato, a dynasty from Segonzano. The latter was partially destroyed by a fire in 1845, when it was used as sugar factory. Originally, the Palazzo had been built on a cruciform base, with a central arcaded courtyard and a luxurious façade overlooking what is today known as Piazza Alessandro Vittoria. What remains of the 16th century building are the back portal - dated 1512 - a number of arches from the portico and a mullioned window facing the courtyard.</text:p>
            <text:p>During the Council, the palace hosted numerous important dignitaries as well as the first general congregations. A fresco painted by Luigi Bonazza in 1933 commemorating the processions of the Council is located underneath the loggia facing via SS. Trinità. The statue of Saint Christopher was sculpted by Stefano Zuech in 1934.</text:p>
          </table:table-cell>
          <table:table-cell table:style-name="ce2" table:number-columns-repeated="3"/>
          <table:table-cell table:style-name="ce2" office:value-type="float" office:value="1">
            <text:p>1</text:p>
          </table:table-cell>
          <table:table-cell table:style-name="ce2" office:value-type="string">
            <text:p>46.067008</text:p>
          </table:table-cell>
          <table:table-cell table:style-name="ce2" office:value-type="string">
            <text:p>11.123538</text:p>
          </table:table-cell>
          <table:table-cell table:style-name="ce2" office:value-type="string">
            <text:p>Gianni Zotta</text:p>
          </table:table-cell>
          <table:table-cell table:style-name="ce2" office:value-type="string">
            <text:p>24/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1">
          <table:table-cell table:style-name="ce2" office:value-type="string">
            <text:p>cultura.52</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Arco dei Tre Portoni</text:p>
          </table:table-cell>
          <table:table-cell table:style-name="ce2" office:value-type="string">
            <text:p>Via Santa Croce 50, 38122 Trento</text:p>
          </table:table-cell>
          <table:table-cell table:style-name="ce2" table:number-columns-repeated="2"/>
          <table:table-cell/>
          <table:table-cell table:style-name="ce2"/>
          <table:table-cell table:style-name="ce2" office:value-type="string">
            <text:p>arco.jpg</text:p>
          </table:table-cell>
          <table:table-cell table:style-name="ce2" office:value-type="string">
            <text:p>Aperto sul lato occidentale di via Santa Croce, l’antica strada di accesso alla città per chi proveniva da sud, l’arco fungeva da accesso monumentale al viale costeggiato da pioppi che conduceva al palazzo delle Albere, residenza suburbana dei Madruzzo. Il loro stemma, ormai cancellato, era scolpito sulla chiave di volta. Sull’antico rettilineo del viale, interrotto nel XIX secolo dalla ferrovia, si imposta l’odierna via Madruzzo. Si tratta di un massiccio manufatto in pietra calcarea, a tre fornici sormontati da rustici timpani curvilinei, che terminano in piccole sfere. Risale alla metà del Cinquecento.</text:p>
          </table:table-cell>
          <table:table-cell table:style-name="ce2" office:value-type="string">
            <text:p>Dieser Bogen an der Westseite der Via Santa Croce, der alten Zufahrtsstraße von Süden her, bildete einst die monumentale Pforte der langen Pappelallee, die zum Palazzo delle Albere führte, der außerhalb der Stadtmauern gelegenen Residenz der Madruzzo. Am Schlussstein hatte sich ihr – heute nicht mehr vorhandenes – Familienwappen befunden. Die geradlinig verlaufende Allee, die heutige Via Madruzzo, wurde im 19. Jh. von der Bahnlinie unterbrochen. Die drei Bogen des aus Kalkstein errichteten Bauwerks, das auf die Mitte des 16. Jh. zurückgeht, werden von unbearbeiteten krummlinigen Tympana überragt, auf deren Scheitel sich kleine Kugeln befinden.</text:p>
          </table:table-cell>
          <table:table-cell table:style-name="ce2" office:value-type="string">
            <text:p>Opening up to the Western side of via Santa Croce - the old Southern road of access to the city - the arch was supposed to be a monumental gateway to the poplar-lined avenue leading to the Palazzo delle Albere, the former suburban residence of the Madruzzos. Now disappeared, their coat of arms used to decorate the keystone of the vault. Nowadays via Madruzzo overlaps the straight stretch of the ancient avenue, which was bisected by the railway in the 19th century. The arch is a massive work of limestone featuring three barrel vaults topped by rusticated, curvilinear tympanums ending in small spheres, which date back to the 1550s.</text:p>
          </table:table-cell>
          <table:table-cell table:style-name="ce2" table:number-columns-repeated="3"/>
          <table:table-cell table:style-name="ce2" office:value-type="float" office:value="0">
            <text:p>0</text:p>
          </table:table-cell>
          <table:table-cell table:style-name="ce2" office:value-type="string">
            <text:p>46.06393</text:p>
          </table:table-cell>
          <table:table-cell table:style-name="ce2" office:value-type="string">
            <text:p>11.123469</text:p>
          </table:table-cell>
          <table:table-cell table:style-name="ce2" office:value-type="string">
            <text:p>Gianni Zotta</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3">
          <table:table-cell table:style-name="ce2" office:value-type="string">
            <text:p>cultura.53</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Torre della Tromba</text:p>
          </table:table-cell>
          <table:table-cell table:style-name="ce2" office:value-type="string">
            <text:p>Via Cavour 27, 38122 Trento</text:p>
          </table:table-cell>
          <table:table-cell table:style-name="ce2" table:number-columns-repeated="2"/>
          <table:table-cell/>
          <table:table-cell table:style-name="ce2"/>
          <table:table-cell table:style-name="ce2" office:value-type="string">
            <text:p>tromba.jpg</text:p>
          </table:table-cell>
          <table:table-cell table:style-name="ce2" office:value-type="string">
            <text:p>Nel suo impianto originario la torre, in pietra e cotto, risale al XII secolo. Assunse l’assetto attuale nella seconda metà del Quattrocento, quando fu acquistata dall’autorità municipale. Nei secoli successivi fu adibita a carcere e solo nel 1914 fu dotata della merlatura. Ai piedi della torre si innesta il Palazzo Civico, sede del Magistrato Consolare, l’organo di autogoverno della città. La facciata neoclassica, sormontata dall’aquila civica, risale all’ultimo decennio del Settecento, epoca in cui l’architetto Carlo Caminada realizzò il salone interno a doppia altezza, decorato da stucchi di Antonio Giongo.</text:p>
          </table:table-cell>
          <table:table-cell table:style-name="ce2" office:value-type="string">
            <text:p>Der Stein-Ziegel-Turm stammt ursprünglich aus dem 12. Jh., geht aber in seiner heutigen Gestalt auf die zweite Hälfte des 15. Jh. zurück, als er von der Stadtgemeinde erworben wurde. In den darauf folgenden Jahrhunderten diente er als Kerker, und erst im Jahr 1914 wurde er mit Zinnen versehen.</text:p>
            <text:p>An den Turm schließt sich der Palazzo Civico an, der einstige Sitz des „Magistrato consolare”, des Selbstverwaltungsorgans der Stadt. Die von einem Adler, dem städtischen Wappentier, überragte Fassade entstand im letzten Jahrzehnt des 18. Jh. Bei dieser Gelegenheit gestaltete der Architekt Carlo Caminada auch den zwei Geschosse umfassenden Festsaal, der Stuckaturen von Antonio Giongo aufweist.</text:p>
          </table:table-cell>
          <table:table-cell table:style-name="ce2" office:value-type="string">
            <text:p>Made of stone and bricks, the tower was originally built in the 12th century. It was endowed with its current look in the second half of the 15th century, when it was purchased by the municipal authorities. Used as a prison in the following centuries, it was supplemented with battlements only in 1914. The Palazzo Civico stands at the foot of the tower and houses the offices of the Consular Magistrate, the city’s organ of self-government. The tower’s Neo-classical façade - topped by the civic eagle - dates back to the last 1790s, when architect Carlo Caminada planned the hall indoor with a double-height ceiling decorated with stuccos by Antonio Giongo.</text:p>
          </table:table-cell>
          <table:table-cell table:style-name="ce2" table:number-columns-repeated="3"/>
          <table:table-cell table:style-name="ce2" office:value-type="float" office:value="1">
            <text:p>1</text:p>
          </table:table-cell>
          <table:table-cell table:style-name="ce2" office:value-type="string">
            <text:p>46.068132</text:p>
          </table:table-cell>
          <table:table-cell table:style-name="ce2" office:value-type="string">
            <text:p>11.12055</text:p>
          </table:table-cell>
          <table:table-cell table:style-name="ce2" office:value-type="string">
            <text:p>Francesca Medici</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3">
          <table:table-cell table:style-name="ce2" office:value-type="string">
            <text:p>cultura.54</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orta Santa Margherita</text:p>
          </table:table-cell>
          <table:table-cell table:style-name="ce2" office:value-type="string">
            <text:p>Via Santa Margherita , 38122 Trento</text:p>
          </table:table-cell>
          <table:table-cell table:style-name="ce2" table:number-columns-repeated="2"/>
          <table:table-cell/>
          <table:table-cell table:style-name="ce2"/>
          <table:table-cell table:style-name="ce2" office:value-type="string">
            <text:p>margherita.jpg</text:p>
          </table:table-cell>
          <table:table-cell table:style-name="ce2" office:value-type="string">
            <text:p>La porta si apriva nella cinta muraria urbana duecentesca e conduceva, fino alla deviazione dell’Adige del 1858, nelle aree agricole a ridosso del fiume. Inserita tra costruzioni ottocentesche, fu in parte interrata dalle ripetute alluvioni. È caratterizzata da un'ampia apertura ogivale e da brevi tratti del cammino di ronda sormontati da una torre quadrilatera aperta verso l'interno.</text:p>
          </table:table-cell>
          <table:table-cell table:style-name="ce2" office:value-type="string">
            <text:p>Dieses Tor tat sich in der Stadtmauer aus dem 13. Jh. auf und führte bis zur Etschumleitung zu den Äckern am Flussufer. Das von Bauten aus dem 19. Jh. eingeschlossene Stadttor wurde von wiederholten Überschwemmungen teilweise begraben. Es weist einen breiten Spitzbogen und kurze Abschnitte des Wehrgangs auf, über denen ein viereckiger, nach innen geöffneter Turm aufragt.</text:p>
          </table:table-cell>
          <table:table-cell table:style-name="ce2" office:value-type="string">
            <text:p>The gate was an opening in the 13th century town walls from which to access the farming areas close to River Adige, until the river itself got deviated in 1858.</text:p>
            <text:p>Surrounded by 19th century buildings, it was partly buried by sediment frequently brought by floods. It is characterized by a large ogival opening and by some short sections of the parapet-walk, which are crowned by a four-sided tower opening on the inside.</text:p>
          </table:table-cell>
          <table:table-cell table:style-name="ce2" table:number-columns-repeated="3"/>
          <table:table-cell table:style-name="ce2" office:value-type="float" office:value="1">
            <text:p>1</text:p>
          </table:table-cell>
          <table:table-cell table:style-name="ce2" office:value-type="string">
            <text:p>46.068124</text:p>
          </table:table-cell>
          <table:table-cell table:style-name="ce2" office:value-type="string">
            <text:p>11.117133</text:p>
          </table:table-cell>
          <table:table-cell table:style-name="ce2" office:value-type="string">
            <text:p>Francesca Medici</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1">
          <table:table-cell table:style-name="ce2" office:value-type="string">
            <text:p>cultura.55</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della Filarmonica</text:p>
          </table:table-cell>
          <table:table-cell table:style-name="ce2" office:value-type="string">
            <text:p>Via Verdi 30, 38122 Trento</text:p>
          </table:table-cell>
          <table:table-cell table:style-name="ce2" table:number-columns-repeated="2"/>
          <table:table-cell/>
          <table:table-cell table:style-name="ce2"/>
          <table:table-cell table:style-name="ce2" office:value-type="string">
            <text:p>filarmonica.jpg</text:p>
          </table:table-cell>
          <table:table-cell table:style-name="ce2" office:value-type="string">
            <text:p>Fondata nel 1795 con lo scopo principale di riunire i cittadini interessati alla pratica musicale, la Società Filarmonica di Trento si propose fin da subito l'insegnamento musicale pubblico e l'organizzazione di concerti. La Società, per le esercitazioni d'assieme e i concerti pubblici, usufruiva di varie sale messe a disposizione da privati cittadini e dal Comune. La costruzione di una sala propria fu discussa nella riunioni sociali a partire dal 1884 divenendo, sul finire del secolo, necessità conseguentemente ai provvedimenti del Comune che inibivano l'uso della sala municipale per gli spazi concertistici. Il progetto venne commissionato all'architetto trentino Emilio Paor (1863-1935) e fu realizzato con sottoscrizioni dei soci e della cittadinanza. L'edificio fu portato a termine in un anno, e inaugurato con un concerto il 30 maggio 1905. Le facciate sono in stile rinascimento veneziano, il balcone della facciata principale si apre sulla sala dei concerti. Quest'ultima è lunga più di 22 metri, e alta 8. Salvo poche modifiche al piano rialzato, la palazzina si presenta tuttora come fu costruita nel 1905.</text:p>
          </table:table-cell>
          <table:table-cell table:style-name="ce2" office:value-type="string">
            <text:p>Die 1795 gegründete „Società Filarmonica“ (philharmonische Gesellschaft) von Trient setzte sich vor allem das Ziel, die Musikerziehung der Bürger zu fördern, und organisierte zu diesem Zweck unter anderen auch Konzerte. Für die gemeinsamen Musikstunden und die der Öffentlichkeit zugänglichen Konzerte wurden der Gesellschaft zunächst sowohl von privaten Bürgern als auch von der Stadt zahlreiche Säle zur Verfügung gestellt. Der Bau eines eigenen Saals wurde auf den Versammlungen der Gesellschaft ab 1884 erörtert und entwickelte sich gegen Ende des Jahrhunderts infolge der Regelungen seitens der Stadt, die die Nutzung des Gemeindesaals für Konzerte untersagten, zu einer konkreten Notwendigkeit. Mit dem Bauprojekt, das dank der Beteiligung der Gesellschafter und der Bürger realisiert wurde, wurde der Trentiner Architekt Emilio Paor (1863-1935) beauftragt. Das Gebäude wurde innerhalb von einem Jahr erbaut und mit einem Konzert am 30. Mai 1905 eingeweiht. Die Fassade ist im Stil der Venezianischen Renaissance gestaltet und der Balkon der Hauptfassade geht auf den Konzertsaal, der mehr als 22 Meter lang und 8 Meter hoch ist. Mit der Ausnahme einiger weniger Änderungen im Zwischengeschoss ist das Gebäude heute noch genau dasselbe wie im Baujahr 1905.</text:p>
          </table:table-cell>
          <table:table-cell table:style-name="ce2" office:value-type="string">
            <text:p>Founded in 1795 with the main purpose of bringing together people who were interested in music making, the Trento Philarmonic Society planned right from the start to engage in public music teaching and to organize concerts. For practising and for concerts the Society used rooms and halls made available by private citizens and by the Town. The idea of building its own hall started to be discussed in the meetings of the Society from 1884 and became, towards the end of the century, a necessity after the Town of Trento prohibited the use of the Town Hall as a concert venue. The project was commissioned to local architect Emilio Paor (1863-1935) and the contributions by society members and the public helped it come true. The building was completed in one year and inaugurated with a concert on 30 May 1905. The façades are in Venetian Renaissance style, with the main façade balcony opening onto the concert hall. The hall is over 22 metres long and 8 metres high. Except for a few changes on the mezzanine floor, the building still looks as it used to when it was built in 1905.</text:p>
          </table:table-cell>
          <table:table-cell table:style-name="ce2" table:number-columns-repeated="3"/>
          <table:table-cell table:style-name="ce2" office:value-type="float" office:value="0">
            <text:p>0</text:p>
          </table:table-cell>
          <table:table-cell table:style-name="ce2" office:value-type="string">
            <text:p>46.06668017</text:p>
          </table:table-cell>
          <table:table-cell table:style-name="ce2" office:value-type="string">
            <text:p>11.12052799</text:p>
          </table:table-cell>
          <table:table-cell table:style-name="ce2" office:value-type="string">
            <text:p>Francesca Medici</text:p>
          </table:table-cell>
          <table:table-cell table:style-name="Default" office:value-type="string">
            <text:p>11/09/2014 12:00 AM +0100</text:p>
          </table:table-cell>
          <table:table-cell table:style-name="ce2" office:value-type="float" office:value="1">
            <text:p>1</text:p>
          </table:table-cell>
          <table:table-cell table:style-name="ce2" office:value-type="string">
            <text:p>Due parcheggi riservati alle persone con disabilità lungo la via a circa 100 metri, altri 2 stalli riservati a 60 metri in via Maffei. Ingresso senza barriere da Vicolo Pievano. Sala concerti accessibile con l’ascensore; possibilità di sosta lungo tutta la platea e accesso al palco con 3 gradini alti 22,5 cm. Porta d’entrata larga 98 cm (maniglia alta 97 cm, forza necessaria per l’apertura 1 kg) Ascensore (porta 90 cm, dimensioni 110x147 cm, pulsantiera esterna 117 cm e interna 92 cm, pulsantiera in Servizi igienici attrezzati (porta 88 cm, dimensioni 208x172, wc con doccetta, alto 42 cm e maniglioni su entrambi i lati).</text:p>
          </table:table-cell>
          <table:table-cell table:style-name="ce2" table:number-columns-repeated="9"/>
          <table:table-cell table:number-columns-repeated="987"/>
        </table:table-row>
        <table:table-row table:style-name="ro1">
          <table:table-cell table:style-name="ce2" office:value-type="string">
            <text:p>cultura.56</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degli Studi</text:p>
          </table:table-cell>
          <table:table-cell table:style-name="ce2" office:value-type="string">
            <text:p>Via Verdi 26, 38122 Trento</text:p>
          </table:table-cell>
          <table:table-cell table:style-name="ce2" table:number-columns-repeated="2"/>
          <table:table-cell/>
          <table:table-cell table:style-name="ce2"/>
          <table:table-cell table:style-name="ce2" office:value-type="string">
            <text:p>studi.jpg</text:p>
          </table:table-cell>
          <table:table-cell table:style-name="ce2" office:value-type="string">
            <text:p>Il palazzo venne eretto su progetto del viennese Carl Hinträger (1888), per ospitarvi le prime scuole elementari pubbliche della città. Divenne poi sede dell'Istituto Universitario di Scienze Sociali, istituito nel 1962, primo luogo in Italia dedicato istituzionalmente allo studio della disciplina sociologica e primo istituto in cui era possibile conseguire la laurea in sociologia. La vivacità culturale data dall'incontro di studenti fortemente motivati sia scientificamente che politicamente provenienti da tutto il Paese, portò l'Università di Trento ad essere uno dei centri della contestazione studentesca del 1968, oltre che del movimento femminista italiano, e a fare del Movimento Studentesco di Trento un punto di riferimento per il resto dei movimenti studenteschi nazionali e internazionali. </text:p>
          </table:table-cell>
          <table:table-cell table:style-name="ce2" office:value-type="string">
            <text:p>Dieses Gebäude wurde nach einem Projekt des Wieners Carl Hinträger (1888) errichtet, um hier die erste öffentliche Grundschule der Stadt unterzubringen. Anschließend wurde er der Sitz des 1962 gegründeten „Istituto Universitario di Scienze Sociali“, die erste Einrichtung in Italien, die auf institutioneller Ebene der Soziologie als Wissenschaft gewidmet war und in der das Diplom in Soziologie erlangt werden konnte. Die kulturelle Lebhaftigkeit, die aus dem Treffen von sowohl wissenschaftlich als auch politisch stark motivierten Studenten aus ganz Italien entsprang, machte die Universität Trient zu einem der wichtigsten Zentren der Studentenbewegung im Jahre 1968 sowie der feministischen Bewegung Italiens – der „Movimento Studentesco di Trento“ wurde so zu einem Bezugspunkt für die italienischen und internationalen Studentenbewegungen. </text:p>
          </table:table-cell>
          <table:table-cell table:style-name="ce2" office:value-type="string">
            <text:p>The Palazzo was built, according to a design by Viennese architect Carl Hintrager (1888), to host the first state primary schools of the city. It then became the home of the Istituto Universitario di Scienze Sociali, established in 1962, the first place in Italy to be officially devoted to the study of sociology as a discipline and the first institute where it was possible to get a degree in sociology. The lively cultural life produced by the coming together of highly motivated students, both scientifically and politically, from all over the country, led Trento University to be one of the centres of student protests in 1968, as well as of the Italian feminist movement, which made the Trento Student Movement a reference point for other student movements, nationally and internationally. </text:p>
          </table:table-cell>
          <table:table-cell table:style-name="ce2" table:number-columns-repeated="3"/>
          <table:table-cell table:style-name="ce2" office:value-type="float" office:value="1">
            <text:p>1</text:p>
          </table:table-cell>
          <table:table-cell table:style-name="ce2" office:value-type="string">
            <text:p>46.06656907</text:p>
          </table:table-cell>
          <table:table-cell table:style-name="ce2" office:value-type="string">
            <text:p>11.11951446</text:p>
          </table:table-cell>
          <table:table-cell table:style-name="ce2" office:value-type="string">
            <text:p>Tonino Bortoletto</text:p>
          </table:table-cell>
          <table:table-cell table:style-name="Default" office:value-type="string">
            <text:p>11/09/2014 12:00 AM +0100</text:p>
          </table:table-cell>
          <table:table-cell table:style-name="ce2" office:value-type="float" office:value="1">
            <text:p>1</text:p>
          </table:table-cell>
          <table:table-cell table:style-name="ce2" office:value-type="string">
            <text:p>Quattro parcheggi riservati alle persone con disabilità a 15 metri sulla stessa via, altri 3 stalli riservati nel parcheggio interrato. Tutti i locali del Dipartimento sono raggiungibili; alcune aule sono gradinate con spazi di sosta per le carrozzine nella platea; alcune zone relatori presentano un gradino di 18 cm. Oltre all’ascensore indicato sono presenti piattaforma elevatrice, servoscala e rampe interne. Sportello bancomat interno alto 125 cm. I servizi igienici attrezzati si trovano al piano terra; altri bagni attrezzati su tutti i piani. Porta d’entrata larga 170 cm (maniglia verticale con altezza massima 112 cm, forza necessaria per l’apertura. Piattaforma elevatrice per l’ingresso da via Rosmini (porta 80 cm, dimensioni 105x143 cm). Ascensore (porta 90 cm, dimensioni 140x150 cm, pulsantiera esterna 110 cm e interna 100 cm, pulsantiera. Rampe interne (pendenza dal 7.5% al 10% per lunghezze da 74 a 1000 cm). Servoscala per la Sala Soppalco del 4°piano (85x80 cm, portata 130 kg). Servizi igienici attrezzati (porta 94 cm, dimensioni 183x182, wc alto 50 cm con maniglioni su entrambi i lati, verticale sul lato dell’accostamento).</text:p>
          </table:table-cell>
          <table:table-cell table:style-name="ce2" table:number-columns-repeated="9"/>
          <table:table-cell table:number-columns-repeated="987"/>
        </table:table-row>
        <table:table-row table:style-name="ro1">
          <table:table-cell table:style-name="ce2" office:value-type="string">
            <text:p>cultura.57</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Facoltà di Giurisprudenza</text:p>
          </table:table-cell>
          <table:table-cell table:style-name="ce2" office:value-type="string">
            <text:p>Fakultät für Rechtswissenschaften</text:p>
          </table:table-cell>
          <table:table-cell table:style-name="ce2" office:value-type="string">
            <text:p>Faculty of Law</text:p>
          </table:table-cell>
          <table:table-cell table:style-name="ce2" office:value-type="string">
            <text:p>Via Verdi, 53, 38122 Trento</text:p>
          </table:table-cell>
          <table:table-cell table:style-name="ce2" table:number-columns-repeated="2"/>
          <table:table-cell/>
          <table:table-cell table:style-name="ce2"/>
          <table:table-cell table:style-name="ce2" office:value-type="string">
            <text:p>giurisprudenza.jpg</text:p>
          </table:table-cell>
          <table:table-cell table:style-name="ce2" office:value-type="string">
            <text:p>Di fronte al Palazzo degli Studi si colloca la facoltà di giurisprudenza, che si compone di edifici del primo novecento e di una nuova ala progettata da Mario Botta. La nuova struttura, realizzata per completare la dotazione di spazi didattici e di ricerca della facoltà, mira a consolidare il fronte urbano che scorre lungo Via Antonio Rosmini creando di fatto una “quinta” architettonica che completa il lato est della strada. La superficie del piano terra ospita un foyer adibito a sala studio, chiuso da vetri che aprono la prospettiva sugli spazi retrostanti. Le pareti esterne sono rivestite in pietra ammonitica rossa di Trento, per armonizzare la struttura ai caratteri della città.</text:p>
          </table:table-cell>
          <table:table-cell table:style-name="ce2" office:value-type="string">
            <text:p>Vor dem „Palazzo degli Studi“ befindet sich die „Facoltà di Giurisprudenza“, die rechtswissenschaftliche Fakultät, die aus Gebäuden des frühen zwanzigsten Jahrhunderts und einem neuen, von Mario Botta entworfenen Flügel besteht. Die neue Struktur ergänzt die bereits bestehende Ausstattung an Hörsälen und Forschungsräumen der Fakultät, und konsolidiert außerdem auch die architektonische Front entlang der Via Antonio Rosmini, indem sie eine wahrhafte architektonische „Kulisse“ bildet, die die östliche Seite der Straße abschließt. Im Erdgeschoss befindet sich ein Foyer, das als Studierraum dient und von Glasfenstern umschlossen ist, die den Blick auf die dahinter liegenden Bereiche freigeben. Die Außenwände sind mit rotem ammonitischen Steinen aus Trient verkleidet, um die Struktur harmonisch auf die typischen Formen und Farben der Stadt abzustimmen.</text:p>
          </table:table-cell>
          <table:table-cell table:style-name="ce2" office:value-type="string">
            <text:p>Opposite Palazzo degli Studi is located the law faculty, with early 20th century buildings and a new wing designed by Mario Botta. The new section, designed to expand teaching and research areas in the faculty, aims at consolidating the urban front that runs along Via Antonio Rosmini, creating a sort of architectural “wing“ to complete the east side of the street. The ground floor hosts a foyer used as a study room, enclosed by panoramic glass panels that look onto the open spaces at the back. The exterior walls are clad in red ammonitic Trento stone, to bring the building in line with the city typical features.</text:p>
          </table:table-cell>
          <table:table-cell table:style-name="ce2" table:number-columns-repeated="3"/>
          <table:table-cell table:style-name="ce2" office:value-type="float" office:value="0">
            <text:p>0</text:p>
          </table:table-cell>
          <table:table-cell table:style-name="ce2" office:value-type="string">
            <text:p>46.06688171</text:p>
          </table:table-cell>
          <table:table-cell table:style-name="ce2" office:value-type="string">
            <text:p>11.11933207</text:p>
          </table:table-cell>
          <table:table-cell table:style-name="ce2" office:value-type="string">
            <text:p>Francesca Medici</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1">
          <table:table-cell table:style-name="ce2" office:value-type="string">
            <text:p>cultura.58</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Molino Vittoria</text:p>
          </table:table-cell>
          <table:table-cell table:style-name="ce2" office:value-type="string">
            <text:p>Via Verdi 6, 38122 Trento</text:p>
          </table:table-cell>
          <table:table-cell table:style-name="ce2" table:number-columns-repeated="2"/>
          <table:table-cell/>
          <table:table-cell table:style-name="ce2"/>
          <table:table-cell table:style-name="ce2" office:value-type="string">
            <text:p>molino.jpg</text:p>
          </table:table-cell>
          <table:table-cell table:style-name="ce2" office:value-type="string">
            <text:p>Costruito nel 1912 dall'ingegnere Stolcis di Trento, il Molino Vittoria era inizialmente adibito alla lavorazione dei cereali. La collocazione, nelle vicinanze della ferrovia, doveva agevolare l'arrivo del grano, che in seguito sarebbe stato trasformato in farina e questa depositata nell'adiacente panificio consorziale. La facciata sud presenta due statue, una dedicata a Cerere, dea dei cereali e delle messi, e l'altra dedicata a Mercurio, dio delle merci e protettore dei commercianti. Nel 1921 subì un incendio, per cui la proprietà decise di costruire una torre con un serbatoio di accumulo dell'acqua, visibile ancora oggi. L'edificio fu acquistato dall'Università di Trento nel 1989, dando il via ai lavori di restauro che terminarono nel 2002. Nell'ambito del restauro si è deciso di destinare la torre all'installazione dell'Osservatorio Meteorologico dell'Università, mentre il resto dell'edificio è occupato dagli uffici amministrativi e dalla biblioteca. </text:p>
          </table:table-cell>
          <table:table-cell table:style-name="ce2" office:value-type="string">
            <text:p>Die 1912 von Ingenieur Stolcis aus Trient erbaute Mühle „Molino Vittoria“ diente zunächst der Verarbeitung von Getreide. Die Nähe zur Bahnstrecke sollte den Transport des Getreides vereinfachen, das anschließend in Mehl verwandelt und wiederum im angrenzenden Bäckereikonsortium gelagert wurde. Die Südfassade schmücken zwei Statuen: eine für Ceres, die römische Göttin der Getreide und der Ernte, und eine für Merkur, der römische Gott des Handels und des Gewerbes. 1921 erlitt das Gebäude einen Brand, woraufhin der Besitzer beschloss, einen Turm mit einem Wasserreservoir zu erbauen, der auch heute noch sichtbar ist. 1989 wurde das Gebäude von der Universität Trient erworben, die es anschließend restaurierte; die Arbeiten wurden 2002 abgeschlossen. Während der Restaurierung wurde beschlossen, im Turm die Wetterstation der Universität unterzubringen, während das weitere Gebäude die Verwaltungsbüros und die Bibliothek beherbergt. </text:p>
          </table:table-cell>
          <table:table-cell table:style-name="ce2" office:value-type="string">
            <text:p>Built in 1912 by Trento engineer Tommaso Stolcis, the Molino Vittoria mill was initially devoted to processing cereals. Its location, near the railway, was meant to facilitate the arrival of wheat, which was then turned into flour and stored in the adjacent consortium bakery. The south façade shows two statues, one dedicated to Ceres, goddess of cereals and harvests, and the other dedicated to Mercury, god of merchandise and protector of merchants. In 1921 the building went through a fire and the owners decided to build a tower with a water storage tank, still visible today. Trento University bought the building in 1989, starting the restoration works that ended in 2002. As part of the restoration, it was decided to devote the tower to the installation of the University Meteorological Observatory, and the rest of the building to administrative offices and the library. </text:p>
          </table:table-cell>
          <table:table-cell table:style-name="ce2" table:number-columns-repeated="3"/>
          <table:table-cell table:style-name="ce2" office:value-type="float" office:value="0">
            <text:p>0</text:p>
          </table:table-cell>
          <table:table-cell table:style-name="ce2" office:value-type="string">
            <text:p>46.06620666</text:p>
          </table:table-cell>
          <table:table-cell table:style-name="ce2" office:value-type="string">
            <text:p>11.11587691</text:p>
          </table:table-cell>
          <table:table-cell table:style-name="ce2" office:value-type="string">
            <text:p>Francesca Medici</text:p>
          </table:table-cell>
          <table:table-cell table:style-name="Default" office:value-type="string">
            <text:p>11/09/2014 12:00 AM +0100</text:p>
          </table:table-cell>
          <table:table-cell table:style-name="ce2" office:value-type="float" office:value="1">
            <text:p>1</text:p>
          </table:table-cell>
          <table:table-cell table:style-name="ce2" office:value-type="string">
            <text:p>Un parcheggio riservato alle persone con disabilità a circa 160 metri, altri 4 stalli riservati in via Inama a circa 130 metri. L’edificio è sede di uffici amministrativi ed è visibile solo dall’esterno. Percorso d’accesso pedonale su via Verdi.</text:p>
          </table:table-cell>
          <table:table-cell table:style-name="ce2" table:number-columns-repeated="9"/>
          <table:table-cell table:number-columns-repeated="987"/>
        </table:table-row>
        <table:table-row table:style-name="ro1">
          <table:table-cell table:style-name="ce2" office:value-type="string">
            <text:p>cultura.59</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Facoltà di Economia</text:p>
          </table:table-cell>
          <table:table-cell table:style-name="ce2" office:value-type="string">
            <text:p>Fakultät für Wirtschaftswissenschaften</text:p>
          </table:table-cell>
          <table:table-cell table:style-name="ce2" office:value-type="string">
            <text:p>Faculty of Economics </text:p>
          </table:table-cell>
          <table:table-cell table:style-name="ce2" office:value-type="string">
            <text:p>Via Vigilio Inama 5, 38122 Trento</text:p>
          </table:table-cell>
          <table:table-cell table:style-name="ce2" table:number-columns-repeated="2"/>
          <table:table-cell/>
          <table:table-cell table:style-name="ce2"/>
          <table:table-cell table:style-name="ce2" office:value-type="string">
            <text:p>economia.jpg</text:p>
          </table:table-cell>
          <table:table-cell table:style-name="ce2" office:value-type="string">
            <text:p>Il palazzo, oggi occupato dalla Facoltà di Economia, fu inaugurato nel 1894 dall'imperatore Francesco Giuseppe come sede del Consiglio Provinciale dell'Agricoltura e dell'Istituto Bacologico. Il Consiglio Provinciale dell'Agricoltura aveva lo scopo di studiare l'agricoltura trentina per migliorare la sua produzione e promuovere l'attività gelsibachicola. L'allevamento del baco da seta si diffuse in Trentino durante l'Impero Asburgico e rappresentava una delle principali fonti di reddito per le popolazioni rurali del trentino. L'Istituto dette forte impulso alla bachicoltura trentina, anche grazie alla selezione microscopica cellulare del seme bachi con il metodo Pasteur, tanto che durante gli anni della Belle Époque il seme era esportato in vari paesi europei. Nel 1985 la proprietà dell'immobile passò all'Università degli Studi di Trento, che ristrutturò totalmente l'edificio per ospitarvi la Facoltà di Economia.</text:p>
          </table:table-cell>
          <table:table-cell table:style-name="ce2" office:value-type="string">
            <text:p>Das Gebäude, in dem sich heute die Fakultät für Wirtschaftswissenschaften befindet, wurde 1894 von Kaiser Franz-Josef als Sitz des Landtags für Landwirtschaft und des Instituts für Seidenzucht eingeweiht. Der Landrat für Landwirtschaft hatte die Aufgabe, die Landwirtschaft des Trentino zu untersuchen, um die Produktivität zu verbessern, und die Seidenraupenzucht zu fördern. Die Züchtung von Seidenraupen verbreitete sich im Trentino während des Habsburgischen Reiches und stellte eine der wichtigsten Einkommensquellen für die ländliche Bevölkerung der Region dar. Das Institut gab der Seidenzucht im Trentino – auch dank des Verfahrens der Zellengrainierung nach Pasteur – einen starken Impuls, sodass während der Belle Époque der Samen vom Trentino sogar in verschiedene europäische Länder exportiert wurde. 1985 ging das Eigentum der Immobilie auf die „Università degli Studi“ in Trient über, die das Gebäude komplett renovierte und hier die Fakultät für Wirtschaftswissenschaften unterbrachte.</text:p>
          </table:table-cell>
          <table:table-cell table:style-name="ce2" office:value-type="string">
            <text:p>The building, now hosting the Faculty of Economics, was inaugurated in 1894 by Emperor Franz Joseph to house the Provincial Council for Agriculture and the Sericultural Institute. The Council’s purpose was to study agriculture in Trentino in order to improve production and promote the growing of mulberry trees for sericultural purposes. Silkworm farming spread in Trentino during the Hapsburg rule and it represented one of the main sources of income for the local rural population. The Institute gave strong impetus to silkworm farming also thanks to the microscopic “cellular“ selection of silkworm eggs following the Pasteur method, to the point that in Belle Époque times they were exported to several European countries. In 1985 the ownership of the building passed to the University of Trento that totally restored it in order to house the Faculty of Economics.</text:p>
          </table:table-cell>
          <table:table-cell table:style-name="ce2" table:number-columns-repeated="3"/>
          <table:table-cell table:style-name="ce2" office:value-type="float" office:value="0">
            <text:p>0</text:p>
          </table:table-cell>
          <table:table-cell table:style-name="ce2" office:value-type="string">
            <text:p>46.06649248</text:p>
          </table:table-cell>
          <table:table-cell table:style-name="ce2" office:value-type="string">
            <text:p>11.11875844</text:p>
          </table:table-cell>
          <table:table-cell table:style-name="ce2" office:value-type="string">
            <text:p>Archivio Università degli Studi di Trento</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1">
          <table:table-cell table:style-name="ce2" office:value-type="string">
            <text:p>cultura.60</text:p>
          </table:table-cell>
          <table:table-cell table:style-name="ce2" office:value-type="string">
            <text:p>it</text:p>
          </table:table-cell>
          <table:table-cell table:style-name="ce2" office:value-type="string">
            <text:p>cultura</text:p>
          </table:table-cell>
          <table:table-cell table:style-name="ce2" office:value-type="string">
            <text:p>Aree Archeologiche</text:p>
          </table:table-cell>
          <table:table-cell table:style-name="ce2" office:value-type="string">
            <text:p>Archäologische Areas</text:p>
          </table:table-cell>
          <table:table-cell table:style-name="ce2" office:value-type="string">
            <text:p>Archaeological Areas</text:p>
          </table:table-cell>
          <table:table-cell table:style-name="ce2" office:value-type="string">
            <text:p>La Basilica Paleocristiana di San Vigilio</text:p>
          </table:table-cell>
          <table:table-cell table:style-name="ce2" office:value-type="string">
            <text:p>Frühchristliche Basilika San Vigilio</text:p>
          </table:table-cell>
          <table:table-cell table:style-name="ce2" office:value-type="string">
            <text:p>Early Christian Basilica of San Vigilio</text:p>
          </table:table-cell>
          <table:table-cell table:style-name="ce2" office:value-type="string">
            <text:p>Accesso dal Duomo (area presbiteriale sul lato nord dell'altare maggiore) Piazza Duomo, 38122 Trento</text:p>
          </table:table-cell>
          <table:table-cell table:style-name="ce2" table:number-columns-repeated="2"/>
          <table:table-cell/>
          <table:table-cell table:style-name="ce2"/>
          <table:table-cell table:style-name="ce2" office:value-type="string">
            <text:p>duomo.jpg</text:p>
          </table:table-cell>
          <table:table-cell table:style-name="ce2" office:value-type="string">
            <text:p>Eretta all’esterno della cinta urbica di Tridentum, la Basilica deve la sua prima origine alla sepoltura, voluta dal vescovo Vigilio, dei tre missionari Sisinio, Martirio e Alessandro, uccisi in Val di Non il 29 maggio del 397. Alla sua morte lo stesso Vigilio - patrono della diocesi di Trento - fu deposto a fianco dei tre santi. Da principio l’edificio rivestì il ruolo di basilica cimiteriale, ovvero di santuario con funzione eminentemente commemorativa. Tra il IX e il X secolo assunse il ruolo di chiesa cattedrale, in concomitanza con lo spostamento nelle immediate adiacenze del Palatium Episcopatus residenza dei vescovi che, dal 1027, ottennero anche il potere temporale.</text:p>
          </table:table-cell>
          <table:table-cell table:style-name="ce2" office:value-type="string">
            <text:p>Die außerhalb der Stadtmauern des antiken Tridentum errichtete Basilika verdankt ihren Ursprung dem von Bischof Vigilio gewollten Begräbnis der drei Missionare Sisinio, Martirio und Alessandro, die am 29. Mai 397 im Nonstal ermordet wurden. Nach seinem Tod wurde auch Vigilio – Schutzpatron der Diözese Trient – neben den drei Heiligen begraben. Zunächst diente das Gebäude als Friedhofsbasilika, d.h. als geweihte Stätte, die in erster Linie eine Gedenkfunktion hatte. Zwischen dem IX und X Jahrhundert erlangte sie ihre Bedeutung als Kathedrale, als sie in unmittelbare Nähe des Palatium Episcopatus verlegt wurde, dem Sitz der Bischöfe, die ab 1027 auch weltliche Macht erlangten.</text:p>
          </table:table-cell>
          <table:table-cell table:style-name="ce2" office:value-type="string">
            <text:p>Erected outside Tridentum‘s city walls, the Basilica owes its origin to a burial monument built by bishop Vigilio for the three missionaries Sisinio, Martirio and Alessandro killed in Val di Non on 29 May 397. After his death Vigilio himself – patron saint of the diocese of Trento – was buried alongside the three saints. At first the building fulfilled the function of cemeterial basilica, i.e. a sanctuary with an eminently commemorative purpose. Between the ninth and the tenth century A.D. it took on the role of cathedral church, coinciding with the move to its immediate vicinity of the Palatium Episcopatus, residence of the bishops who were also granted temporal power since 1027.</text:p>
          </table:table-cell>
          <table:table-cell table:style-name="ce2" table:number-columns-repeated="3"/>
          <table:table-cell table:style-name="ce2" office:value-type="float" office:value="0">
            <text:p>0</text:p>
          </table:table-cell>
          <table:table-cell table:style-name="ce2" office:value-type="string">
            <text:p>46.06698614</text:p>
          </table:table-cell>
          <table:table-cell table:style-name="ce2" office:value-type="string">
            <text:p>11.12176001</text:p>
          </table:table-cell>
          <table:table-cell table:style-name="ce2" office:value-type="string">
            <text:p>Foto Lambda</text:p>
          </table:table-cell>
          <table:table-cell table:style-name="Default" office:value-type="string">
            <text:p>11/09/2014 12:00 AM +0100</text:p>
          </table:table-cell>
          <table:table-cell table:style-name="ce2" office:value-type="float" office:value="1">
            <text:p>1</text:p>
          </table:table-cell>
          <table:table-cell table:style-name="ce2" office:value-type="string">
            <text:p>Due parcheggi riservati alle persone con disabilità a circa 110 metri in via Maffei, altro stallo riservato a 200 metri in via Verdi. La Cattedrale è visitabile e le navate sono percorribili; accesso all’altare è con 10 gradini di 18 cm (5 dei quali per raggiungere la zona leggio). Dall’interno della Cattedrale si può accedere con una serie di gradini alla Basilica Paleocristiana. Portone d’ingresso largo 140 cm (maniglia alta 127 cm, forza necessaria per l’apertura 2 kg). Rampa interna (dopo il portone d’ingresso) lunga 66 cm con pendenza del 16%.</text:p>
          </table:table-cell>
          <table:table-cell table:style-name="ce2"/>
          <table:table-cell table:style-name="ce2" office:value-type="string">
            <text:p>Two disabled parking lots are located just 110 metres away in Via Maffei and another lies just 200 metres away in Via Verdi. The Cathedral is open to visits and the naves are accessible. Ten 0.18m high steps procede the altar (lectern at the fifth step). The Early Christian Basilica is accessible from the Cathedral after a series of steps. Front gate 1.4m wide (doorknob at a height of about 1.27 m, 2kg door opening force). Internal wheelchair ramp (after the front gate) (0.66m,long gradient of 16%).</text:p>
          </table:table-cell>
          <table:table-cell table:style-name="ce2" table:number-columns-repeated="7"/>
          <table:table-cell table:number-columns-repeated="987"/>
        </table:table-row>
        <table:table-row table:style-name="ro1">
          <table:table-cell table:style-name="ce2" office:value-type="string">
            <text:p>cultura.61</text:p>
          </table:table-cell>
          <table:table-cell table:style-name="ce2" office:value-type="string">
            <text:p>it</text:p>
          </table:table-cell>
          <table:table-cell table:style-name="ce2" office:value-type="string">
            <text:p>cultura</text:p>
          </table:table-cell>
          <table:table-cell table:style-name="ce2" office:value-type="string">
            <text:p>Aree Archeologiche</text:p>
          </table:table-cell>
          <table:table-cell table:style-name="ce2" office:value-type="string">
            <text:p>Archäologische Areashe</text:p>
          </table:table-cell>
          <table:table-cell table:style-name="ce2" office:value-type="string">
            <text:p>Archaeological Areas</text:p>
          </table:table-cell>
          <table:table-cell table:number-columns-repeated="3" table:style-name="ce2" office:value-type="string">
            <text:p>Porta Veronensis</text:p>
          </table:table-cell>
          <table:table-cell table:style-name="ce2" office:value-type="string">
            <text:p>Accesso nell'atrio del Museo Diocesano Tridentino, Piazza Duomo 18, 38122 Trento</text:p>
          </table:table-cell>
          <table:table-cell table:style-name="ce2" table:number-columns-repeated="2"/>
          <table:table-cell/>
          <table:table-cell table:style-name="ce2"/>
          <table:table-cell table:style-name="ce2" office:value-type="string">
            <text:p>veronensis_zotta.jpg</text:p>
          </table:table-cell>
          <table:table-cell table:style-name="ce2" office:value-type="string">
            <text:p>Nell'atrio del Museo Diocesano in Piazza Duomo si accede allo spazio archeologico in cui sono visibili i resti della Porta Veronensis, monumentale ingresso a Tridentum, costruita nel I sec. a.C. Essa risale, nella sua struttura definitiva, alla metà del I sec. d.C. ed è gemina, cioè formata da due aperture (fornici) fiancheggiate da due torri poligonali di sedici lati, da cui si dipartiva la cinta muraria. Sono ben visibili, su una pavimentazione in calcare rosso locale, le basi delle due facciate con gli incassi nei quali scorrevano le chiusure a saracinesca (le cataratte). Di particolare interesse la presenza di un breve tratto del cardo massimo, l’asse viario principale della città che, partendo dalla porta, convogliava il traffico in direzione nord, verso il fiume Adige, e che presenta ancora numerosi solchi prodotti dal passaggio di carri pesanti.</text:p>
          </table:table-cell>
          <table:table-cell table:style-name="ce2" office:value-type="string">
            <text:p>Im Atrium des Diözesanmuseums auf dem Domplatz befindet sich eine archäologische Stätte mit den Überresten der Porta Veronensis, dem monumentalen Stadttor des antiken Tridentum, das im 1. Jahrhundert v.Chr. erbaut wurde. Die definitive Struktur der Porta Veronensis geht auf die Mitte des 1. Jahrhunderts n.Chr. zurück. Es handelt sich um ein Zwillingstor, mit zwei Eingängen, an deren Seiten sich zwei polygonale Türme mit sechzehn Seiten befanden, von denen die Stadtmauer ausging. Auf dem Boden aus lokalem roten Kalkstein sind die Grundmauern der beiden Fassaden mit den Aussparungen noch gut zu sehen, in denen die Fallgitter versenkt wurden. Von besonderem Interesse ist der kurze Abschnitt des „Cardo Maximus“, der Hauptstraße der Stadt, die den Verkehr vom Tor aus in Richtung Norden und zur Etsch leitete und auf dem noch zahlreiche Furchen zu erkennen sind, die die hier durchgefahrenen schweren Wagen hinterlassen haben.</text:p>
          </table:table-cell>
          <table:table-cell table:style-name="ce2" office:value-type="string">
            <text:p>From the entrance hall of Museo Diocesano in Piazza Duomo you can access the archaeological space displaying the remains of Porta Veronensis, a monumental entrance gate to Tridentum built in the first century B.C. In its final form the Porta goes back to the middle of the first century A.D. and is gemina, i.e. with two twin arches, flanked by two polygonal towers with sixteen sides from which departed the city walls. You can clearly see, on the local red limestone paving, the bases of the two façades with the grooves used to house the portcullis (cataratta). Particularly interesting is the presence of a short section of Cardo Maximus, the main north-south road that, starting from the gate, channelled the traffic northwards to the Adige river, and still shows the many grooves produced by the passage of dray carts.</text:p>
          </table:table-cell>
          <table:table-cell table:style-name="ce2" table:number-columns-repeated="3"/>
          <table:table-cell table:style-name="ce2" office:value-type="float" office:value="1">
            <text:p>1</text:p>
          </table:table-cell>
          <table:table-cell table:style-name="ce2" office:value-type="string">
            <text:p>46.06743073</text:p>
          </table:table-cell>
          <table:table-cell table:style-name="ce2" office:value-type="string">
            <text:p>11.12192809</text:p>
          </table:table-cell>
          <table:table-cell table:style-name="ce2" office:value-type="string">
            <text:p>Tonino Bortoletto</text:p>
          </table:table-cell>
          <table:table-cell table:style-name="Default" office:value-type="string">
            <text:p>11/09/2014 12:00 AM +0100</text:p>
          </table:table-cell>
          <table:table-cell table:style-name="ce2" office:value-type="float" office:value="1">
            <text:p>1</text:p>
          </table:table-cell>
          <table:table-cell table:style-name="ce2" office:value-type="string">
            <text:p>Un parcheggio riservato alle persone con disabilità in via Garibaldi a 65 metri, altri 4 stalli riservati in via Belenzani a circa 50 metri. Ingresso con rampa esterna lunga 7.40 mt e pendenza del 9%. L’accesso alla Porta Veronensis si trova al piano terra del Museo Diocesano e presenta una serie di gradini (altezza massima 20 cm; lungo il percorso altri tratti gradinati irregolari. I servizi igienici attrezzati si trovano al piano terra del Museo e sono preceduti da una rampa lunga 88 cm con pendenza del 15%. Porta d’entrata larga 120 cm (maniglia alta 125 cm, forza necessaria per l’apertura 10 kg, soglia alta 5 cm). Rampe interne (pendenza dall’8% al 16% per lunghezze da 99 a 118 cm). Servizi igienici attrezzati (porta 80 cm, dimensioni 182x174, wc alto 41 cm con maniglioni su entrambi i lati).</text:p>
          </table:table-cell>
          <table:table-cell table:style-name="ce2"/>
          <table:table-cell table:style-name="ce2" office:value-type="string">
            <text:p>One parking space for the disabled lies in via Garibaldi, just 65 metres from the belfry (Torre Civica), while another four disabled parking lots are located in via Belenzani (about 50 metres away). The entrance to Museo Diocesano is integrated with an external 7.40m long disabled access ramp (gradient of 9%). The very entry to Porta Veronensis lies on the ground floor of the museum and has a series of steps (maximum height 0.2m); you will find other series of irregular steps during the visit. Accessible toilets, with a 0.88m long entry ramp (gradient of 15%), are available on the ground floor of the Museum. Entrance door 1.2m wide (doorknob at a height of about 1.25m,10kg door opening force, 0.05m high doorstep). Internal wheelchair ramps (gradient of 8%­16%, 99m­118m long). Equipped disabled toilets (0.8m wide door, 1.82m x 1.74m, 0.41m high toilet bowl with side grab bars).</text:p>
          </table:table-cell>
          <table:table-cell table:style-name="ce2" table:number-columns-repeated="7"/>
          <table:table-cell table:number-columns-repeated="987"/>
        </table:table-row>
        <table:table-row table:style-name="ro1">
          <table:table-cell table:style-name="ce2" office:value-type="string">
            <text:p>cultura.62</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number-columns-repeated="3" table:style-name="ce2" office:value-type="string">
            <text:p>Piazza Dante</text:p>
          </table:table-cell>
          <table:table-cell table:style-name="ce2" office:value-type="string">
            <text:p>Piazza Dante, 38122 Trento</text:p>
          </table:table-cell>
          <table:table-cell table:style-name="ce2" table:number-columns-repeated="2"/>
          <table:table-cell/>
          <table:table-cell table:style-name="ce2"/>
          <table:table-cell table:style-name="ce2" office:value-type="string">
            <text:p>dante.jpg</text:p>
          </table:table-cell>
          <table:table-cell table:style-name="ce2" office:value-type="string">
            <text:p>Realizzata nel 1896 da Cesare Zocchi, l'opera si sviluppa su tre livelli, Inferno, Purgatorio e Paradiso, sormontati dalla statua del poeta. Intorno alla piazza si trovano edifici moderni: il Palazzo della Regione (1958-1965) progettato dall'architetto razionalista Adalberto Libera, la stazione ferroviaria di Angiolo Mazzoni, ed il Grand Hotel Trento (1949), opera razionalista di Giovanni Lorenzi. In questo contesto distacca lo stile nerorinascimentale del Palazzo della Provincia Autonoma di Trento, realizzato nel 1874 su disegno di Francesco Renzi. All'interno, la "Sala Depero" è decorata da un ciclo pittorico del pittore futurista.</text:p>
          </table:table-cell>
          <table:table-cell table:style-name="ce2" office:value-type="string">
            <text:p>Das 1896 von Cesare Zocchi erbaute Werk erstreckt sich auf drei Ebenen – Hölle, Fegefeuer und Paradies – über denen die Statue des Dichters thront. Um den Platz befinden sich moderne Gebäude: der „Palazzo della Regione“ (1958-1965) des dem italienischen Rationalismus angehörenden Architekten Adalberto Libera, der Bahnhof von Angiolo Mazzoni und das Grand Hotel Trento (1940) von Giovanni Lorenzi, ebenfalls ein der rationalistischen Architektur zuzuschreibendes Bauwerk. In diesem Kontext sticht das Gebäude der Autonomen Provinz Trient im Stil der Neurenaissance hervor, das 1874 nach einem Projekt von Francesco Renzi erbaut wurde. In diesem Palazzo ist die „Sala Depero“ zu nennen, die ein Gemäldezyklus des futuristischen Malers ziert.</text:p>
          </table:table-cell>
          <table:table-cell table:style-name="ce2" office:value-type="string">
            <text:p>Cesare Zocchi’s work, dating to 1896, develops on three levels, Hell, Purgatory and Paradise, surmounted by the poet’s statue. All around the square are modern buildings: Palazzo della Regione (1958-1965) by rationalist architect Adalberto Libera; the railway station by Angiolo Mazzoni; Grand Hotel Trento (1940), a rationalist work by Giovanni Lorenzi. The Palazzo della Provincia Autonoma di Trento, built in 1874 on a design by Francesco Renzi, stands out from the other buildings thanks to its neo-renaissance style. Inside, the "Depero Room" is decorated with a cycle of paintings by the futurist painter.</text:p>
          </table:table-cell>
          <table:table-cell table:style-name="ce2" table:number-columns-repeated="3"/>
          <table:table-cell table:style-name="ce2" office:value-type="float" office:value="0">
            <text:p>0</text:p>
          </table:table-cell>
          <table:table-cell table:style-name="ce2" office:value-type="string">
            <text:p>46.071548</text:p>
          </table:table-cell>
          <table:table-cell table:style-name="ce2" office:value-type="string">
            <text:p>11.120437</text:p>
          </table:table-cell>
          <table:table-cell table:style-name="ce2" office:value-type="string">
            <text:p>Francesca Medici</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1">
          <table:table-cell table:style-name="ce2" office:value-type="string">
            <text:p>cultura.63</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number-columns-repeated="3" table:style-name="ce2" office:value-type="string">
            <text:p>Piazza Duomo</text:p>
          </table:table-cell>
          <table:table-cell table:style-name="ce2" office:value-type="string">
            <text:p>Piazza Duomo, 38122 Trento</text:p>
          </table:table-cell>
          <table:table-cell table:style-name="ce2" table:number-columns-repeated="2"/>
          <table:table-cell/>
          <table:table-cell table:style-name="ce2"/>
          <table:table-cell table:style-name="ce2" office:value-type="string">
            <text:p>piazza_duomo.jpg</text:p>
          </table:table-cell>
          <table:table-cell table:style-name="ce2" office:value-type="string">
            <text:p>Se nella Trento moderna rimangono ancora gli assi stradali principali della città romana, le vie Belenzani e Manci, la città medievale è cresciuta attorno a piazza Duomo, che ancora oggi costituisce il fulcro della vita cittadina. La monumentale piazza è chiusa ai lati dalla Cattedrale di San Vigilio, dal Palazzo Pretorio e da una serie di case dipinte. In una delle case della piazza, indicata da una lapide, nacque Cesare Battisti.</text:p>
          </table:table-cell>
          <table:table-cell table:style-name="ce2" office:value-type="string">
            <text:p>Im modernen Trient sind noch die Hauptverkehrswege der antiken römischen Stadt, die heutige Via Belenzani und Via Manci, zu erkennen, während die mittelalterliche Stadt um den Domplatz gewachsen ist, der auch heute noch den Mittelpunkt des städtischen Lebens darstellt. Der monumentale Platz ist seitlich von der Kathedrale San Vigilio, dem Palazzo Pretorio und einer Reihe bemalter Häuser umschlossen. Eines der Häuser an diesem Platz, das durch einen Gedenkstein gekennzeichnet ist, ist das Geburtshaus von Cesare Battisti.</text:p>
          </table:table-cell>
          <table:table-cell table:style-name="ce2" office:value-type="string">
            <text:p>Although modern Trento preserves the main axial roads of the Roman city, via Belenzani and via Manci, the medieval city grew around piazza Duomo, still the heart of city life today. The monumental square is enclosed by San Vigilio’s Cathedral, Palazzo Pretorio and a succession of frescoed houses. In one of the houses on the square, indicated by a plaque, was born Cesare Battisti.</text:p>
          </table:table-cell>
          <table:table-cell table:style-name="ce2" table:number-columns-repeated="3"/>
          <table:table-cell table:style-name="ce2" office:value-type="float" office:value="0">
            <text:p>0</text:p>
          </table:table-cell>
          <table:table-cell table:style-name="ce2" office:value-type="string">
            <text:p>46.06740299</text:p>
          </table:table-cell>
          <table:table-cell table:style-name="ce2" office:value-type="string">
            <text:p>11.12125087</text:p>
          </table:table-cell>
          <table:table-cell table:style-name="ce2" office:value-type="string">
            <text:p>Paolo Belvedere</text:p>
          </table:table-cell>
          <table:table-cell table:style-name="Default" office:value-type="string">
            <text:p>11/09/2014 12:00 AM +0100</text:p>
          </table:table-cell>
          <table:table-cell table:style-name="ce2" office:value-type="float" office:value="1">
            <text:p>1</text:p>
          </table:table-cell>
          <table:table-cell table:style-name="ce2" office:value-type="string">
            <text:p>Quattro parcheggi riservati alle persone con disabilità a bordo piazza (inizio via Belenzani); altri stalli riservati in via Cavour e in via Garibaldi. La piazza è pianeggiante, pavimentata con sanpietrini (a tratti largamente fessurati). La fontana del Nettuno si trova al centro della piazza ed è posta su base gradinata; la vicina fontana dell’Aquila è adiacente a casa Cazuffi – Rella. Panchine alte 46 cm.</text:p>
          </table:table-cell>
          <table:table-cell table:style-name="ce2"/>
          <table:table-cell table:style-name="ce2" office:value-type="string">
            <text:p>Four disabled parking lots are located on the edge of Piazza Duomo next to Via Belenzani, while more disabled parking spaces can be found in Via Cavour and Via Garibaldi. The square is flat, but paved with cobblestones, which are widely separated at times, hence, with inconvenient large gaps. The Fountain of Neptune stands in the middle of the square on a base built­in steps and not far from it, next to the mansion Cazuffi – Rella, you will see Fontana dell’Aquila (Fountain of the Eagle). The near benches are 0.46m tall.</text:p>
          </table:table-cell>
          <table:table-cell table:style-name="ce2" table:number-columns-repeated="7"/>
          <table:table-cell table:number-columns-repeated="987"/>
        </table:table-row>
        <table:table-row table:style-name="ro1">
          <table:table-cell table:style-name="ce2" office:value-type="string">
            <text:p>cultura.64</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Fontana del Nettuno</text:p>
          </table:table-cell>
          <table:table-cell table:style-name="ce2" office:value-type="string">
            <text:p>Fontana del Nettuno (Neptunbrunnen)</text:p>
          </table:table-cell>
          <table:table-cell table:style-name="ce2" office:value-type="string">
            <text:p>Fontana del Nettuno (Neptune’s fountain)</text:p>
          </table:table-cell>
          <table:table-cell table:style-name="ce2" office:value-type="string">
            <text:p>Piazza Duomo, 38122 Trento</text:p>
          </table:table-cell>
          <table:table-cell table:style-name="ce2" table:number-columns-repeated="2"/>
          <table:table-cell/>
          <table:table-cell table:style-name="ce2"/>
          <table:table-cell table:style-name="ce2" office:value-type="string">
            <text:p>nettuno.jpg</text:p>
          </table:table-cell>
          <table:table-cell table:style-name="ce2" office:value-type="string">
            <text:p>La fontana fu costruita da Francesco Antonio Giongo e collocata al centro di Piazza Duomo nel 1769. La statua del Nettuno è opera di Stefano Salterio da Como, ma a causa dei danni subiti nel tempo è stata spostata all'interno del cortile di Palazzo Thun, mentre sulla fontana è stata collocata una copia in bronzo. I motivi che hanno portato alla scelta del Nettuno come soggetto per la fontana non sono noti; alcuni ipotizzano che la scelta del soggetto sia dovuta all'assonanza dell'antico nome di Trento, Tridentum, e il tridente di Nettuno.</text:p>
          </table:table-cell>
          <table:table-cell table:style-name="ce2" office:value-type="string">
            <text:p>Der Brunnen wurde von Francesco Antonio Gionco erbaut und befindet sich seit 1769 in der Mitte der Piazza Duomo. Die Neptunstatue ist das Werk von Stefano Salterio da Como; aufgrund der im Laufe der Zeit erlittenen Schäden wurde sie jedoch in den Innenhof des Palazzo Thun verlagert, während den Brunnen heute eine Bronzekopie des Originals schmückt. Es ist nicht bekannt, warum Neptun als Motiv für diesen Brunnen gewählt wurde. Einer Theorie zufolge ist dies auf die Ähnlichkeit des antiken Namens des heutigen Trient, Tridentum, mit dem Dreizack (italienisch: tridente) von Neptun zurückzuführen.</text:p>
          </table:table-cell>
          <table:table-cell table:style-name="ce2" office:value-type="string">
            <text:p>The fountain was built by Francesco Antonio Gionco and placed in the middle of Piazza Duomo in 1769. The Neptune statue is the work of Stefano Salterio da Como. Due to the damage suffered in the course of time, it was later moved into the courtyard of Palazzo Thun and a bronze copy was placed on the fountain. The reasons for the choice of Neptune as the subject for the fountain are not known, some people speculate that the choice is due to the assonance between Tridentum, the ancient Trento name, and Neptune’s trident.</text:p>
          </table:table-cell>
          <table:table-cell table:style-name="ce2" table:number-columns-repeated="3"/>
          <table:table-cell table:style-name="ce2" office:value-type="float" office:value="1">
            <text:p>1</text:p>
          </table:table-cell>
          <table:table-cell table:style-name="ce2" office:value-type="string">
            <text:p>46.06753326</text:p>
          </table:table-cell>
          <table:table-cell table:style-name="ce2" office:value-type="string">
            <text:p>11.12144887</text:p>
          </table:table-cell>
          <table:table-cell table:style-name="ce2" office:value-type="string">
            <text:p>Paolo Belvedere</text:p>
          </table:table-cell>
          <table:table-cell table:style-name="Default" office:value-type="string">
            <text:p>11/09/2014 12:00 AM +0100</text:p>
          </table:table-cell>
          <table:table-cell table:style-name="ce2" office:value-type="float" office:value="1">
            <text:p>1</text:p>
          </table:table-cell>
          <table:table-cell table:style-name="ce2" office:value-type="string">
            <text:p>Quattro parcheggi riservati alle persone con disabilità a bordo piazza (inizio via Belenzani); altri stalli riservati in via Cavour e in via Garibaldi. La piazza è pianeggiante, pavimentata con sanpietrini (a tratti largamente fessurati). La fontana del Nettuno si trova al centro della piazza ed è posta su base gradinata; la vicina fontana dell’Aquila è adiacente a casa Cazuffi – Rella. Panchine alte 46 cm.</text:p>
          </table:table-cell>
          <table:table-cell table:style-name="ce2"/>
          <table:table-cell table:style-name="ce2" office:value-type="string">
            <text:p>Four disabled parking lots are located on the edge of Piazza Duomo next to Via Belenzani, while more disabled parking spaces can be found in Via Cavour and Via Garibaldi. The square is flat, but paved with cobblestones, which are widely separated at times, hence, with inconvenient large gaps. The Fountain of Neptune stands in the middle of the square on a base built­in steps and not far from it, next to the mansion Cazuffi – Rella, you will see Fontana dell’Aquila (Fountain of the Eagle). The near benches are 0.46m tall.</text:p>
          </table:table-cell>
          <table:table-cell table:style-name="ce2" table:number-columns-repeated="7"/>
          <table:table-cell table:number-columns-repeated="987"/>
        </table:table-row>
        <table:table-row table:style-name="ro1">
          <table:table-cell table:style-name="ce2" office:value-type="string">
            <text:p>cultura.65</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Fontana dell'Aquila</text:p>
          </table:table-cell>
          <table:table-cell table:style-name="ce2" office:value-type="string">
            <text:p>Fontana dell‘Aquila (Adlerbrunnen)</text:p>
          </table:table-cell>
          <table:table-cell table:style-name="ce2" office:value-type="string">
            <text:p>Fontana dell'Aquila (Eagle Fountain)</text:p>
          </table:table-cell>
          <table:table-cell table:style-name="ce2" office:value-type="string">
            <text:p>Piazza Duomo, 38122 Trento</text:p>
          </table:table-cell>
          <table:table-cell table:style-name="ce2" table:number-columns-repeated="2"/>
          <table:table-cell/>
          <table:table-cell table:style-name="ce2"/>
          <table:table-cell table:style-name="ce2" office:value-type="string">
            <text:p>fontana_aquila.jpg</text:p>
          </table:table-cell>
          <table:table-cell table:style-name="ce2" office:value-type="string">
            <text:p>La fontana, situata in Piazza del Duomo di Trento, è sormontata da un'aquila di pietra, la stessa rappresentata nello stemma della città, intenta a sprimacciarsi. La fontana fu progettata inizialmente dall'ingegnere Leonardi, ma fu portata a termine nel 1850, su progetto definitivo di Stefano Varner. All'aquila di pietra è legata una curiosa leggenda: un uomo di Sardagna condannato ingiustamente a morte, prima di salire sul patibolo, davanti alla Torre Civica, vide un'aquila volteggiare e gridò "L'aquila diventi di pietra se io sono innocente". L'aquila si tramutò in pietra, l'uomo fu liberato, ed essa rimase nel luogo ove si era posata prima di mutarsi in pietra.</text:p>
          </table:table-cell>
          <table:table-cell table:style-name="ce2" office:value-type="string">
            <text:p>Über diesem Brunnen, auf der Piazza Duomo von Trient, thront ein sich aufschüttelnder Steinadler, der auch auf dem Wappen der Stadt dargestellt ist. Die Ursprünge des Werkes gehen auf Ingenieur Pietro Leonardi zurück, beendet wurde es allerdings erst 1850 nach dem definitiven Projekt von Stefano Varner. Mit dem Steinadler ist eine kuriose Legende verbunden: Ein Mann aus Sardinien, der zu Unrecht zu Tode verurteilt worden war, erblickte kurz bevor er vor der Torre Civica auf das Schafott stieg, einen Adler, der am Himmel seine Kreise zog, und rief: „Soll der Adler zu Stein werden, wenn ich unschuldig bin!“. Der Adler wurde zu Stein, der Mann wurde befreit – und der Adler befindet sich noch heute an der Stelle, an der er sich vor seiner Verwandlung niedergelassen hatte.</text:p>
          </table:table-cell>
          <table:table-cell table:style-name="ce2" office:value-type="string">
            <text:p>The fountain, situated in Piazza del Duomo in Trento, is surmounted by a stone eagle, the same eagle that is represented in the city coat of arms, intent on plumping up its feathers. The fountain was initially designed by Leonardi, but was completed in 1850 following a final design by Stefano Varner. The stone eagle is linked to a curious legend: a man from Sardagna, wrongly sentenced to death, before climbing the scaffold in front of the Torre Civica, saw an eagle circling above and shouted "May the eagle turn into stone if I am innocent". The eagle turned into stone and the man was set free. The eagle was then left in the place where she landed before turning into stone.</text:p>
          </table:table-cell>
          <table:table-cell table:style-name="ce2" table:number-columns-repeated="3"/>
          <table:table-cell table:style-name="ce2" office:value-type="float" office:value="1">
            <text:p>1</text:p>
          </table:table-cell>
          <table:table-cell table:style-name="ce2" office:value-type="string">
            <text:p>46.06774139</text:p>
          </table:table-cell>
          <table:table-cell table:style-name="ce2" office:value-type="string">
            <text:p>11.12153435</text:p>
          </table:table-cell>
          <table:table-cell table:style-name="ce2" office:value-type="string">
            <text:p>Tonino Bortoletto</text:p>
          </table:table-cell>
          <table:table-cell table:style-name="Default" office:value-type="string">
            <text:p>11/09/2014 12:00 AM +0100</text:p>
          </table:table-cell>
          <table:table-cell table:style-name="ce2" office:value-type="float" office:value="1">
            <text:p>1</text:p>
          </table:table-cell>
          <table:table-cell table:style-name="ce2" office:value-type="string">
            <text:p>Quattro parcheggi riservati alle persone con disabilità a bordo piazza (inizio via Belenzani); altri stalli riservati in via Cavour e in via Garibaldi. La piazza è pianeggiante, pavimentata con sanpietrini (a tratti largamente fessurati). La fontana del Nettuno si trova al centro della piazza ed è posta su base gradinata; la vicina fontana dell’Aquila è adiacente a casa Cazuffi – Rella. Panchine alte 46 cm.</text:p>
          </table:table-cell>
          <table:table-cell table:style-name="ce2"/>
          <table:table-cell table:style-name="ce2" office:value-type="string">
            <text:p>Four disabled parking lots are located on the edge of Piazza Duomo next to Via Belenzani, while more disabled parking spaces can be found in Via Cavour and Via Garibaldi. The square is flat, but paved with cobblestones, which are widely separated at times, hence, with inconvenient large gaps. The Fountain of Neptune stands in the middle of the square on a base built­in steps and not far from it, next to the mansion Cazuffi – Rella, you will see Fontana dell’Aquila (Fountain of the Eagle). The near benches are 0.46m tall.</text:p>
          </table:table-cell>
          <table:table-cell table:style-name="ce2" table:number-columns-repeated="7"/>
          <table:table-cell table:number-columns-repeated="987"/>
        </table:table-row>
        <table:table-row table:style-name="ro1">
          <table:table-cell table:style-name="ce2" office:value-type="string">
            <text:p>cultura.66</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number-columns-repeated="3" table:style-name="ce2" office:value-type="string">
            <text:p>Piazza Fiera</text:p>
          </table:table-cell>
          <table:table-cell table:style-name="ce2" office:value-type="string">
            <text:p>Piazza di Fiera, 38122, Trento, Italia</text:p>
          </table:table-cell>
          <table:table-cell table:style-name="ce2" table:number-columns-repeated="2"/>
          <table:table-cell/>
          <table:table-cell table:style-name="ce2"/>
          <table:table-cell table:style-name="ce2" office:value-type="string">
            <text:p>fiera.jpg</text:p>
          </table:table-cell>
          <table:table-cell table:style-name="ce2" office:value-type="string">
            <text:p>Antico luogo di mercati di animali e fiere. La grande piazza quadrangolare è delimitata a est dal Palazzo Arcivescovile, sede degli uffici della Curia e dell'Archivio diocesano tridentino, a nord dalle Mura Vanghiane e a ovest dal Torrione Madruzziano. In questa piazza, nel periodo natalizio, si svolge il famoso Mercatino di Natale.</text:p>
          </table:table-cell>
          <table:table-cell table:style-name="ce2" office:value-type="string">
            <text:p>Der historische Platz von Tiermärkten und Jahrmärkten in Trient. Der große viereckige Platz wird im Osten durch den Bischofspalast, Sitz der Büroräume der Kurie und des Diözesanarchivs von Trient, im Norden durch die „Mura Vanghiane“ (Stadtmauer des Bischofs Vanga) und im Westen durch den Torrione Madruzziano (Hauptturm des Bischofs Madruzzo) umschlossen. Auf diesem Platz findet in der Weihnachtszeit der berühmte Weihnachtsmarkt von Trient statt.</text:p>
          </table:table-cell>
          <table:table-cell table:style-name="ce2" office:value-type="string">
            <text:p>An ancient place devoted to animal markets and fairs. The large quadrangular square is bounded on the east by Palazzo Arcivescovile, hosting the Curia‘s offices and the Archivio Diocesano Tridentino, on the north by the Mura Vanghiane (the city walls built by bishop Vanga) and on the west by the Torrione Madruzziano (the great tower built by bishop Madruzzo). In this square, during the Christmas period, is held the famous Cristmas market.</text:p>
          </table:table-cell>
          <table:table-cell table:style-name="ce2" table:number-columns-repeated="3"/>
          <table:table-cell table:style-name="ce2" office:value-type="float" office:value="0">
            <text:p>0</text:p>
          </table:table-cell>
          <table:table-cell table:style-name="ce2" office:value-type="string">
            <text:p>46.06521988</text:p>
          </table:table-cell>
          <table:table-cell table:style-name="ce2" office:value-type="string">
            <text:p>11.12327099</text:p>
          </table:table-cell>
          <table:table-cell table:style-name="ce2" office:value-type="string">
            <text:p>Tonino Bortoletto</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1">
          <table:table-cell table:style-name="ce2" office:value-type="string">
            <text:p>cultura.67</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number-columns-repeated="2" table:style-name="ce2" office:value-type="string">
            <text:p>Mura Vanghiane</text:p>
          </table:table-cell>
          <table:table-cell table:style-name="ce2" office:value-type="string">
            <text:p>Mura Vanghiane (Vanga Walls)</text:p>
          </table:table-cell>
          <table:table-cell table:style-name="ce2" office:value-type="string">
            <text:p>Piazza di Fiera, 38122, Trento, Italia</text:p>
          </table:table-cell>
          <table:table-cell table:style-name="ce2" table:number-columns-repeated="2"/>
          <table:table-cell/>
          <table:table-cell table:style-name="ce2"/>
          <table:table-cell table:style-name="ce2" office:value-type="string">
            <text:p>mura.jpg</text:p>
          </table:table-cell>
          <table:table-cell table:style-name="ce2" office:value-type="string">
            <text:p>Sono il più significativo tratto superstite della cinta urbana duecentesca tracciata attorno ai quartieri ampliati in epoca medioevale. Si tratta di uno dei grandi cantieri avviati dal vescovo Federico Vanga prima del 1218. In questo punto le mura erano lambite, fino all’epoca clesiana, dall’alveo del torrente Fersina. All'inizio di Via Santa Croce, fra il torrione e le Mura, era collocata la porta di S. Croce che conduceva alla strada per Verona. L’imponente muro con i merli ghibellini e cammino di ronda è alto mediamente 15 metri per uno spessore variante da 1,5 a 2,5 metri.</text:p>
          </table:table-cell>
          <table:table-cell table:style-name="ce2" office:value-type="string">
            <text:p>Diese Mauern sind der bedeutendste Teil der Überreste der antiken Stadtmauern aus dem dreizehnten Jahrhundert, die um die im Mittelalter erweiterten Stadtviertel verläuft. Dabei handelte es sich um eines der größten Bauwerke, das vor 1218 vom Bischof Federico Vanga in Angriff genommen wurden. An dieser Stelle wurden die Stadtmauern bis zur Clesischen Zeit vom Fluss Fersina umspült. Am Anfang von Via Santa Croce, zwischen dem Hauptturm und den Stadtmauern, befand sich das Tor S. Croce, durch das man auf die Straße nach Verona gelangte. Die imposante Mauer mit Zinnen und Wachtgang ist im Durchschnitt 15 Meter hoch und hat eine Dicke von 1,5 bis 2,5 Metern.</text:p>
          </table:table-cell>
          <table:table-cell table:style-name="ce2" office:value-type="string">
            <text:p>They are the most significant surviving section of the 13th century town walls surrounding the neighbourhoods, which had sprawled in the Middle Ages. And they are among the great construction works carried out thanks to Bishop Federico Vanga before the year 1218. In this point, up to Clesio’s age, the Fersina stream flew past the foot of the walls. The S. Croce gate to access the road to Verona was also located here. These impressive walls with Ghibelline merlons and parapet-walks feature an average height of 15 metres, and their thickness varies from 1.5 to 2.5 meters.</text:p>
          </table:table-cell>
          <table:table-cell table:style-name="ce2" table:number-columns-repeated="3"/>
          <table:table-cell table:style-name="ce2" office:value-type="float" office:value="1">
            <text:p>1</text:p>
          </table:table-cell>
          <table:table-cell table:style-name="ce2" office:value-type="string">
            <text:p>46.06527943</text:p>
          </table:table-cell>
          <table:table-cell table:style-name="ce2" office:value-type="string">
            <text:p>11.12346411</text:p>
          </table:table-cell>
          <table:table-cell table:style-name="ce2" office:value-type="string">
            <text:p>Guzzon</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3">
          <table:table-cell table:style-name="ce2" office:value-type="string">
            <text:p>cultura.68</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Mausoleo di Cesare Battisti</text:p>
          </table:table-cell>
          <table:table-cell table:style-name="ce2" office:value-type="string">
            <text:p>Mausoleum Cesare Battisti</text:p>
          </table:table-cell>
          <table:table-cell table:style-name="ce2" office:value-type="string">
            <text:p>Cesare Battisti Mausoleum</text:p>
          </table:table-cell>
          <table:table-cell table:style-name="ce2" office:value-type="string">
            <text:p>Doss Trento, 38122 Trento</text:p>
          </table:table-cell>
          <table:table-cell table:style-name="ce2" table:number-columns-repeated="2"/>
          <table:table-cell/>
          <table:table-cell table:style-name="ce2" office:value-type="float" office:value="74">
            <text:p>74</text:p>
          </table:table-cell>
          <table:table-cell table:style-name="ce2" office:value-type="string">
            <text:p>mausoleo_Oss.jpg</text:p>
          </table:table-cell>
          <table:table-cell table:style-name="ce2" office:value-type="string">
            <text:p>Solenne e di notevole impatto scenografico, il Mausoleo dedicato all'uomo che lottò per l'italianità di Trento è stato costruito nel 1935 da Ettore Fagioli, architetto veronese. Il Mausoleo, dalla forma circolare mutuata dal mondo classico, si caratterizza per un sapiente gioco di contrasti: spazi pieni e spazi vuoti, giochi di luce e ombre e per la scelta dei materiali, tutti provenienti dal Trentino. Colpisce il colonnato che si erge sul corpo di fabbrica principale: sedici colonne, alte più di dieci metri, formano una corona circolare che accoglie, al centro, l'altare sul quale poggia la grande area tombale commemorativa. Tre grandi aperture conducono all'interno del monumento, dove nell'ipogeo è posta la cella che custodisce l'arca con le spoglie di Battisti. &lt;br/&gt;&lt;br/&gt;&lt;b&gt;Cesare Battisti&lt;/b&gt;&lt;br/&gt; Nato a Trento il 4 febbraio 1875, Cesare Battisti fu studioso, giornalista e politico. A partire dal 1895 fondò e diresse numerosi settimanali e riviste, tra i quali Il Popolo, tribuna privilegiata per divulgare le convinzioni socialiste e nazionaliste, e per condurre la sua battaglia per l’autonomia del Trentino dal Tirolo austriaco. Nel 1902 fu eletto consigliere comunale a Trento, nel 1911 deputato al Parlamento di Vienna e nel 1914 alla Dieta di Innsbruck. Con lo scoppio della prima guerra mondiale si arruolò volontario negli Alpini nelle fila dell'Esercito Italiano. Il 10 luglio venne catturato dalle truppe austriache, processato a Trento per il reato di alto tradimento e, in quanto cittadino austriaco, condannato a morte. La sentenza venne eseguita il 12 luglio 1916 nella fossa del Castello del Buonconsiglio. </text:p>
          </table:table-cell>
          <table:table-cell table:style-name="ce2" office:value-type="string">
            <text:p>Das imposante und effektvolle Mausoleum für den Mann, der um die italienische Identität Trients kämpfte, wurde 1935 vom aus Verona stammenden Architekt Ettore Fagioli erbaut. Das Mausoleum mit seiner an die Klassik angelehnten runden Form zeichnet sich durch ein gekonntes Spiel der Kontraste zwischen Schwere und Leichtheit sowie Licht und Schatten und die Auswahl von ausschließlich aus dem Trentino stammenden Materialien aus. Besonders eindrucksvoll ist der Säulengang auf der Hauptstruktur: Die sechzehn, mehr als zehn Meter hohen Säulen bilden eine runde Krone, in deren Mitte der Altar mit der großen Gedenkstätte steht. Drei große Eingänge führen in den unterirdischen Teil des Monuments, in dem sich die Zelle mit dem Sarkophag der sterblichen Überreste von Battisti befindet. Cesare Battisti. Der am 4. Februar 1875 geborene Cesare Battisti war Wissenschaftler, Journalist und Politiker. Ab 1895 gründete und leitete er mehrere Wochenblätter und Zeitschriften, darunter „Il Popolo“ – eine Tribüne, die sozialistische und nationalistische Überzeugungen verbreitete und den Kampf für die Autonomie des Trentino vom österreichischen Tirol führte. 1902 wurde er zum Stadtrat in Trient, 1911 zum Parlamentsabgeordneten in Wien und 1914 zum Landabgeordneten in Tirol. Beim Ausbruch des Ersten Weltkriegs meldete er sich freiwillig bei den Gebirgsjägern des italienischen Heeres. Am 10. Juli wurde er von den österreichischen Truppen festgenommen, in Trient wegen Hochverrat angeklagt und – als österreichischer Staatsbürger – zu Tode verurteilt. Das Urteil wurde am 12. Juli 1916 im Graben des Castello del Buonconsiglio vollstreckt. </text:p>
          </table:table-cell>
          <table:table-cell table:style-name="ce2" office:value-type="string">
            <text:p>A solemn building producing a remarkable visual impact, the Mausoleum dedicated to the man who fought for an Italian Trento was built in 1935 by Ettore Fagioli, a Veronese architect. Cesare Battisti‘s Mausoleum, with its circular shape borrowed from the classical world, is characterised by a skilful play of contrasts - filled and empty spaces, plays of light and shadow - and the choice of materials, all from Trentino. Particularly striking is the colonnade, rising over the main body of the building: sixteen columns, over ten metres high, form a circular crown housing in the centre the altar where the large memorial area rests. Three large openings lead inside the monument, where in the crypt a small room contains the sarcophagus with Battisti‘s remains. </text:p>
            <text:p>Cesare Battisti. Born in Trento on 4 February 1875, Cesare Battisti was a scholar, journalist and politician. From 1895 he founded and directed many weekly papers and magazines, including Il Popolo, a privileged tribune from which to spread socialist and nationalist beliefs, and to conduct his battle for the autonomy of Trentino from Austrian Tyrol. In 1902 he became city councillor in Trento and in 1911 member of Parliament in Vienna. In 1914 he was also elected at the Innsbruck Diet. With the outbreak of World War I he enlisted as a volunteer in the Alpini troops of the Italian army. On the 10th of July he was captured by the Austrian army, tried in Trento for high treason and, as an Austrian citizen, sentenced to death. The sentence was executed on the 12th of July 1916 in the pit of the Buonconsiglio castle. </text:p>
          </table:table-cell>
          <table:table-cell table:style-name="ce2" table:number-columns-repeated="3"/>
          <table:table-cell table:style-name="ce2" office:value-type="float" office:value="0">
            <text:p>0</text:p>
          </table:table-cell>
          <table:table-cell table:style-name="ce2" office:value-type="string">
            <text:p>46.07327271</text:p>
          </table:table-cell>
          <table:table-cell table:style-name="ce2" office:value-type="string">
            <text:p>11.11320591</text:p>
          </table:table-cell>
          <table:table-cell table:style-name="ce2" office:value-type="string">
            <text:p>Marco Oss</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1">
          <table:table-cell table:style-name="ce2" office:value-type="string">
            <text:p>cultura.69</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number-columns-repeated="3" table:style-name="ce2" office:value-type="string">
            <text:p>Teatro Sociale</text:p>
          </table:table-cell>
          <table:table-cell table:style-name="ce2" office:value-type="string">
            <text:p>Via Oss Mazzurana, 19, 38122 Trento</text:p>
          </table:table-cell>
          <table:table-cell table:style-name="ce2" office:value-type="string">
            <text:p>http://www.centrosantachiara.it</text:p>
          </table:table-cell>
          <table:table-cell table:style-name="ce2" office:value-type="string">
            <text:p>info@centrosantachiara.it</text:p>
          </table:table-cell>
          <table:table-cell table:style-name="ce2" office:value-type="string">
            <text:p>0461 013952</text:p>
          </table:table-cell>
          <table:table-cell table:style-name="ce2"/>
          <table:table-cell table:style-name="ce2" office:value-type="string">
            <text:p>sociale.jpg</text:p>
          </table:table-cell>
          <table:table-cell table:style-name="ce2" office:value-type="string">
            <text:p>Progettato nel 1818 dall'architetto Giuseppe Maria Ducati per iniziativa del “caffettiere” Felice Mazzurana, venne inaugurato l'anno successivo con la “Cenerentola” di Rossini. Fu a lungo considerato il più bel teatro del Tirolo. L’edificio fu ricavato nella corte dell'attiguo palazzo Festi e concepito secondo stilemi neoclassici. Sul fronte di via Oss Mazzurana permane il prospetto settecentesco. Nel sottosuolo sono stati scoperti importanti brani del tessuto edilizio della Tridentum romana con un tratto di strada lastricata, una domus con mosaici, una bottega artigiana e tracce dei riattamenti medioevali.</text:p>
          </table:table-cell>
          <table:table-cell table:style-name="ce2" office:value-type="string">
            <text:p>Das 1818 von Architekt Giuseppe Maria Ducati auf Initiative des Großindustriellen Felice Mazzurana entworfene Theater wird im nachfolgenden Jahr mit einer Aufführung von Aschenputtel von Rossini eingeweiht. Lange Zeit galt das Teatro Sociale als schönstes Theater in ganz Tirol. Das Gebäude wurde im Hof des angrenzenden Palazzo Festi errichtet und zeichnet sich durch klassizistische Stilelemente aus. Die auf die Via Oss Mazzurana gehende Fassade ist im Stil des achtzehnten Jahrhunderts. Unter dem Theater wurden wertvolle Teile der antiken römischen Stadt Tridentum gefunden: ein Stück gepflasterte Straße, ein mit Mosaiken verziertes Wohnhaus, eine Werkstatt und Spuren von Ausbesserungen aus dem Mittelalter.</text:p>
          </table:table-cell>
          <table:table-cell table:style-name="ce2" office:value-type="string">
            <text:p>Planned by architect Giuseppe Maria Ducati in 1818 under the initiative of the "caffettiere" Felice Mazzurana, the theatre opened officially to the public the following year with a rendition of La Cenerentola by Rossini, and was long considered the most beautiful theatre in Tyrol. Designed in the Neo-classical style, it was built in the courtyard of adjacent Palazzo Festi. The side overlooking Via Oss Mazzurana is still characterized by an 18th century façade. Important building sections harking back to the Roman «Tridentum» - including a stretch of paved road, a domus with mosaics, a craftsman's shop and traces of Medieval restylings - have been discovered below ground.</text:p>
          </table:table-cell>
          <table:table-cell table:style-name="ce2" table:number-columns-repeated="3"/>
          <table:table-cell table:style-name="ce2" office:value-type="float" office:value="1">
            <text:p>1</text:p>
          </table:table-cell>
          <table:table-cell table:style-name="ce2" office:value-type="string">
            <text:p>46.069688</text:p>
          </table:table-cell>
          <table:table-cell table:style-name="ce2" office:value-type="string">
            <text:p>11.122535</text:p>
          </table:table-cell>
          <table:table-cell table:style-name="ce2" office:value-type="string">
            <text:p>Tonino Bortoletto</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1">
          <table:table-cell table:style-name="ce2" office:value-type="string">
            <text:p>cultura.70</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Facoltà di Lettere e Filosofia</text:p>
          </table:table-cell>
          <table:table-cell table:style-name="ce2" office:value-type="string">
            <text:p>Fakultät für Literatur und Philosophie</text:p>
          </table:table-cell>
          <table:table-cell table:style-name="ce2" office:value-type="string">
            <text:p>Faculty of Literature and Philosophy</text:p>
          </table:table-cell>
          <table:table-cell table:style-name="ce2" office:value-type="string">
            <text:p>Via Tomaso Gar, 38122 Trento</text:p>
          </table:table-cell>
          <table:table-cell table:style-name="ce2" table:number-columns-repeated="2"/>
          <table:table-cell/>
          <table:table-cell table:style-name="ce2"/>
          <table:table-cell table:style-name="ce2" office:value-type="string">
            <text:p>lettere.jpg</text:p>
          </table:table-cell>
          <table:table-cell table:style-name="ce2" office:value-type="string">
            <text:p>La nuova sede della Facoltà di Lettere e Filosofia sorge in un'area a ridosso del centro storico che si caratterizza come zona di transizione tra il tessuto cittadino consolidato ed il nuovo paesaggio urbano. La soluzione sviluppata dallo Studio di architettura e ingegneria Ishimoto Europe differenzia i “fronti” a seconda del contesto su cui questi si affacciano, mediante una modulazione dei prospetti su strada ed un accorto dialogo con lo spazio pubblico. A mediare l'impatto materico dell'intero intervento concorre l'introduzione di elementi trasparenti, intervallati da facciate in materiali di finitura opaca in pietra.</text:p>
          </table:table-cell>
          <table:table-cell table:style-name="ce2" office:value-type="string">
            <text:p>Der neue Sitz der Fakultät für Literatur und Philosophie befindet sich in unmittelbarer Nähe des historischen Stadtzentrums, in einem Bereich, in dem die historische Altstadt in die moderne Stadt Trient übergeht. Das Projekt des Architekturbüros Ishimoto Europe differenziert die „Fassaden“ entsprechend dem Kontext, von dem aus sie sichtbar sind und passt sie an den Blick von der Straße und von den öffentlichen Bereichen aus an. Zur Auflockerung des Komplexes tragen transparente Bauelemente und Fassadenabschnitte aus matter Steinoberfläche bei.</text:p>
          </table:table-cell>
          <table:table-cell table:style-name="ce2" office:value-type="string">
            <text:p>The premises of the new Faculty of Literature and Philosophy occupy an area close to the historical centre, a sort of a transition zone between the traditional urban fabric and the new urban landscape. The architectural solution devised by the architectural and engineering firm Ishimoto Europe differentiates the "fronts" according to the context they look onto, with the modulation of street façades and a clever dialogue with the public space. The introduction of transparent elements, alternating with façades in an opaque stone finish, help mediate the material impact of the whole project.</text:p>
          </table:table-cell>
          <table:table-cell table:style-name="ce2" table:number-columns-repeated="3"/>
          <table:table-cell table:style-name="ce2" office:value-type="float" office:value="0">
            <text:p>0</text:p>
          </table:table-cell>
          <table:table-cell table:style-name="ce2" office:value-type="string">
            <text:p>46.06725483</text:p>
          </table:table-cell>
          <table:table-cell table:style-name="ce2" office:value-type="string">
            <text:p>11.11682081</text:p>
          </table:table-cell>
          <table:table-cell table:style-name="ce2" office:value-type="string">
            <text:p>Ishimoto Architectural &amp; Engineering</text:p>
          </table:table-cell>
          <table:table-cell table:style-name="Default" office:value-type="string">
            <text:p>11/09/2014 12:00 AM +0100</text:p>
          </table:table-cell>
          <table:table-cell table:style-name="ce2" office:value-type="float" office:value="1">
            <text:p>1</text:p>
          </table:table-cell>
          <table:table-cell table:style-name="ce2" office:value-type="string">
            <text:p>Cinque parcheggi riservati alle persone con disabilità lungo via Tommaso Gar, a 20, 50 e 80 metri; altri 3 stalli riservati nell’ampio parcheggio sotterraneo. La struttura è totalmente accessibile; all’interno presenza di più ascensori. Le rampe sono per l’accesso all’auditorium e la piattaforma elevatrice per il palco. I servizi igienici attrezzati si trovano al piano terra, altri bagni attrezzati al secondo piano. Porta d’entrata automatica larga 187 cm. Ascensore principale (porta 90 cm, dimensioni 120x160 cm, pulsantiera esterna 100 cm e interna 100/125 cm, pulsantiera in braille). Altri ascensori per i piani superiori (porta 90 cm, dimensioni 110x140 cm, pulsantiera esterna 100 cm e interna 100/125, braille). Due ascensori per il parcheggio sotterraneo (porta 90 cm, dimensioni 109x139 cm); (porta 89 cm, dimensioni 120x149 cm). Piattaforma elevatrice (dimensioni 78x130 cm, pulsantiera esterna 100 cm e interna 97 cm). Rampe (pendenza dal 6.8% al 8.5% per lunghezze da 190 a 800 cm). Servizi igienici attrezzati (porta rototraslante 90 cm, dimensioni 201x179, wc alto 46 cm e maniglioni su entrambi i lati, verticale sul lato opposto all’accostamento).</text:p>
          </table:table-cell>
          <table:table-cell table:style-name="ce2" table:number-columns-repeated="9"/>
          <table:table-cell table:number-columns-repeated="987"/>
        </table:table-row>
        <table:table-row table:style-name="ro1">
          <table:table-cell table:style-name="ce2" office:value-type="string">
            <text:p>cultura.71</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Nuova Biblioteca di Ateneo</text:p>
          </table:table-cell>
          <table:table-cell table:style-name="ce2" office:value-type="string">
            <text:p>Neue Universitätsbibliothek</text:p>
          </table:table-cell>
          <table:table-cell table:style-name="ce2" office:value-type="string">
            <text:p>New University Library</text:p>
          </table:table-cell>
          <table:table-cell table:style-name="ce2" office:value-type="string">
            <text:p>Via Roberto Da Sanseverino 38122 Trento</text:p>
          </table:table-cell>
          <table:table-cell table:style-name="ce2" table:number-columns-repeated="2"/>
          <table:table-cell/>
          <table:table-cell table:style-name="ce2"/>
          <table:table-cell table:style-name="ce2" office:value-type="string">
            <text:p>biblioteca.jpg</text:p>
          </table:table-cell>
          <table:table-cell table:style-name="ce2" office:value-type="string">
            <text:p>Al di là della ferrovia, nell'area del parcheggio San Severino, dovrebbe sorgere il cantiere per la nuova biblioteca di Ateneo, su progetto di Mario Botta. La nuova biblioteca costituisce un polo terminale dello sviluppo urbano e quindi elemento di completamento del tessuto e dell'insieme degli edifici universitari che si sono andati consolidando sull'asse di via Verdi. Lo spazio sarà organizzato su quattro livelli principali attorno a un grande vuoto centrale, rivolto attraverso una grande vetrata verso il cuore della città. I materiali usati all'esterno saranno in pietra trentina. Una volta realizzata sarà una delle biblioteche più grandi d'Europa e consoliderà l'asse universitario che insiste su Via Verdi che comprende la Facoltà di Sociologia, quella di Giurisprudenza, Economia, la nuova Facoltà di Lettere e Filosofia e gli uffici amministrativi dentro il Mulino Vittoria.</text:p>
          </table:table-cell>
          <table:table-cell table:style-name="ce2" office:value-type="string">
            <text:p>Jenseits der Bahnstrecke, in der Nähe des Parkplatzes San Severino, ist die neue Universitätsbibliothek nach einem Projekt von Mario Botta geplant. Die neue Bibliothek stellt einen abschließenden Pol für die Entwicklung des Stadtgebiets und gleichzeitig auch eine Ergänzung für die Gebäudekomplexe der Universität dar, die sich entlang Via Verdi entwickelt haben. Geplant ist ein vierstöckiges Gebäude um einen freien Platz, der über eine große Glasfassade zur Innenstadt gerichtet ist. Für die steinernen Fassaden werden Materialien aus dem Trentino verwendet. Diese Bibliothek wird eine der größten Bibliotheken in ganz Europa sein und den Abschluss des Universitätskomplexes in Via Verdi bilden, wo sich die Fakultäten für Soziologie, Rechtswissenschaften, Wirtschaftswissenschaften, die neue Fakultät für Literatur und Philosophie sowie die Verwaltungsbüros im „Molino Vittoria“ befinden.</text:p>
          </table:table-cell>
          <table:table-cell table:style-name="ce2" office:value-type="string">
            <text:p>Beyond the railway, in the San Severino parking area, will be set up the construction site of the new University Library, designed by Mario Botta. The new library is placed at one terminal pole of the city urban development and will act as a completing element in the series of University buildings that have been gathering along the axis of via Verdi. Space will be organized on four main levels around a large central well, looking through a large glass window onto the heart of the city. The materials used for the exterior will be in Trentino stone. Once completed, this will be one of the largest libraries in Europe and will consolidate the university axis along Via Verdi, which includes the Sociology, Law and Economics faculties, the new Faculty of Arts and the administrative offices hosted in the former Mulino Vittoria.</text:p>
          </table:table-cell>
          <table:table-cell table:style-name="ce2" table:number-columns-repeated="3"/>
          <table:table-cell table:style-name="ce2" office:value-type="float" office:value="0">
            <text:p>0</text:p>
          </table:table-cell>
          <table:table-cell table:style-name="ce2" office:value-type="string">
            <text:p>46.06608024</text:p>
          </table:table-cell>
          <table:table-cell table:style-name="ce2" office:value-type="string">
            <text:p>11.11467194</text:p>
          </table:table-cell>
          <table:table-cell table:style-name="ce2" office:value-type="string">
            <text:p>Archivio Università degli Studi di Trento</text:p>
          </table:table-cell>
          <table:table-cell table:style-name="Default" office:value-type="string">
            <text:p>11/09/2014 12:00 AM +0100</text:p>
          </table:table-cell>
          <table:table-cell table:style-name="ce2" office:value-type="float" office:value="1">
            <text:p>1</text:p>
          </table:table-cell>
          <table:table-cell table:style-name="ce2" office:value-type="string">
            <text:p>Un parcheggio riservato alle persone con disabilità a fianco dell’edificio (a 100 metri); altri stalli riservati in via Verdi (uno a 75 metri) e in via Inama (quattro a 65 metri). I locali della biblioteca sono percorribili e sono presenti postazioni pc e tavoli di lettura riservate alle persone con disabilità; punto informazioni alto 90 cm. Porta d’entrata larga 101 cm (maniglia verticale alta da 109/152 cm, forza necessaria per l’apertura 3 kg). Servizi igienici attrezzati ( porta 80 cm, dimensioni 277x177, wc con incavo, alto 48 cm e maniglione sul lato opposto all’accostamento).</text:p>
          </table:table-cell>
          <table:table-cell table:style-name="ce2" table:number-columns-repeated="9"/>
          <table:table-cell table:number-columns-repeated="987"/>
        </table:table-row>
        <table:table-row table:style-name="ro1">
          <table:table-cell table:style-name="ce2" office:value-type="string">
            <text:p>cultura.72</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number-columns-repeated="3" table:style-name="ce2" office:value-type="string">
            <text:p>Muse</text:p>
          </table:table-cell>
          <table:table-cell table:style-name="ce2" office:value-type="string">
            <text:p>Corso del Lavoro e della Scienza, 3 - 38122 Trento</text:p>
          </table:table-cell>
          <table:table-cell table:style-name="ce2" office:value-type="string">
            <text:p>http://www.muse.it</text:p>
          </table:table-cell>
          <table:table-cell table:style-name="ce2" office:value-type="string">
            <text:p>museinfo@muse.it</text:p>
          </table:table-cell>
          <table:table-cell table:style-name="ce2" office:value-type="string">
            <text:p>0461 270311</text:p>
          </table:table-cell>
          <table:table-cell table:style-name="ce2"/>
          <table:table-cell table:style-name="ce2" office:value-type="string">
            <text:p>muse.jpg</text:p>
          </table:table-cell>
          <table:table-cell table:style-name="ce2" office:value-type="string">
            <text:p>Il 27 luglio 2013 è stato inaugurato a Trento il MUSE,  un museo delle scienze di nuova concezione, il primo museo che coniuga armoniosamente natura, scienza e tecnologia, senza trascurare l'attualità delle questioni etiche e sociali della nostra vita quotidiana. Sorge a ovest del centro storico cittadino, lungo la sponda sinistra del fiume Adige. Il MUSE è un museo tutto da esplorare per scoprire i fenomeni del mondo in cui viviamo e confrontarci con le sfide della società contemporanea. Un luogo in cui sperimentare, imparare ma anche e soprattutto divertirsi.</text:p>
          </table:table-cell>
          <table:table-cell table:style-name="ce2" office:value-type="string">
            <text:p>2013 wird in Trient ein neuartiges Museum für Naturwissenschaften eröffnet: MUSE, das erste Museum, das Natur, Wissenschaft und Technologie harmonisch miteinander vereint, ohne dabei die ethischen und sozialen Aspekte des täglichen Lebens zu vernachlässigen. Das Museum befindet sich westlich der historischen Altstadt am linken Ufer der Etsch. MUSE lädt die Besucher ein, die Phänomene unserer heutigen Welt und auch die Herausforderungen zu entdecken und zu erforschen, vor denen die heutige Gesellschaft steht. Ein Ort zum Experimentieren und Lernen, aber auch und vor allem ein Ort der Unterhaltung.</text:p>
          </table:table-cell>
          <table:table-cell table:style-name="ce2" office:value-type="string">
            <text:p>Trento will see in 2013 the opening of a new concept science museum: MUSE, the first museum harmoniously combining nature, science and technology, without neglecting the ethical and social issues of everyday life. The museum will be built to the west of the historical city centre, along the left bank of the river Adige. MUSE will be a museum all to be explored, to discover the natural phenomena of the world we live in and confront the challenges of contemporary society. A place where to experiment and learn but also, above all, have fun.</text:p>
          </table:table-cell>
          <table:table-cell table:style-name="ce2" table:number-columns-repeated="3"/>
          <table:table-cell table:style-name="ce2" office:value-type="float" office:value="0">
            <text:p>0</text:p>
          </table:table-cell>
          <table:table-cell table:style-name="ce2" office:value-type="string">
            <text:p>46.0620529</text:p>
          </table:table-cell>
          <table:table-cell table:style-name="ce2" office:value-type="string">
            <text:p>11.11418914</text:p>
          </table:table-cell>
          <table:table-cell table:style-name="ce2" office:value-type="string">
            <text:p>Rpbw, Renzo Piano Building Workshop</text:p>
          </table:table-cell>
          <table:table-cell table:style-name="Default" office:value-type="string">
            <text:p>11/09/2014 12:00 AM +0100</text:p>
          </table:table-cell>
          <table:table-cell table:style-name="ce2" office:value-type="float" office:value="1">
            <text:p>1</text:p>
          </table:table-cell>
          <table:table-cell table:style-name="ce2" office:value-type="string">
            <text:p>Il Museo è dotato di parcheggio sotterraneo con 8 stalli riservati alle persone con disabilità; altri 2 stalli riservati lungo la via a 500 metri circa. Le zone esterne sono percorribili; l’edificio si sviluppa in due aree collegate da passerella al secondo piano. Tutti i piani della struttura sono raggiungibili e tutte le sale sono accessibili con 2 ascensori di identiche dimensioni. Il percorso interno alla serra tropicale ha pendenza massima del 9.8% ed ha un punto panoramico pianeggiante al primo piano. La zona degli uffici è raggiungibile con altro ascensore. I servizi igienici attrezzati si trovano al secondo piano, altri bagni con gli stessi allestimenti ai piani. Porta d’entrata larga 176 cm (maniglia lungo tutta la sua lunghezza, forza necessaria per l’apertura 3 kg). Ascensore per il parcheggio sotterraneo (porta 126 cm, dimensioni 109x139 cm, pulsantiera esterna 118 cm e interna 132, braille e in rilievo). Ascensori per le sale espositive (porta 90 cm, dimensioni 157x255 cm, pulsantiera esterna 107 cm e interna. Ascensore per gli uffici (porta 80 cm, dimensioni 119x139 cm, pulsantiera esterna 118 cm e interna 132, braille e in rilievo). Servizi igienici attrezzati (porta 90 cm, dimensioni 189x273, wc con incavo alto 49 cm e maniglione sul lato accostamento).</text:p>
          </table:table-cell>
          <table:table-cell table:style-name="ce2" table:number-columns-repeated="9"/>
          <table:table-cell table:number-columns-repeated="987"/>
        </table:table-row>
        <table:table-row table:style-name="ro1">
          <table:table-cell table:style-name="ce2" office:value-type="string">
            <text:p>cultura.73</text:p>
          </table:table-cell>
          <table:table-cell table:style-name="ce2" office:value-type="string">
            <text:p>it</text:p>
          </table:table-cell>
          <table:table-cell table:style-name="ce2" office:value-type="string">
            <text:p>cultura</text:p>
          </table:table-cell>
          <table:table-cell table:style-name="ce2" office:value-type="string">
            <text:p>Natura</text:p>
          </table:table-cell>
          <table:table-cell table:style-name="ce2" office:value-type="string">
            <text:p>Natur</text:p>
          </table:table-cell>
          <table:table-cell table:style-name="ce2" office:value-type="string">
            <text:p>Nature</text:p>
          </table:table-cell>
          <table:table-cell table:number-columns-repeated="3" table:style-name="ce2" office:value-type="string">
            <text:p>Il Monte Bondone </text:p>
          </table:table-cell>
          <table:table-cell table:style-name="ce2" office:value-type="string">
            <text:p>Monte Bondone, 38123 Trento, Italia</text:p>
          </table:table-cell>
          <table:table-cell table:style-name="ce2" table:number-columns-repeated="2"/>
          <table:table-cell/>
          <table:table-cell table:style-name="ce2"/>
          <table:table-cell table:style-name="ce2" office:value-type="string">
            <text:p>bondone_visintainer.jpg</text:p>
          </table:table-cell>
          <table:table-cell table:style-name="ce2" office:value-type="string">
            <text:p>Trento mantiene un legame molto stretto con la montagna, in particolare con il Monte Bondone, la montagna simbolo dei trentini, raggiungibile in poco tempo dal centro cittadino. Il Monte Bondone con i suoi 2000 metri di altezza, è una terrazza naturale dalla quale si gode un panorama che spazia dalla Dolomiti di Brenta all'Adamello. Località di villeggiatura sia estiva che invernale, nella sua area è possibile passeggiare, fare sport e godersi le sue bellezze naturali in tranquillità. Sport invernali: 70 ettari di ski area con 20 km di piste da sci, snow park, sci nordico, ciaspole, sci alpinismo, centro del fondo. Sport estivi: sentieri escursionistici, vie ferrate, voli con il deltaplano, percorsi per la mountain bike.</text:p>
          </table:table-cell>
          <table:table-cell table:style-name="ce2" office:value-type="string">
            <text:p>Trient hat seit jeher ein sehr enges Verhältnis zu den Bergen und dabei insbesondere zum Monte Bondone, das Symbol der Trentiner, der in kurzer Zeit vom Stadtzentrum aus erreichbar ist. Der Monte Bondone mit seinen 2.000 Metern bietet eine natürliche Terrasse, von der man einen wunderschönen Blick von dem Brenta-Dolomiten bis zur Adamello-Gruppe genießen kann. Er ist sowohl im Sommer als auch im Winter eine Attraktion und lädt zu Spaziergängen, sportlichen Aktivitäten und auch einfach zum Genuss der wunderschönen Natur in aller Ruhe ein. Sport im Winter: 70 Hektar Skigebiet mit 20 km Skipisten, Snow Park, Langlaufstrecken, Schneeschuh-Wanderstrecken, Alpinski. Sport im Sommer: Wanderwege, Klettersteige, Deltafliegen, Mountain-Bike Touren.</text:p>
          </table:table-cell>
          <table:table-cell table:style-name="ce2" office:value-type="string">
            <text:p>Trento maintains a very close relationship with its mountains, in particular with Monte Bondone, a symbol mountain for Trento inhabitants and only a short drive away from the city centre. Monte Bondone, with its 2000 metres (6560ft) altitude, is a natural terrace where you can enjoy a view sweeping from the Brenta Dolomites to Adamello: a holiday resort both in summer and winter where people can walk, practise sports and peacefully enjoy many natural beauties. Winter sports: 70 hectares of skiing area with 20 km of ski runs, snow park, Nordic skiing, snowshoeing, ski mountaineering, cross country skiing centre. Summer sports: trekking routes, via ferratas, hang-gliding, mountain bike routes.</text:p>
          </table:table-cell>
          <table:table-cell table:style-name="ce2" table:number-columns-repeated="3"/>
          <table:table-cell table:style-name="ce2" office:value-type="float" office:value="0">
            <text:p>0</text:p>
          </table:table-cell>
          <table:table-cell table:style-name="ce2" office:value-type="string">
            <text:p>46.037433</text:p>
          </table:table-cell>
          <table:table-cell table:style-name="ce2" office:value-type="string">
            <text:p>11.055579</text:p>
          </table:table-cell>
          <table:table-cell table:style-name="ce2" office:value-type="string">
            <text:p>Franco Visintainer</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2">
          <table:table-cell table:style-name="ce2" office:value-type="string">
            <text:p>cultura.74</text:p>
          </table:table-cell>
          <table:table-cell table:style-name="ce2" office:value-type="string">
            <text:p>it</text:p>
          </table:table-cell>
          <table:table-cell table:style-name="ce2" office:value-type="string">
            <text:p>cultura</text:p>
          </table:table-cell>
          <table:table-cell table:style-name="ce2" office:value-type="string">
            <text:p>Natura</text:p>
          </table:table-cell>
          <table:table-cell table:style-name="ce2" office:value-type="string">
            <text:p>Natur</text:p>
          </table:table-cell>
          <table:table-cell table:style-name="ce2" office:value-type="string">
            <text:p>Nature</text:p>
          </table:table-cell>
          <table:table-cell table:style-name="ce2" office:value-type="string">
            <text:p>Il Giardino botanico alpino delle Viote</text:p>
          </table:table-cell>
          <table:table-cell table:style-name="ce2" office:value-type="string">
            <text:p>Botanischer Alpengarten Viote</text:p>
          </table:table-cell>
          <table:table-cell table:style-name="ce2" office:value-type="string">
            <text:p>Viote Alpine Botanical Garden</text:p>
          </table:table-cell>
          <table:table-cell table:style-name="ce2" office:value-type="string">
            <text:p>Località Viote, 38050 Trento</text:p>
          </table:table-cell>
          <table:table-cell table:style-name="ce5" office:value-type="string">
            <text:p>http://<text:a xlink:href="http://www.muse.it/">www.muse.it</text:a></text:p>
          </table:table-cell>
          <table:table-cell table:style-name="ce2" office:value-type="string">
            <text:p>receptionmtsn@mtsn.tn.it</text:p>
          </table:table-cell>
          <table:table-cell table:style-name="ce2" office:value-type="string">
            <text:p>0461 948050</text:p>
          </table:table-cell>
          <table:table-cell table:style-name="ce2"/>
          <table:table-cell table:style-name="ce2" office:value-type="string">
            <text:p>botanico.jpg</text:p>
          </table:table-cell>
          <table:table-cell table:style-name="ce2" office:value-type="string">
            <text:p>Le cime del Monte Bondone sono protette da una riserva naturale integrale di 185 ettari. La Piana delle Viote ospita un giardino botanico alpino con oltre duemila specie di piante e fiori provenienti dalle principali catene montuose del mondo.</text:p>
          </table:table-cell>
          <table:table-cell table:style-name="ce2" office:value-type="string">
            <text:p>Die Gipfel des Monte Bondone sind ein einziges Naturschutzgebiet, das sich auf 185 Hektar erstreckt. Auf der „Piana delle Viote“ befindet sich ein botanischer Alpengarten mit mehr als zweitausend Blumen- und Pflanzenarten aus den wichtigsten Bergketten der ganzen Welt.</text:p>
          </table:table-cell>
          <table:table-cell table:style-name="ce2" office:value-type="string">
            <text:p>The Monte Bondone peaks are protected by an integral nature reserve spreading over 185 hectares. The Piana delle Viote hosts an Alpine botanical garden with over two thousand species of plants and flowers from the main mountain ranges in the world.</text:p>
          </table:table-cell>
          <table:table-cell table:style-name="ce2" table:number-columns-repeated="3"/>
          <table:table-cell table:style-name="ce2" office:value-type="float" office:value="0">
            <text:p>0</text:p>
          </table:table-cell>
          <table:table-cell table:style-name="ce2" office:value-type="string">
            <text:p>46.022744</text:p>
          </table:table-cell>
          <table:table-cell table:style-name="ce2" office:value-type="string">
            <text:p>11.037648</text:p>
          </table:table-cell>
          <table:table-cell table:style-name="ce2" office:value-type="string">
            <text:p>Archivio Comune di Trento </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1">
          <table:table-cell table:style-name="ce2" office:value-type="string">
            <text:p>cultura.75</text:p>
          </table:table-cell>
          <table:table-cell table:style-name="ce2" office:value-type="string">
            <text:p>it</text:p>
          </table:table-cell>
          <table:table-cell table:style-name="ce2" office:value-type="string">
            <text:p>cultura</text:p>
          </table:table-cell>
          <table:table-cell table:style-name="ce2" office:value-type="string">
            <text:p>Natura</text:p>
          </table:table-cell>
          <table:table-cell table:style-name="ce2" office:value-type="string">
            <text:p>Natur</text:p>
          </table:table-cell>
          <table:table-cell table:style-name="ce2" office:value-type="string">
            <text:p>Nature</text:p>
          </table:table-cell>
          <table:table-cell table:style-name="ce2" office:value-type="string">
            <text:p>Il parco naturale Doss Trento </text:p>
          </table:table-cell>
          <table:table-cell table:style-name="ce2" office:value-type="string">
            <text:p>Naturpark Doss Trento</text:p>
          </table:table-cell>
          <table:table-cell table:style-name="ce2" office:value-type="string">
            <text:p>Doss Trento Nature Park</text:p>
          </table:table-cell>
          <table:table-cell table:style-name="ce2" office:value-type="string">
            <text:p>Doss Trento, 38122 Trento</text:p>
          </table:table-cell>
          <table:table-cell table:style-name="ce2"/>
          <table:table-cell table:style-name="ce2" office:value-type="string">
            <text:p>ufficio_verde@comune.trento.it</text:p>
          </table:table-cell>
          <table:table-cell table:style-name="ce2" office:value-type="string">
            <text:p>0461 884528</text:p>
          </table:table-cell>
          <table:table-cell table:style-name="ce2" office:value-type="float" office:value="67">
            <text:p>67</text:p>
          </table:table-cell>
          <table:table-cell table:style-name="ce2" office:value-type="string">
            <text:p>doss_garcia_de_cont.jpg</text:p>
          </table:table-cell>
          <table:table-cell table:style-name="ce2" office:value-type="string">
            <text:p>Il Doss Trento, residuato dell'età glaciale, caratterizza il panorama di Trento e costituisce un insieme interessante di caratteristiche naturalistiche, storiche e artistiche. Nel bosco che ricopre la vasta spianata sommitale si trovano varie specie vegetali, da quelle caratteristiche del bosco ceduo (querce, frassini, celtis australis, robinie) ai cedri, a specie tipicamente mediterranee, come il terebinto e le opunzie. Le tracce di frequentazione vanno dall'epoca preistorica a quella romana e paleocristiana (ruderi della basilica) per continuare nel Medio Evo (resti dei baluardi raffigurati da Duerer) nell'Ottocento (fortificazioni austriache) e finire nel Novecento con la strada degli alpini e il mausoleo di Cesare Battisti. Dichiarato area di rilevante interesse naturalistico, è attualmente adibito a parco periurbano.</text:p>
          </table:table-cell>
          <table:table-cell table:style-name="ce2" office:value-type="string">
            <text:p>Der Doss Trento, ein Überbleibsel aus der Eiszeit, ist eines der Kennzeichen des Panoramas von Trient und ist sowohl aus naturalistischer als auch aus historischer und künstlerischer Hinsicht sehr interessant. Im Wald, der die weite Ebene auf dem Gipfel bedeckt, sind verschiedene Pflanzenarten zu finden – vom typischen Schlagholz (Eichen, Eschen, europäische Zürgelbäume, Robinien) über Zedern bis hin zu typisch mediterranen Arten wie Terebinthen und Opuntien. Menschliche Spuren reichen von der Vorgeschichte über die Zeit der Römer, die frühchristliche Zeit (Überreste der Basilika), das Mittelalter (Überreste der von Dürer dargestellten Bollwerke) und das neunzehnte Jahrhundert (österreichische Festungen) bis ins zwanzigste Jahrhundert (die Straße der Gebirgsjäger und das Mausoleum Cesare Battisti). Aufgrund des großen naturwissenschaftlichen Interesses ist der Doss Trento derzeit ein periurbaner Park.</text:p>
          </table:table-cell>
          <table:table-cell table:style-name="ce2" office:value-type="string">
            <text:p>Doss Trento, a remnant of the glacial era, is a special feature of Trento landscape and offers an interesting mix of naturalistic, historical and artistic features. In the woods covering the wide expanse on the top can be found many plant species, from the characteristic coppice trees (oaks, ash trees, celtis australis, robinias) to cedars and typically Mediterranean species such as terebinth or opuntia. The signs of human presence go from prehistoric to Roman and then early christian times (basilica ruins), to continue into the Middle Ages (remains of the ramparts depicted by Dürer) and the 19th century (Austrian fortifications), ending in the 20th century with the Alpini road and Cesare Battisti Mausoleum. Declared an area of great naturalistic interest, it is currently one of Trento‘s suburban parks.</text:p>
          </table:table-cell>
          <table:table-cell table:style-name="ce2" table:number-columns-repeated="3"/>
          <table:table-cell table:style-name="ce2" office:value-type="float" office:value="0">
            <text:p>0</text:p>
          </table:table-cell>
          <table:table-cell table:style-name="ce2" office:value-type="string">
            <text:p>46.072687</text:p>
          </table:table-cell>
          <table:table-cell table:style-name="ce2" office:value-type="string">
            <text:p>11.111961</text:p>
          </table:table-cell>
          <table:table-cell table:style-name="ce2" office:value-type="string">
            <text:p>Ana Lorena Garcia De Cont </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2">
          <table:table-cell table:style-name="ce2" office:value-type="string">
            <text:p>cultura.77</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Mart, Museo di arte moderna e contemporanea di Trento e Rovereto </text:p>
          </table:table-cell>
          <table:table-cell table:style-name="ce2" office:value-type="string">
            <text:p>MART – Museum für moderne und zeitgenössische Kunst von Trient und Rovereto</text:p>
          </table:table-cell>
          <table:table-cell table:style-name="ce2" office:value-type="string">
            <text:p>Mart, Modern and Contemporary Art Museum of Trento and Rovereto</text:p>
          </table:table-cell>
          <table:table-cell table:style-name="ce2" office:value-type="string">
            <text:p>Corso Bettini, 43 – 38068 Rovereto (TN)</text:p>
          </table:table-cell>
          <table:table-cell table:style-name="ce6" office:value-type="string">
            <text:p><text:a xlink:href="http://www.mart.trento.it/">http://www.mart.trento.it</text:a></text:p>
          </table:table-cell>
          <table:table-cell table:style-name="ce2" office:value-type="string">
            <text:p>info@mart.trento.it</text:p>
          </table:table-cell>
          <table:table-cell table:style-name="ce2" office:value-type="string">
            <text:p>800 397760</text:p>
          </table:table-cell>
          <table:table-cell table:style-name="ce2" office:value-type="float" office:value="35">
            <text:p>35</text:p>
          </table:table-cell>
          <table:table-cell table:style-name="ce2" office:value-type="string">
            <text:p>mart02.jpg</text:p>
          </table:table-cell>
          <table:table-cell table:style-name="ce2" office:value-type="string">
            <text:p>Il MART, acronimo di Museo di arte moderna e contemporanea di Trento e Rovereto, nasce nel 1987-88 come ente autonomo della Provincia di Trento con l'intenzione di raccogliere l'eredità artistica del grande futurista trentino Fortunato Depero e quella del Museo Provinciale d'Arte di Trento. La sede principale si trova a Rovereto, mentre una sezione distaccata del museo si trova a Trento presso il Palazzo delle Albere, in Via Sanseverino. Attualmente il Palazzo delle Albere è temporaneamente chiuso per adeguarsi agli standard internazionali che lo renderanno più accessibile ed integrato all'offerta culturale della città. Il MART continua ad essere presente a Trento nelle sale di Torre Vanga che ospiteranno un ricco programma espositivo. </text:p>
          </table:table-cell>
          <table:table-cell table:style-name="ce2" office:value-type="string">
            <text:p>MART ist das italienische Kürzel für das Museum für moderne und zeitgenössische Kunst von Trient und Rovereto, das 1987-88 als autonome Einrichtung der Provinz Trient mit dem Ziel gegründet wurde, das künstlerische Erbe des großen Trentiner Futuristen Fortunato Depero und die Kunstwerke des Landeskunstmuseums von Trento aufzunehmen. Der Hauptsitz des Museums befindet sich in Rovereto und wird durch das Museum im Palazzo delle Albere in Via Sanseverino in Trient ergänzt. Der „Palazzo delle Albere“ ist wegen Arbeiten vorübergehend geschlossen, wodurch die Einrichtung an die internationalen Standards in puncto Zugänglichkeit und Integration in das kulturelle Angebot der Stadt angepasst werden soll. Mit einer reichhaltigen Ausstellung ist das MART jedoch weiterhin in den Sälen des Torre Vanga in Trient vertreten.</text:p>
          </table:table-cell>
          <table:table-cell table:style-name="ce2" office:value-type="string">
            <text:p>MART, an acronym for Modern and Contemporary Art Museum of Trento and Rovereto, started off in 1987-88 as an autonomous body of the Province of Trento, aiming to put together the artistic legacy of the great Trentino futurist Fortunato Depero and the collections of Museo Provinciale d'Arte di Trento. The main site is located in Rovereto, and a branch of the museum is to be found in Trento, at Palazzo delle Albere in Via Sanseverino. Palazzo delle Albere is now temporarily closed for refurbishment to make it more in line with international standards and more accessible and integrated in the city cultural life. The MART continues to be present in Trento thanks to the Torre Vanga rooms, which are going to offer a rich exhibition programme.</text:p>
          </table:table-cell>
          <table:table-cell table:style-name="ce2" table:number-columns-repeated="3"/>
          <table:table-cell table:style-name="ce2" office:value-type="float" office:value="0">
            <text:p>0</text:p>
          </table:table-cell>
          <table:table-cell table:style-name="ce9" office:value-type="string">
            <text:p>45.894041</text:p>
          </table:table-cell>
          <table:table-cell office:value-type="string">
            <text:p>11.043211</text:p>
          </table:table-cell>
          <table:table-cell table:style-name="ce2" office:value-type="string">
            <text:p>Archivio fotografico MART</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2" table:number-rows-repeated="65459">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Segoe UI"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currency-style style:name="N108P0" style:volatile="true">
      <number:currency-symbol/>
      <number:text> </number:text>
      <number:number number:decimal-places="0" number:min-integer-digits="1" number:grouping="true"/>
      <number:text> </number:text>
    </number:currency-style>
    <number:currency-style style:name="N108P1" style:volatile="true">
      <number:currency-symbol/>
      <number:text> (</number:text>
      <number:number number:decimal-places="0" number:min-integer-digits="1" number:grouping="true"/>
      <number:text>)</number:text>
    </number:currency-style>
    <number:currency-style style:name="N108P2" style:volatile="true">
      <number:currency-symbol/>
      <number:text>- </number:text>
    </number:currency-style>
    <number:text-style style:name="N108">
      <number:text-content/>
      <number:text> </number:text>
      <style:map style:condition="value()&gt;0" style:apply-style-name="N108P0"/>
      <style:map style:condition="value()&lt;0" style:apply-style-name="N108P1"/>
      <style:map style:condition="value()=0" style:apply-style-name="N108P2"/>
    </number:text-style>
    <number:number-style style:name="N112P0" style:volatile="true">
      <number:number number:decimal-places="0" number:min-integer-digits="1" number:grouping="true"/>
      <number:text> </number:text>
    </number:number-style>
    <number:number-style style:name="N112P1" style:volatile="true">
      <number:text>  (</number:text>
      <number:number number:decimal-places="0" number:min-integer-digits="1" number:grouping="true"/>
      <number:text>)</number:text>
    </number:number-style>
    <number:number-style style:name="N112P2" style:volatile="true">
      <number:text> -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currency-style style:name="N115P0" style:volatile="true">
      <number:currency-symbol/>
      <number:text> </number:text>
      <number:number number:decimal-places="2" number:min-integer-digits="1" number:grouping="true"/>
      <number:text> </number:text>
    </number:currency-style>
    <number:currency-style style:name="N115P1" style:volatile="true">
      <number:currency-symbol/>
      <number:text> (</number:text>
      <number:number number:decimal-places="2" number:min-integer-digits="1" number:grouping="true"/>
      <number:text>)</number:text>
    </number:currency-style>
    <number:currency-style style:name="N115P2" style:volatile="true">
      <number:currency-symbol/>
      <number:text>- </number:text>
    </number:currency-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8P0" style:volatile="true">
      <number:number number:decimal-places="2" number:min-integer-digits="1" number:grouping="true"/>
      <number:text> </number:text>
    </number:number-style>
    <number:number-style style:name="N118P1" style:volatile="true">
      <number:text>  (</number:text>
      <number:number number:decimal-places="2"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19">
      <number:number number:decimal-places="1" number:min-integer-digits="1"/>
    </number:number-style>
    <style:style style:name="Default" style:family="table-cell" style:data-style-name="N0">
      <style:table-cell-properties style:cell-protect="protected" style:print-content="true" fo:background-color="transparent"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8"/>
    <style:style style:name="Currency_20__5b_0_5d_" style:display-name="Currency [0]" style:family="table-cell" style:parent-style-name="Default" style:data-style-name="N112"/>
    <style:style style:name="Comma" style:family="table-cell" style:parent-style-name="Default" style:data-style-name="N115"/>
    <style:style style:name="Comma_20__5b_0_5d_" style:display-name="Comma [0]" style:family="table-cell" style:parent-style-name="Default" style:data-style-name="N108"/>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11">11/09/2014</text:date>, <text:time>16.26.48</text:time></text:p>
        </style:region-right>
      </style:header>
      <style:header-left style:display="false"/>
      <style:footer>
        <text:p>Page <text:page-number>1</text:page-number> / <text:page-count>99</text:page-count></text:p>
      </style:footer>
      <style:footer-left style:display="false"/>
    </style:master-page>
    <style:master-page style:name="PageStyle_5f_Foglio1" style:display-name="PageStyle_Foglio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9-11T16:26:48.14</dc:date>
    <meta:editing-duration>PT4H26M23S</meta:editing-duration>
    <meta:editing-cycles>27</meta:editing-cycles>
    <meta:generator>OpenOffice.org/3.4.1$Win32 OpenOffice.org_project/341m1$Build-9593</meta:generator>
    <meta:document-statistic meta:table-count="1" meta:cell-count="1644" meta:object-count="0"/>
  </office:meta>
</office:document-meta>
</file>